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ize="9pt" style:font-size-asian="9pt" style:font-size-complex="9pt"/>
    </style:style>
    <style:style style:name="co1" style:family="table-column">
      <style:table-column-properties fo:break-before="auto" style:column-width="4.41854166666667cm"/>
    </style:style>
    <style:style style:name="co2" style:family="table-column">
      <style:table-column-properties fo:break-before="auto" style:column-width="5.50333333333333cm"/>
    </style:style>
    <style:style style:name="co3" style:family="table-column">
      <style:table-column-properties fo:break-before="auto" style:column-width="2.27541666666667cm"/>
    </style:style>
    <style:style style:name="co4" style:family="table-column">
      <style:table-column-properties fo:break-before="auto" style:column-width="2.80458333333333cm"/>
    </style:style>
    <style:style style:name="co5"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number-columns-repeated="17" table:default-cell-style-name="ce1"/>
        <table:table-column table:style-name="co4" table:default-cell-style-name="ce1"/>
        <table:table-column table:style-name="co3" table:number-columns-repeated="1001" table:default-cell-style-name="ce1"/>
        <table:table-column table:style-name="co5" table:number-columns-repeated="15360"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1">
          <table:table-cell office:value-type="string" office:string-value="  &lt;card id=~6a30ee0a-de49-4b36-9c29-cfe0fdee53a7~ name=~...and One for All~&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Attack. You may tack or sink crew other than your crew in the Boarding Attack to absorb Hits.~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6a30ee0a-de49-4b36-9c29-cfe0fdee53a7~ name=~...and One for All~&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Attack. You may tack or sink crew other than your crew in the Boarding Attack to absorb Hits.~ /&gt;&lt;/card&gt;</text:p>
          </table:table-cell>
          <table:table-cell office:value-type="string" office:string-value=" &lt;Relationship Target=~/cards/SS_andoneforall.jpg~ Id=~C6a30ee0a-de49-4b36-9c29-cfe0fdee53a7~ Type=~http://schemas.octgn.org/picture~/&gt;" table:formula="of:=CONCATENATE(&quot; &lt;Relationship Target=~/cards/&quot;;[.D2];&quot;.jpg~ Id=~C&quot;;[.C2];&quot;~ Type=~http://schemas.octgn.org/picture~/&gt;&quot;)" table:style-name="ce1">
            <text:p><text:s/>&lt;Relationship Target=~/cards/SS_andoneforall.jpg~ Id=~C6a30ee0a-de49-4b36-9c29-cfe0fdee53a7~ Type=~http://schemas.octgn.org/picture~/&gt;</text:p>
          </table:table-cell>
          <table:table-cell office:value-type="string" table:style-name="ce1">
            <text:p>6a30ee0a-de49-4b36-9c29-cfe0fdee53a7</text:p>
          </table:table-cell>
          <table:table-cell office:value-type="string" table:style-name="ce1">
            <text:p>SS_andoneforall</text:p>
          </table:table-cell>
          <table:table-cell office:value-type="string" table:style-name="ce1">
            <text:p>...and One for Al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during a Boarding Attack. You may tack or sink crew other than your crew in the Boarding Attack to absorb Hits.</text:p>
          </table:table-cell>
          <table:table-cell table:number-columns-repeated="16361"/>
        </table:table-row>
        <table:table-row table:style-name="ro1">
          <table:table-cell office:value-type="string" office:string-value="  &lt;card id=~6d142f9a-6baa-4dab-8e4b-5eddd23e0622~ name=~7th Sea Eddy~&gt;&lt;property name=~Rarity~ value=~R~ /&gt;&lt;property name=~Type~ value=~actions~ /&gt;&lt;property name=~Cost~ value=~5~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Move that Ship to a Sea adjacent to its current Sea. Inflict 1 Hit on that Ship.~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6d142f9a-6baa-4dab-8e4b-5eddd23e0622~ name=~7th Sea Eddy~&gt;&lt;property name=~Rarity~ value=~R~ /&gt;&lt;property name=~Type~ value=~actions~ /&gt;&lt;property name=~Cost~ value=~5~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Move that Ship to a Sea adjacent to its current Sea. Inflict 1 Hit on that Ship.~ /&gt;&lt;/card&gt;</text:p>
          </table:table-cell>
          <table:table-cell office:value-type="string" office:string-value=" &lt;Relationship Target=~/cards/SS_7thSeaEddy.jpg~ Id=~C6d142f9a-6baa-4dab-8e4b-5eddd23e0622~ Type=~http://schemas.octgn.org/picture~/&gt;" table:formula="of:=CONCATENATE(&quot; &lt;Relationship Target=~/cards/&quot;;[.D3];&quot;.jpg~ Id=~C&quot;;[.C3];&quot;~ Type=~http://schemas.octgn.org/picture~/&gt;&quot;)" table:style-name="ce1">
            <text:p><text:s/>&lt;Relationship Target=~/cards/SS_7thSeaEddy.jpg~ Id=~C6d142f9a-6baa-4dab-8e4b-5eddd23e0622~ Type=~http://schemas.octgn.org/picture~/&gt;</text:p>
          </table:table-cell>
          <table:table-cell office:value-type="string" table:style-name="ce1">
            <text:p>6d142f9a-6baa-4dab-8e4b-5eddd23e0622</text:p>
          </table:table-cell>
          <table:table-cell office:value-type="string" table:style-name="ce1">
            <text:p>SS_7thSeaEddy</text:p>
          </table:table-cell>
          <table:table-cell office:value-type="string" table:style-name="ce1">
            <text:p>7th Sea Eddy</text:p>
          </table:table-cell>
          <table:table-cell office:value-type="string" table:style-name="ce1">
            <text:p>R</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Ship. Move that Ship to a Sea adjacent to its current Sea. Inflict 1 Hit on that Ship.</text:p>
          </table:table-cell>
          <table:table-cell table:number-columns-repeated="16361"/>
        </table:table-row>
        <table:table-row table:style-name="ro1">
          <table:table-cell office:value-type="string" office:string-value="  &lt;card id=~9c0f0e8f-3aea-4eca-8010-1464b6dacce8~ name=~A Coward Among U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this card instead of conducting a Boarding Attack. Sink one of your untacked crew, except Captain. Your next Boarding Attack in this Boarding inflicts 4 extra Hits.~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9c0f0e8f-3aea-4eca-8010-1464b6dacce8~ name=~A Coward Among U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this card instead of conducting a Boarding Attack. Sink one of your untacked crew, except Captain. Your next Boarding Attack in this Boarding inflicts 4 extra Hits.~ /&gt;&lt;/card&gt;</text:p>
          </table:table-cell>
          <table:table-cell office:value-type="string" office:string-value=" &lt;Relationship Target=~/cards/SS_cowardamongus.jpg~ Id=~C9c0f0e8f-3aea-4eca-8010-1464b6dacce8~ Type=~http://schemas.octgn.org/picture~/&gt;" table:formula="of:=CONCATENATE(&quot; &lt;Relationship Target=~/cards/&quot;;[.D4];&quot;.jpg~ Id=~C&quot;;[.C4];&quot;~ Type=~http://schemas.octgn.org/picture~/&gt;&quot;)" table:style-name="ce1">
            <text:p><text:s/>&lt;Relationship Target=~/cards/SS_cowardamongus.jpg~ Id=~C9c0f0e8f-3aea-4eca-8010-1464b6dacce8~ Type=~http://schemas.octgn.org/picture~/&gt;</text:p>
          </table:table-cell>
          <table:table-cell office:value-type="string" table:style-name="ce1">
            <text:p>9c0f0e8f-3aea-4eca-8010-1464b6dacce8</text:p>
          </table:table-cell>
          <table:table-cell office:value-type="string" table:style-name="ce1">
            <text:p>SS_cowardamongus</text:p>
          </table:table-cell>
          <table:table-cell office:value-type="string" table:style-name="ce1">
            <text:p>A Coward Among U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Heroic Captain. React: Play this card instead of conducting a Boarding Attack. Sink one of your untacked crew, except Captain. Your next Boarding Attack in this Boarding inflicts 4 extra Hits.</text:p>
          </table:table-cell>
          <table:table-cell table:number-columns-repeated="16361"/>
        </table:table-row>
        <table:table-row table:style-name="ro1">
          <table:table-cell office:value-type="string" office:string-value="  &lt;card id=~5c61dc0c-d4ec-40d8-b752-ef320630ab11~ name=~Angus McCloud~&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4~ /&gt;&lt;property name=~Crew Max.~ value=~~ /&gt;&lt;property name=~Move Cost~ value=~~ /&gt;&lt;property name=~Faction~ value=~Sea Dogs~ /&gt;&lt;property name=~Text~ value=~Experienced • Unique • Loyal • Heroic • Swordsman +1 React: Tack one of you crew to untack Angus when your ship enters a Boarding that is not canceled. Angus may perform this reaction once per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5c61dc0c-d4ec-40d8-b752-ef320630ab11~ name=~Angus McCloud~&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4~ /&gt;&lt;property name=~Crew Max.~ value=~~ /&gt;&lt;property name=~Move Cost~ value=~~ /&gt;&lt;property name=~Faction~ value=~Sea Dogs~ /&gt;&lt;property name=~Text~ value=~Experienced • Unique • Loyal • Heroic • Swordsman +1 React: Tack one of you crew to untack Angus when your ship enters a Boarding that is not canceled. Angus may perform this reaction once per turn.~ /&gt;&lt;/card&gt;</text:p>
          </table:table-cell>
          <table:table-cell office:value-type="string" office:string-value=" &lt;Relationship Target=~/cards/SS_AngusMcCloud.jpg~ Id=~C5c61dc0c-d4ec-40d8-b752-ef320630ab11~ Type=~http://schemas.octgn.org/picture~/&gt;" table:formula="of:=CONCATENATE(&quot; &lt;Relationship Target=~/cards/&quot;;[.D5];&quot;.jpg~ Id=~C&quot;;[.C5];&quot;~ Type=~http://schemas.octgn.org/picture~/&gt;&quot;)" table:style-name="ce1">
            <text:p><text:s/>&lt;Relationship Target=~/cards/SS_AngusMcCloud.jpg~ Id=~C5c61dc0c-d4ec-40d8-b752-ef320630ab11~ Type=~http://schemas.octgn.org/picture~/&gt;</text:p>
          </table:table-cell>
          <table:table-cell office:value-type="string" table:style-name="ce1">
            <text:p>5c61dc0c-d4ec-40d8-b752-ef320630ab11</text:p>
          </table:table-cell>
          <table:table-cell office:value-type="string" table:style-name="ce1">
            <text:p>SS_AngusMcCloud</text:p>
          </table:table-cell>
          <table:table-cell office:value-type="string" table:style-name="ce1">
            <text:p>Angus McCloud</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Experienced • Unique • Loyal • Heroic • Swordsman +1 React: Tack one of you crew to untack Angus when your ship enters a Boarding that is not canceled. Angus may perform this reaction once per turn.</text:p>
          </table:table-cell>
          <table:table-cell table:number-columns-repeated="16361"/>
        </table:table-row>
        <table:table-row table:style-name="ro1">
          <table:table-cell office:value-type="string" office:string-value="  &lt;card id=~d07a595f-0c71-4c01-b022-85dc39b0b42b~ name=~Bab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Montaigne~ /&gt;&lt;property name=~Text~ value=~Experienced • Unique • Loyal • Swordsman +2 When Babette's opponent in a Boarding Attack plays the final Boarding Attack card, tack Babette to reduce the Hits inflicted by the Boarding Attack to 0.~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d07a595f-0c71-4c01-b022-85dc39b0b42b~ name=~Bab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Montaigne~ /&gt;&lt;property name=~Text~ value=~Experienced • Unique • Loyal • Swordsman +2 When Babette's opponent in a Boarding Attack plays the final Boarding Attack card, tack Babette to reduce the Hits inflicted by the Boarding Attack to 0.~ /&gt;&lt;/card&gt;</text:p>
          </table:table-cell>
          <table:table-cell office:value-type="string" office:string-value=" &lt;Relationship Target=~/cards/SS_babettex.jpg~ Id=~Cd07a595f-0c71-4c01-b022-85dc39b0b42b~ Type=~http://schemas.octgn.org/picture~/&gt;" table:formula="of:=CONCATENATE(&quot; &lt;Relationship Target=~/cards/&quot;;[.D6];&quot;.jpg~ Id=~C&quot;;[.C6];&quot;~ Type=~http://schemas.octgn.org/picture~/&gt;&quot;)" table:style-name="ce1">
            <text:p><text:s/>&lt;Relationship Target=~/cards/SS_babettex.jpg~ Id=~Cd07a595f-0c71-4c01-b022-85dc39b0b42b~ Type=~http://schemas.octgn.org/picture~/&gt;</text:p>
          </table:table-cell>
          <table:table-cell office:value-type="string" table:style-name="ce1">
            <text:p>d07a595f-0c71-4c01-b022-85dc39b0b42b</text:p>
          </table:table-cell>
          <table:table-cell office:value-type="string" table:style-name="ce1">
            <text:p>SS_babettex</text:p>
          </table:table-cell>
          <table:table-cell office:value-type="string" table:style-name="ce1">
            <text:p>Babett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Experienced • Unique • Loyal • Swordsman +2 When Babette's opponent in a Boarding Attack plays the final Boarding Attack card, tack Babette to reduce the Hits inflicted by the Boarding Attack to 0.</text:p>
          </table:table-cell>
          <table:table-cell table:number-columns-repeated="16361"/>
        </table:table-row>
        <table:table-row table:style-name="ro1">
          <table:table-cell office:value-type="string" office:string-value="  &lt;card id=~4b9ed7fa-7584-4738-9ba9-ef84d8a0ba83~ name=~Backs to the Wal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the other player in a Boarding pushes a crew forward. If all of your crew are tacked, the other player may choose to either end the Boarding, or allow you to untack 2 of your crew of your choosing.~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4b9ed7fa-7584-4738-9ba9-ef84d8a0ba83~ name=~Backs to the Wal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the other player in a Boarding pushes a crew forward. If all of your crew are tacked, the other player may choose to either end the Boarding, or allow you to untack 2 of your crew of your choosing.~ /&gt;&lt;/card&gt;</text:p>
          </table:table-cell>
          <table:table-cell office:value-type="string" office:string-value=" &lt;Relationship Target=~/cards/SS_backstothewall.jpg~ Id=~C4b9ed7fa-7584-4738-9ba9-ef84d8a0ba83~ Type=~http://schemas.octgn.org/picture~/&gt;" table:formula="of:=CONCATENATE(&quot; &lt;Relationship Target=~/cards/&quot;;[.D7];&quot;.jpg~ Id=~C&quot;;[.C7];&quot;~ Type=~http://schemas.octgn.org/picture~/&gt;&quot;)" table:style-name="ce1">
            <text:p><text:s/>&lt;Relationship Target=~/cards/SS_backstothewall.jpg~ Id=~C4b9ed7fa-7584-4738-9ba9-ef84d8a0ba83~ Type=~http://schemas.octgn.org/picture~/&gt;</text:p>
          </table:table-cell>
          <table:table-cell office:value-type="string" table:style-name="ce1">
            <text:p>4b9ed7fa-7584-4738-9ba9-ef84d8a0ba83</text:p>
          </table:table-cell>
          <table:table-cell office:value-type="string" table:style-name="ce1">
            <text:p>SS_backstothewall</text:p>
          </table:table-cell>
          <table:table-cell office:value-type="string" table:style-name="ce1">
            <text:p>Backs to the Wal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before the other player in a Boarding pushes a crew forward. If all of your crew are tacked, the other player may choose to either end the Boarding, or allow you to untack 2 of your crew of your choosing.</text:p>
          </table:table-cell>
          <table:table-cell table:number-columns-repeated="16361"/>
        </table:table-row>
        <table:table-row table:style-name="ro1">
          <table:table-cell office:value-type="string" office:string-value="  &lt;card id=~e95d0e5a-9bf9-4821-8984-5b4d4d6b3f3c~ name=~Bad Luck~&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after you pay a cancel cost. Target the Ship controlled by the player who attempted the action. Inflict 1 Hit on that Ship. Only one Bad Luck may be played per action.~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e95d0e5a-9bf9-4821-8984-5b4d4d6b3f3c~ name=~Bad Luck~&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after you pay a cancel cost. Target the Ship controlled by the player who attempted the action. Inflict 1 Hit on that Ship. Only one Bad Luck may be played per action.~ /&gt;&lt;/card&gt;</text:p>
          </table:table-cell>
          <table:table-cell office:value-type="string" office:string-value=" &lt;Relationship Target=~/cards/SS_BadLuck.jpg~ Id=~Ce95d0e5a-9bf9-4821-8984-5b4d4d6b3f3c~ Type=~http://schemas.octgn.org/picture~/&gt;" table:formula="of:=CONCATENATE(&quot; &lt;Relationship Target=~/cards/&quot;;[.D8];&quot;.jpg~ Id=~C&quot;;[.C8];&quot;~ Type=~http://schemas.octgn.org/picture~/&gt;&quot;)" table:style-name="ce1">
            <text:p><text:s/>&lt;Relationship Target=~/cards/SS_BadLuck.jpg~ Id=~Ce95d0e5a-9bf9-4821-8984-5b4d4d6b3f3c~ Type=~http://schemas.octgn.org/picture~/&gt;</text:p>
          </table:table-cell>
          <table:table-cell office:value-type="string" table:style-name="ce1">
            <text:p>e95d0e5a-9bf9-4821-8984-5b4d4d6b3f3c</text:p>
          </table:table-cell>
          <table:table-cell office:value-type="string" table:style-name="ce1">
            <text:p>SS_BadLuck</text:p>
          </table:table-cell>
          <table:table-cell office:value-type="string" table:style-name="ce1">
            <text:p>Bad Luck</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immediatly after you pay a cancel cost. Target the Ship controlled by the player who attempted the action. Inflict 1 Hit on that Ship. Only one Bad Luck may be played per action.</text:p>
          </table:table-cell>
          <table:table-cell table:number-columns-repeated="16361"/>
        </table:table-row>
        <table:table-row table:style-name="ro1">
          <table:table-cell office:value-type="string" office:string-value="  &lt;card id=~b81ca859-8aa9-4222-bb85-9b9924d31d0f~ name=~Barnacle Pet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Sea Dogs~ /&gt;&lt;property name=~Text~ value=~When you are paying the cost to put a Control cards into play, Pete has +2 to all of his skill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b81ca859-8aa9-4222-bb85-9b9924d31d0f~ name=~Barnacle Pet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Sea Dogs~ /&gt;&lt;property name=~Text~ value=~When you are paying the cost to put a Control cards into play, Pete has +2 to all of his skills.~ /&gt;&lt;/card&gt;</text:p>
          </table:table-cell>
          <table:table-cell office:value-type="string" office:string-value=" &lt;Relationship Target=~/cards/SS_BarnaclePete.jpg~ Id=~Cb81ca859-8aa9-4222-bb85-9b9924d31d0f~ Type=~http://schemas.octgn.org/picture~/&gt;" table:formula="of:=CONCATENATE(&quot; &lt;Relationship Target=~/cards/&quot;;[.D9];&quot;.jpg~ Id=~C&quot;;[.C9];&quot;~ Type=~http://schemas.octgn.org/picture~/&gt;&quot;)" table:style-name="ce1">
            <text:p><text:s/>&lt;Relationship Target=~/cards/SS_BarnaclePete.jpg~ Id=~Cb81ca859-8aa9-4222-bb85-9b9924d31d0f~ Type=~http://schemas.octgn.org/picture~/&gt;</text:p>
          </table:table-cell>
          <table:table-cell office:value-type="string" table:style-name="ce1">
            <text:p>b81ca859-8aa9-4222-bb85-9b9924d31d0f</text:p>
          </table:table-cell>
          <table:table-cell office:value-type="string" table:style-name="ce1">
            <text:p>SS_BarnaclePete</text:p>
          </table:table-cell>
          <table:table-cell office:value-type="string" table:style-name="ce1">
            <text:p>Barnacle Pet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When you are paying the cost to put a Control cards into play, Pete has +2 to all of his skills.</text:p>
          </table:table-cell>
          <table:table-cell table:number-columns-repeated="16361"/>
        </table:table-row>
        <table:table-row table:style-name="ro1">
          <table:table-cell office:value-type="string" office:string-value="  &lt;card id=~842a66e5-ed60-47ba-8339-35a8cce7b8c9~ name=~Barracuda~&gt;&lt;property name=~Rarity~ value=~R~ /&gt;&lt;property name=~Type~ value=~actions~ /&gt;&lt;property name=~Cost~ value=~2~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Target a Sea when you play this card. Until the end of the turn, each time a crew in the target Sea tacks to absorb Hits, discard the top card of your deck. If the Boarding Attack on the discard is a Club, sink that crew.~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842a66e5-ed60-47ba-8339-35a8cce7b8c9~ name=~Barracuda~&gt;&lt;property name=~Rarity~ value=~R~ /&gt;&lt;property name=~Type~ value=~actions~ /&gt;&lt;property name=~Cost~ value=~2~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Target a Sea when you play this card. Until the end of the turn, each time a crew in the target Sea tacks to absorb Hits, discard the top card of your deck. If the Boarding Attack on the discard is a Club, sink that crew.~ /&gt;&lt;/card&gt;</text:p>
          </table:table-cell>
          <table:table-cell office:value-type="string" office:string-value=" &lt;Relationship Target=~/cards/SS_Barracuda.jpg~ Id=~C842a66e5-ed60-47ba-8339-35a8cce7b8c9~ Type=~http://schemas.octgn.org/picture~/&gt;" table:formula="of:=CONCATENATE(&quot; &lt;Relationship Target=~/cards/&quot;;[.D10];&quot;.jpg~ Id=~C&quot;;[.C10];&quot;~ Type=~http://schemas.octgn.org/picture~/&gt;&quot;)" table:style-name="ce1">
            <text:p><text:s/>&lt;Relationship Target=~/cards/SS_Barracuda.jpg~ Id=~C842a66e5-ed60-47ba-8339-35a8cce7b8c9~ Type=~http://schemas.octgn.org/picture~/&gt;</text:p>
          </table:table-cell>
          <table:table-cell office:value-type="string" table:style-name="ce1">
            <text:p>842a66e5-ed60-47ba-8339-35a8cce7b8c9</text:p>
          </table:table-cell>
          <table:table-cell office:value-type="string" table:style-name="ce1">
            <text:p>SS_Barracuda</text:p>
          </table:table-cell>
          <table:table-cell office:value-type="string" table:style-name="ce1">
            <text:p>Barracuda</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pay the cancel cost. Target a Sea when you play this card. Until the end of the turn, each time a crew in the target Sea tacks to absorb Hits, discard the top card of your deck. If the Boarding Attack on the discard is a Club, sink that crew.</text:p>
          </table:table-cell>
          <table:table-cell table:number-columns-repeated="16361"/>
        </table:table-row>
        <table:table-row table:style-name="ro1">
          <table:table-cell office:value-type="string" office:string-value="  &lt;card id=~269bc97e-8ce4-4db3-af8f-efc1892bcb29~ name=~Best Served Cold...~&gt;&lt;property name=~Rarity~ value=~U~ /&gt;&lt;property name=~Type~ value=~actions~ /&gt;&lt;property name=~Cost~ value=~4~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ush a crew forward for a Boarding Attack. Get a crew from your sunk pile and push that crew forward, untacked. If not already sunk, sink this crew when the Boarding ends.~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269bc97e-8ce4-4db3-af8f-efc1892bcb29~ name=~Best Served Cold...~&gt;&lt;property name=~Rarity~ value=~U~ /&gt;&lt;property name=~Type~ value=~actions~ /&gt;&lt;property name=~Cost~ value=~4~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ush a crew forward for a Boarding Attack. Get a crew from your sunk pile and push that crew forward, untacked. If not already sunk, sink this crew when the Boarding ends.~ /&gt;&lt;/card&gt;</text:p>
          </table:table-cell>
          <table:table-cell office:value-type="string" office:string-value=" &lt;Relationship Target=~/cards/SS_bestservedcold.jpg~ Id=~C269bc97e-8ce4-4db3-af8f-efc1892bcb29~ Type=~http://schemas.octgn.org/picture~/&gt;" table:formula="of:=CONCATENATE(&quot; &lt;Relationship Target=~/cards/&quot;;[.D11];&quot;.jpg~ Id=~C&quot;;[.C11];&quot;~ Type=~http://schemas.octgn.org/picture~/&gt;&quot;)" table:style-name="ce1">
            <text:p><text:s/>&lt;Relationship Target=~/cards/SS_bestservedcold.jpg~ Id=~C269bc97e-8ce4-4db3-af8f-efc1892bcb29~ Type=~http://schemas.octgn.org/picture~/&gt;</text:p>
          </table:table-cell>
          <table:table-cell office:value-type="string" table:style-name="ce1">
            <text:p>269bc97e-8ce4-4db3-af8f-efc1892bcb29</text:p>
          </table:table-cell>
          <table:table-cell office:value-type="string" table:style-name="ce1">
            <text:p>SS_bestservedcold</text:p>
          </table:table-cell>
          <table:table-cell office:value-type="string" table:style-name="ce1">
            <text:p>Best Served Cold...</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you push a crew forward for a Boarding Attack. Get a crew from your sunk pile and push that crew forward, untacked. If not already sunk, sink this crew when the Boarding ends.</text:p>
          </table:table-cell>
          <table:table-cell table:number-columns-repeated="16361"/>
        </table:table-row>
        <table:table-row table:style-name="ro1">
          <table:table-cell office:value-type="string" office:string-value="  &lt;card id=~160e6f11-523e-4371-a9fa-1b606d079e76~ name=~Big Targe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roduce Cannon for a Cannon Attack. If the Ship targeted by the Cannon Attack has a crew maximum greater than 9, then your crew produces 3 extra Cannon.~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160e6f11-523e-4371-a9fa-1b606d079e76~ name=~Big Targe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roduce Cannon for a Cannon Attack. If the Ship targeted by the Cannon Attack has a crew maximum greater than 9, then your crew produces 3 extra Cannon.~ /&gt;&lt;/card&gt;</text:p>
          </table:table-cell>
          <table:table-cell office:value-type="string" office:string-value=" &lt;Relationship Target=~/cards/SS_bigtarget.jpg~ Id=~C160e6f11-523e-4371-a9fa-1b606d079e76~ Type=~http://schemas.octgn.org/picture~/&gt;" table:formula="of:=CONCATENATE(&quot; &lt;Relationship Target=~/cards/&quot;;[.D12];&quot;.jpg~ Id=~C&quot;;[.C12];&quot;~ Type=~http://schemas.octgn.org/picture~/&gt;&quot;)" table:style-name="ce1">
            <text:p><text:s/>&lt;Relationship Target=~/cards/SS_bigtarget.jpg~ Id=~C160e6f11-523e-4371-a9fa-1b606d079e76~ Type=~http://schemas.octgn.org/picture~/&gt;</text:p>
          </table:table-cell>
          <table:table-cell office:value-type="string" table:style-name="ce1">
            <text:p>160e6f11-523e-4371-a9fa-1b606d079e76</text:p>
          </table:table-cell>
          <table:table-cell office:value-type="string" table:style-name="ce1">
            <text:p>SS_bigtarget</text:p>
          </table:table-cell>
          <table:table-cell office:value-type="string" table:style-name="ce1">
            <text:p>Big Target</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produce Cannon for a Cannon Attack. If the Ship targeted by the Cannon Attack has a crew maximum greater than 9, then your crew produces 3 extra Cannon.</text:p>
          </table:table-cell>
          <table:table-cell table:number-columns-repeated="16361"/>
        </table:table-row>
        <table:table-row table:style-name="ro1">
          <table:table-cell office:value-type="string" office:string-value="  &lt;card id=~9ce36a48-64d0-4f8e-a80f-f5bd9195ee49~ name=~By the Gods...~&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Oath Enters play tacked. While it's Sea Attachment, it's Unique and your Captain's Skills are reduced by 1 (min. 1). If you complete an Artifact Adventure while it's untacked, it becomes a Captain Attachment. Your Captain gains +1 to all Skills.~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9ce36a48-64d0-4f8e-a80f-f5bd9195ee49~ name=~By the Gods...~&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Oath Enters play tacked. While it's Sea Attachment, it's Unique and your Captain's Skills are reduced by 1 (min. 1). If you complete an Artifact Adventure while it's untacked, it becomes a Captain Attachment. Your Captain gains +1 to all Skills.~ /&gt;&lt;/card&gt;</text:p>
          </table:table-cell>
          <table:table-cell office:value-type="string" office:string-value=" &lt;Relationship Target=~/cards/SS_BytheGods.jpg~ Id=~C9ce36a48-64d0-4f8e-a80f-f5bd9195ee49~ Type=~http://schemas.octgn.org/picture~/&gt;" table:formula="of:=CONCATENATE(&quot; &lt;Relationship Target=~/cards/&quot;;[.D13];&quot;.jpg~ Id=~C&quot;;[.C13];&quot;~ Type=~http://schemas.octgn.org/picture~/&gt;&quot;)" table:style-name="ce1">
            <text:p><text:s/>&lt;Relationship Target=~/cards/SS_BytheGods.jpg~ Id=~C9ce36a48-64d0-4f8e-a80f-f5bd9195ee49~ Type=~http://schemas.octgn.org/picture~/&gt;</text:p>
          </table:table-cell>
          <table:table-cell office:value-type="string" table:style-name="ce1">
            <text:p>9ce36a48-64d0-4f8e-a80f-f5bd9195ee49</text:p>
          </table:table-cell>
          <table:table-cell office:value-type="string" table:style-name="ce1">
            <text:p>SS_BytheGods</text:p>
          </table:table-cell>
          <table:table-cell office:value-type="string" table:style-name="ce1">
            <text:p>By the Gods...</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Oath Enters play tacked. While it's Sea Attachment, it's Unique and your Captain's Skills are reduced by 1 (min. 1). If you complete an Artifact Adventure while it's untacked, it becomes a Captain Attachment. Your Captain gains +1 to all Skills.</text:p>
          </table:table-cell>
          <table:table-cell table:number-columns-repeated="16361"/>
        </table:table-row>
        <table:table-row table:style-name="ro1">
          <table:table-cell office:value-type="string" office:string-value="  &lt;card id=~8918173b-495e-4525-9b04-33807ad5a1c3~ name=~Cafe of Broken Dreams~&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discard this card by discarding one of their crew as an action. Act: Name one skill and tack this card. All crew in this Sea have that skill reduced by 1 until the end of the turn (minimum 0, minimum 1 for Swashbuckling)~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8918173b-495e-4525-9b04-33807ad5a1c3~ name=~Cafe of Broken Dreams~&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discard this card by discarding one of their crew as an action. Act: Name one skill and tack this card. All crew in this Sea have that skill reduced by 1 until the end of the turn (minimum 0, minimum 1 for Swashbuckling)~ /&gt;&lt;/card&gt;</text:p>
          </table:table-cell>
          <table:table-cell office:value-type="string" office:string-value=" &lt;Relationship Target=~/cards/SS_cafeofbrokendreams.jpg~ Id=~C8918173b-495e-4525-9b04-33807ad5a1c3~ Type=~http://schemas.octgn.org/picture~/&gt;" table:formula="of:=CONCATENATE(&quot; &lt;Relationship Target=~/cards/&quot;;[.D14];&quot;.jpg~ Id=~C&quot;;[.C14];&quot;~ Type=~http://schemas.octgn.org/picture~/&gt;&quot;)" table:style-name="ce1">
            <text:p><text:s/>&lt;Relationship Target=~/cards/SS_cafeofbrokendreams.jpg~ Id=~C8918173b-495e-4525-9b04-33807ad5a1c3~ Type=~http://schemas.octgn.org/picture~/&gt;</text:p>
          </table:table-cell>
          <table:table-cell office:value-type="string" table:style-name="ce1">
            <text:p>8918173b-495e-4525-9b04-33807ad5a1c3</text:p>
          </table:table-cell>
          <table:table-cell office:value-type="string" table:style-name="ce1">
            <text:p>SS_cafeofbrokendreams</text:p>
          </table:table-cell>
          <table:table-cell office:value-type="string" table:style-name="ce1">
            <text:p>Cafe of Broken Dreams</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discard this card by discarding one of their crew as an action. Act: Name one skill and tack this card. All crew in this Sea have that skill reduced by 1 until the end of the turn (minimum 0, minimum 1 for Swashbuckling)</text:p>
          </table:table-cell>
          <table:table-cell table:number-columns-repeated="16361"/>
        </table:table-row>
        <table:table-row table:style-name="ro1">
          <table:table-cell office:value-type="string" office:string-value="  &lt;card id=~0641655b-ccb9-4443-b8d6-509ddca9e30f~ name=~Call to Duty~&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roducing Swashbuckling. Tack one of your crew to produce Swashbuckling equal to that crew's Adventuring plus Swashbuckling.~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0641655b-ccb9-4443-b8d6-509ddca9e30f~ name=~Call to Duty~&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roducing Swashbuckling. Tack one of your crew to produce Swashbuckling equal to that crew's Adventuring plus Swashbuckling.~ /&gt;&lt;/card&gt;</text:p>
          </table:table-cell>
          <table:table-cell office:value-type="string" office:string-value=" &lt;Relationship Target=~/cards/SS_calltoduty.jpg~ Id=~C0641655b-ccb9-4443-b8d6-509ddca9e30f~ Type=~http://schemas.octgn.org/picture~/&gt;" table:formula="of:=CONCATENATE(&quot; &lt;Relationship Target=~/cards/&quot;;[.D15];&quot;.jpg~ Id=~C&quot;;[.C15];&quot;~ Type=~http://schemas.octgn.org/picture~/&gt;&quot;)" table:style-name="ce1">
            <text:p><text:s/>&lt;Relationship Target=~/cards/SS_calltoduty.jpg~ Id=~C0641655b-ccb9-4443-b8d6-509ddca9e30f~ Type=~http://schemas.octgn.org/picture~/&gt;</text:p>
          </table:table-cell>
          <table:table-cell office:value-type="string" table:style-name="ce1">
            <text:p>0641655b-ccb9-4443-b8d6-509ddca9e30f</text:p>
          </table:table-cell>
          <table:table-cell office:value-type="string" table:style-name="ce1">
            <text:p>SS_calltoduty</text:p>
          </table:table-cell>
          <table:table-cell office:value-type="string" table:style-name="ce1">
            <text:p>Call to Dut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are producing Swashbuckling. Tack one of your crew to produce Swashbuckling equal to that crew's Adventuring plus Swashbuckling.</text:p>
          </table:table-cell>
          <table:table-cell table:number-columns-repeated="16361"/>
        </table:table-row>
        <table:table-row table:style-name="ro1">
          <table:table-cell office:value-type="string" office:string-value="  &lt;card id=~b6627be5-9345-4b6e-acaa-afec1b2c7aaf~ name=~Cannons of La Bucca~&gt;&lt;property name=~Rarity~ value=~U~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Port Any player in this Sea may sink Cannons of La Bucca by tacking 9 Cannon as an action. Act: Tack Cannons of la Bucca and target a Ship in this Sea. Inflict a 6 hit Cannon Attack on that Ship.~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b6627be5-9345-4b6e-acaa-afec1b2c7aaf~ name=~Cannons of La Bucca~&gt;&lt;property name=~Rarity~ value=~U~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Port Any player in this Sea may sink Cannons of La Bucca by tacking 9 Cannon as an action. Act: Tack Cannons of la Bucca and target a Ship in this Sea. Inflict a 6 hit Cannon Attack on that Ship.~ /&gt;&lt;/card&gt;</text:p>
          </table:table-cell>
          <table:table-cell office:value-type="string" office:string-value=" &lt;Relationship Target=~/cards/SS_cannonsoflabucca.jpg~ Id=~Cb6627be5-9345-4b6e-acaa-afec1b2c7aaf~ Type=~http://schemas.octgn.org/picture~/&gt;" table:formula="of:=CONCATENATE(&quot; &lt;Relationship Target=~/cards/&quot;;[.D16];&quot;.jpg~ Id=~C&quot;;[.C16];&quot;~ Type=~http://schemas.octgn.org/picture~/&gt;&quot;)" table:style-name="ce1">
            <text:p><text:s/>&lt;Relationship Target=~/cards/SS_cannonsoflabucca.jpg~ Id=~Cb6627be5-9345-4b6e-acaa-afec1b2c7aaf~ Type=~http://schemas.octgn.org/picture~/&gt;</text:p>
          </table:table-cell>
          <table:table-cell office:value-type="string" table:style-name="ce1">
            <text:p>b6627be5-9345-4b6e-acaa-afec1b2c7aaf</text:p>
          </table:table-cell>
          <table:table-cell office:value-type="string" table:style-name="ce1">
            <text:p>SS_cannonsoflabucca</text:p>
          </table:table-cell>
          <table:table-cell office:value-type="string" table:style-name="ce1">
            <text:p>Cannons of La Bucca</text:p>
          </table:table-cell>
          <table:table-cell office:value-type="string" table:style-name="ce1">
            <text:p>U</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Port Any player in this Sea may sink Cannons of La Bucca by tacking 9 Cannon as an action. Act: Tack Cannons of la Bucca and target a Ship in this Sea. Inflict a 6 hit Cannon Attack on that Ship.</text:p>
          </table:table-cell>
          <table:table-cell table:number-columns-repeated="16361"/>
        </table:table-row>
        <table:table-row table:style-name="ro1">
          <table:table-cell office:value-type="string" office:string-value="  &lt;card id=~9742230f-de5a-409b-8854-851fa165385b~ name=~Celedoine~&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Experienced • Unique • Loyal • First Mate • Glamour 2 React: Tack Celedoine when you are suffering hits. Reduce the Hits suffered to 0.~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9742230f-de5a-409b-8854-851fa165385b~ name=~Celedoine~&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Experienced • Unique • Loyal • First Mate • Glamour 2 React: Tack Celedoine when you are suffering hits. Reduce the Hits suffered to 0.~ /&gt;&lt;/card&gt;</text:p>
          </table:table-cell>
          <table:table-cell office:value-type="string" office:string-value=" &lt;Relationship Target=~/cards/SS_celedoinex.jpg~ Id=~C9742230f-de5a-409b-8854-851fa165385b~ Type=~http://schemas.octgn.org/picture~/&gt;" table:formula="of:=CONCATENATE(&quot; &lt;Relationship Target=~/cards/&quot;;[.D17];&quot;.jpg~ Id=~C&quot;;[.C17];&quot;~ Type=~http://schemas.octgn.org/picture~/&gt;&quot;)" table:style-name="ce1">
            <text:p><text:s/>&lt;Relationship Target=~/cards/SS_celedoinex.jpg~ Id=~C9742230f-de5a-409b-8854-851fa165385b~ Type=~http://schemas.octgn.org/picture~/&gt;</text:p>
          </table:table-cell>
          <table:table-cell office:value-type="string" table:style-name="ce1">
            <text:p>9742230f-de5a-409b-8854-851fa165385b</text:p>
          </table:table-cell>
          <table:table-cell office:value-type="string" table:style-name="ce1">
            <text:p>SS_celedoinex</text:p>
          </table:table-cell>
          <table:table-cell office:value-type="string" table:style-name="ce1">
            <text:p>Celedoine</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Experienced • Unique • Loyal • First Mate • Glamour 2 React: Tack Celedoine when you are suffering hits. Reduce the Hits suffered to 0.</text:p>
          </table:table-cell>
          <table:table-cell table:number-columns-repeated="16361"/>
        </table:table-row>
        <table:table-row table:style-name="ro1">
          <table:table-cell office:value-type="string" office:string-value="  &lt;card id=~ac94946f-73d8-4821-a3bc-e98d49adb6bc~ name=~Cheap Cannon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this card when this crew is producing Cannon. This crew produces 3 extra Cannon.~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ac94946f-73d8-4821-a3bc-e98d49adb6bc~ name=~Cheap Cannon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this card when this crew is producing Cannon. This crew produces 3 extra Cannon.~ /&gt;&lt;/card&gt;</text:p>
          </table:table-cell>
          <table:table-cell office:value-type="string" office:string-value=" &lt;Relationship Target=~/cards/SS_cheapcannons.jpg~ Id=~Cac94946f-73d8-4821-a3bc-e98d49adb6bc~ Type=~http://schemas.octgn.org/picture~/&gt;" table:formula="of:=CONCATENATE(&quot; &lt;Relationship Target=~/cards/&quot;;[.D18];&quot;.jpg~ Id=~C&quot;;[.C18];&quot;~ Type=~http://schemas.octgn.org/picture~/&gt;&quot;)" table:style-name="ce1">
            <text:p><text:s/>&lt;Relationship Target=~/cards/SS_cheapcannons.jpg~ Id=~Cac94946f-73d8-4821-a3bc-e98d49adb6bc~ Type=~http://schemas.octgn.org/picture~/&gt;</text:p>
          </table:table-cell>
          <table:table-cell office:value-type="string" table:style-name="ce1">
            <text:p>ac94946f-73d8-4821-a3bc-e98d49adb6bc</text:p>
          </table:table-cell>
          <table:table-cell office:value-type="string" table:style-name="ce1">
            <text:p>SS_cheapcannons</text:p>
          </table:table-cell>
          <table:table-cell office:value-type="string" table:style-name="ce1">
            <text:p>Cheap Cannon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this card when this crew is producing Cannon. This crew produces 3 extra Cannon.</text:p>
          </table:table-cell>
          <table:table-cell table:number-columns-repeated="16361"/>
        </table:table-row>
        <table:table-row table:style-name="ro1">
          <table:table-cell office:value-type="string" office:string-value="  &lt;card id=~56dc880b-cdf1-4c26-9f9d-15a2fa07274f~ name=~Cheap Gunpowder~&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to produce Cannon for an action. That crew produces 2 extra Cannon. immediatly after the resolution of the action, your Ship suffers 2 Hits.~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56dc880b-cdf1-4c26-9f9d-15a2fa07274f~ name=~Cheap Gunpowder~&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to produce Cannon for an action. That crew produces 2 extra Cannon. immediatly after the resolution of the action, your Ship suffers 2 Hits.~ /&gt;&lt;/card&gt;</text:p>
          </table:table-cell>
          <table:table-cell office:value-type="string" office:string-value=" &lt;Relationship Target=~/cards/SS_cheapgunpowder.jpg~ Id=~C56dc880b-cdf1-4c26-9f9d-15a2fa07274f~ Type=~http://schemas.octgn.org/picture~/&gt;" table:formula="of:=CONCATENATE(&quot; &lt;Relationship Target=~/cards/&quot;;[.D19];&quot;.jpg~ Id=~C&quot;;[.C19];&quot;~ Type=~http://schemas.octgn.org/picture~/&gt;&quot;)" table:style-name="ce1">
            <text:p><text:s/>&lt;Relationship Target=~/cards/SS_cheapgunpowder.jpg~ Id=~C56dc880b-cdf1-4c26-9f9d-15a2fa07274f~ Type=~http://schemas.octgn.org/picture~/&gt;</text:p>
          </table:table-cell>
          <table:table-cell office:value-type="string" table:style-name="ce1">
            <text:p>56dc880b-cdf1-4c26-9f9d-15a2fa07274f</text:p>
          </table:table-cell>
          <table:table-cell office:value-type="string" table:style-name="ce1">
            <text:p>SS_cheapgunpowder</text:p>
          </table:table-cell>
          <table:table-cell office:value-type="string" table:style-name="ce1">
            <text:p>Cheap Gunpowder</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tacking a crew to produce Cannon for an action. That crew produces 2 extra Cannon. immediatly after the resolution of the action, your Ship suffers 2 Hits.</text:p>
          </table:table-cell>
          <table:table-cell table:number-columns-repeated="16361"/>
        </table:table-row>
        <table:table-row table:style-name="ro1">
          <table:table-cell office:value-type="string" office:string-value="  &lt;card id=~374bc137-d6e0-4718-b907-c7588e376cd3~ name=~Clear Skies~&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Laerdom cards in play. Tack those cards.~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374bc137-d6e0-4718-b907-c7588e376cd3~ name=~Clear Skies~&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Laerdom cards in play. Tack those cards.~ /&gt;&lt;/card&gt;</text:p>
          </table:table-cell>
          <table:table-cell office:value-type="string" office:string-value=" &lt;Relationship Target=~/cards/SS_clearskies.jpg~ Id=~C374bc137-d6e0-4718-b907-c7588e376cd3~ Type=~http://schemas.octgn.org/picture~/&gt;" table:formula="of:=CONCATENATE(&quot; &lt;Relationship Target=~/cards/&quot;;[.D20];&quot;.jpg~ Id=~C&quot;;[.C20];&quot;~ Type=~http://schemas.octgn.org/picture~/&gt;&quot;)" table:style-name="ce1">
            <text:p><text:s/>&lt;Relationship Target=~/cards/SS_clearskies.jpg~ Id=~C374bc137-d6e0-4718-b907-c7588e376cd3~ Type=~http://schemas.octgn.org/picture~/&gt;</text:p>
          </table:table-cell>
          <table:table-cell office:value-type="string" table:style-name="ce1">
            <text:p>374bc137-d6e0-4718-b907-c7588e376cd3</text:p>
          </table:table-cell>
          <table:table-cell office:value-type="string" table:style-name="ce1">
            <text:p>SS_clearskies</text:p>
          </table:table-cell>
          <table:table-cell office:value-type="string" table:style-name="ce1">
            <text:p>Clear Skie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ll Laerdom cards in play. Tack those cards.</text:p>
          </table:table-cell>
          <table:table-cell table:number-columns-repeated="16361"/>
        </table:table-row>
        <table:table-row table:style-name="ro1">
          <table:table-cell office:value-type="string" office:string-value="  &lt;card id=~2d20bcc0-d318-46bc-81a7-6162b604660e~ name=~Clear the De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you push a crew forward for a Boarding Attack. Discard all cards in play which were used instead of performing a Boarding Attack.~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2d20bcc0-d318-46bc-81a7-6162b604660e~ name=~Clear the De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you push a crew forward for a Boarding Attack. Discard all cards in play which were used instead of performing a Boarding Attack.~ /&gt;&lt;/card&gt;</text:p>
          </table:table-cell>
          <table:table-cell office:value-type="string" office:string-value=" &lt;Relationship Target=~/cards/SS_clearthedecks.jpg~ Id=~C2d20bcc0-d318-46bc-81a7-6162b604660e~ Type=~http://schemas.octgn.org/picture~/&gt;" table:formula="of:=CONCATENATE(&quot; &lt;Relationship Target=~/cards/&quot;;[.D21];&quot;.jpg~ Id=~C&quot;;[.C21];&quot;~ Type=~http://schemas.octgn.org/picture~/&gt;&quot;)" table:style-name="ce1">
            <text:p><text:s/>&lt;Relationship Target=~/cards/SS_clearthedecks.jpg~ Id=~C2d20bcc0-d318-46bc-81a7-6162b604660e~ Type=~http://schemas.octgn.org/picture~/&gt;</text:p>
          </table:table-cell>
          <table:table-cell office:value-type="string" table:style-name="ce1">
            <text:p>2d20bcc0-d318-46bc-81a7-6162b604660e</text:p>
          </table:table-cell>
          <table:table-cell office:value-type="string" table:style-name="ce1">
            <text:p>SS_clearthedecks</text:p>
          </table:table-cell>
          <table:table-cell office:value-type="string" table:style-name="ce1">
            <text:p>Clear the Dec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before you push a crew forward for a Boarding Attack. Discard all cards in play which were used instead of performing a Boarding Attack.</text:p>
          </table:table-cell>
          <table:table-cell table:number-columns-repeated="16361"/>
        </table:table-row>
        <table:table-row table:style-name="ro1">
          <table:table-cell office:value-type="string" office:string-value="  &lt;card id=~d4ab979b-1add-49ff-9fe5-f77dd1e7c7f4~ name=~Confusion on De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uses a card instead of performing a Boarding Attack. Cancel the effects of that car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d4ab979b-1add-49ff-9fe5-f77dd1e7c7f4~ name=~Confusion on De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uses a card instead of performing a Boarding Attack. Cancel the effects of that card.~ /&gt;&lt;/card&gt;</text:p>
          </table:table-cell>
          <table:table-cell office:value-type="string" office:string-value=" &lt;Relationship Target=~/cards/SS_confusionondeck.jpg~ Id=~Cd4ab979b-1add-49ff-9fe5-f77dd1e7c7f4~ Type=~http://schemas.octgn.org/picture~/&gt;" table:formula="of:=CONCATENATE(&quot; &lt;Relationship Target=~/cards/&quot;;[.D22];&quot;.jpg~ Id=~C&quot;;[.C22];&quot;~ Type=~http://schemas.octgn.org/picture~/&gt;&quot;)" table:style-name="ce1">
            <text:p><text:s/>&lt;Relationship Target=~/cards/SS_confusionondeck.jpg~ Id=~Cd4ab979b-1add-49ff-9fe5-f77dd1e7c7f4~ Type=~http://schemas.octgn.org/picture~/&gt;</text:p>
          </table:table-cell>
          <table:table-cell office:value-type="string" table:style-name="ce1">
            <text:p>d4ab979b-1add-49ff-9fe5-f77dd1e7c7f4</text:p>
          </table:table-cell>
          <table:table-cell office:value-type="string" table:style-name="ce1">
            <text:p>SS_confusionondeck</text:p>
          </table:table-cell>
          <table:table-cell office:value-type="string" table:style-name="ce1">
            <text:p>Confusion on Deck</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r opponent in a Boarding uses a card instead of performing a Boarding Attack. Cancel the effects of that card.</text:p>
          </table:table-cell>
          <table:table-cell table:number-columns-repeated="16361"/>
        </table:table-row>
        <table:table-row table:style-name="ro1">
          <table:table-cell office:value-type="string" office:string-value="  &lt;card id=~91e81e4a-3349-48d6-911e-cf299c3f3598~ name=~Dark Dream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Discard 2 cards from your hand to produce 2 Adventuring.~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91e81e4a-3349-48d6-911e-cf299c3f3598~ name=~Dark Dream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Discard 2 cards from your hand to produce 2 Adventuring.~ /&gt;&lt;/card&gt;</text:p>
          </table:table-cell>
          <table:table-cell office:value-type="string" office:string-value=" &lt;Relationship Target=~/cards/SS_darkdreams.jpg~ Id=~C91e81e4a-3349-48d6-911e-cf299c3f3598~ Type=~http://schemas.octgn.org/picture~/&gt;" table:formula="of:=CONCATENATE(&quot; &lt;Relationship Target=~/cards/&quot;;[.D23];&quot;.jpg~ Id=~C&quot;;[.C23];&quot;~ Type=~http://schemas.octgn.org/picture~/&gt;&quot;)" table:style-name="ce1">
            <text:p><text:s/>&lt;Relationship Target=~/cards/SS_darkdreams.jpg~ Id=~C91e81e4a-3349-48d6-911e-cf299c3f3598~ Type=~http://schemas.octgn.org/picture~/&gt;</text:p>
          </table:table-cell>
          <table:table-cell office:value-type="string" table:style-name="ce1">
            <text:p>91e81e4a-3349-48d6-911e-cf299c3f3598</text:p>
          </table:table-cell>
          <table:table-cell office:value-type="string" table:style-name="ce1">
            <text:p>SS_darkdreams</text:p>
          </table:table-cell>
          <table:table-cell office:value-type="string" table:style-name="ce1">
            <text:p>Dark Dream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n Adventuring cost. Discard 2 cards from your hand to produce 2 Adventuring.</text:p>
          </table:table-cell>
          <table:table-cell table:number-columns-repeated="16361"/>
        </table:table-row>
        <table:table-row table:style-name="ro1">
          <table:table-cell office:value-type="string" office:string-value="  &lt;card id=~b346c5b8-c1d6-4809-b2c0-9005958a326d~ name=~Dashing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and one untacked crew with two or more attachments (except a Captain) on another ship. Draw 1 card. Play a card from your hand as a Boarding Attack to begin a Duel between the two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b346c5b8-c1d6-4809-b2c0-9005958a326d~ name=~Dashing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and one untacked crew with two or more attachments (except a Captain) on another ship. Draw 1 card. Play a card from your hand as a Boarding Attack to begin a Duel between the two crew.~ /&gt;&lt;/card&gt;</text:p>
          </table:table-cell>
          <table:table-cell office:value-type="string" office:string-value=" &lt;Relationship Target=~/cards/SS_dashingduel.jpg~ Id=~Cb346c5b8-c1d6-4809-b2c0-9005958a326d~ Type=~http://schemas.octgn.org/picture~/&gt;" table:formula="of:=CONCATENATE(&quot; &lt;Relationship Target=~/cards/&quot;;[.D24];&quot;.jpg~ Id=~C&quot;;[.C24];&quot;~ Type=~http://schemas.octgn.org/picture~/&gt;&quot;)" table:style-name="ce1">
            <text:p><text:s/>&lt;Relationship Target=~/cards/SS_dashingduel.jpg~ Id=~Cb346c5b8-c1d6-4809-b2c0-9005958a326d~ Type=~http://schemas.octgn.org/picture~/&gt;</text:p>
          </table:table-cell>
          <table:table-cell office:value-type="string" table:style-name="ce1">
            <text:p>b346c5b8-c1d6-4809-b2c0-9005958a326d</text:p>
          </table:table-cell>
          <table:table-cell office:value-type="string" table:style-name="ce1">
            <text:p>SS_dashingduel</text:p>
          </table:table-cell>
          <table:table-cell office:value-type="string" table:style-name="ce1">
            <text:p>Dashing Duel</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Heroic crew, and one untacked crew with two or more attachments (except a Captain) on another ship. Draw 1 card. Play a card from your hand as a Boarding Attack to begin a Duel between the two crew.</text:p>
          </table:table-cell>
          <table:table-cell table:number-columns-repeated="16361"/>
        </table:table-row>
        <table:table-row table:style-name="ro1">
          <table:table-cell office:value-type="string" office:string-value="  &lt;card id=~03ad3009-4307-4846-9bd9-8a58d445606e~ name=~Destiny's Touch~&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all of your crew are tacked. React: Play this card and discard one crew card from your hand when suffering Hits. Reduce the Hits suffered to 0.~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03ad3009-4307-4846-9bd9-8a58d445606e~ name=~Destiny's Touch~&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all of your crew are tacked. React: Play this card and discard one crew card from your hand when suffering Hits. Reduce the Hits suffered to 0.~ /&gt;&lt;/card&gt;</text:p>
          </table:table-cell>
          <table:table-cell office:value-type="string" office:string-value=" &lt;Relationship Target=~/cards/SS_destinystouch.jpg~ Id=~C03ad3009-4307-4846-9bd9-8a58d445606e~ Type=~http://schemas.octgn.org/picture~/&gt;" table:formula="of:=CONCATENATE(&quot; &lt;Relationship Target=~/cards/&quot;;[.D25];&quot;.jpg~ Id=~C&quot;;[.C25];&quot;~ Type=~http://schemas.octgn.org/picture~/&gt;&quot;)" table:style-name="ce1">
            <text:p><text:s/>&lt;Relationship Target=~/cards/SS_destinystouch.jpg~ Id=~C03ad3009-4307-4846-9bd9-8a58d445606e~ Type=~http://schemas.octgn.org/picture~/&gt;</text:p>
          </table:table-cell>
          <table:table-cell office:value-type="string" table:style-name="ce1">
            <text:p>03ad3009-4307-4846-9bd9-8a58d445606e</text:p>
          </table:table-cell>
          <table:table-cell office:value-type="string" table:style-name="ce1">
            <text:p>SS_destinystouch</text:p>
          </table:table-cell>
          <table:table-cell office:value-type="string" table:style-name="ce1">
            <text:p>Destiny's Touch</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all of your crew are tacked. React: Play this card and discard one crew card from your hand when suffering Hits. Reduce the Hits suffered to 0.</text:p>
          </table:table-cell>
          <table:table-cell table:number-columns-repeated="16361"/>
        </table:table-row>
        <table:table-row table:style-name="ro1">
          <table:table-cell office:value-type="string" office:string-value="  &lt;card id=~f3474650-3393-445e-94cc-e005873dd4ba~ name=~Diplomatic Envo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Play only if you have a Heroic Captain. Name a Sea when attaching it. It counts as 2 crew in the Ship it is attached to. The Captain of that Ship gains +1 Influence while this card is attached. Sink it when that Ship enters the named Sea.~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f3474650-3393-445e-94cc-e005873dd4ba~ name=~Diplomatic Envo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Play only if you have a Heroic Captain. Name a Sea when attaching it. It counts as 2 crew in the Ship it is attached to. The Captain of that Ship gains +1 Influence while this card is attached. Sink it when that Ship enters the named Sea.~ /&gt;&lt;/card&gt;</text:p>
          </table:table-cell>
          <table:table-cell office:value-type="string" office:string-value=" &lt;Relationship Target=~/cards/SS_DiplomaticEnvoy.jpg~ Id=~Cf3474650-3393-445e-94cc-e005873dd4ba~ Type=~http://schemas.octgn.org/picture~/&gt;" table:formula="of:=CONCATENATE(&quot; &lt;Relationship Target=~/cards/&quot;;[.D26];&quot;.jpg~ Id=~C&quot;;[.C26];&quot;~ Type=~http://schemas.octgn.org/picture~/&gt;&quot;)" table:style-name="ce1">
            <text:p><text:s/>&lt;Relationship Target=~/cards/SS_DiplomaticEnvoy.jpg~ Id=~Cf3474650-3393-445e-94cc-e005873dd4ba~ Type=~http://schemas.octgn.org/picture~/&gt;</text:p>
          </table:table-cell>
          <table:table-cell office:value-type="string" table:style-name="ce1">
            <text:p>f3474650-3393-445e-94cc-e005873dd4ba</text:p>
          </table:table-cell>
          <table:table-cell office:value-type="string" table:style-name="ce1">
            <text:p>SS_DiplomaticEnvoy</text:p>
          </table:table-cell>
          <table:table-cell office:value-type="string" table:style-name="ce1">
            <text:p>Diplomatic Envoy</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nent's Ship Attachment • Unique Play only if you have a Heroic Captain. Name a Sea when attaching it. It counts as 2 crew in the Ship it is attached to. The Captain of that Ship gains +1 Influence while this card is attached. Sink it when that Ship enters the named Sea.</text:p>
          </table:table-cell>
          <table:table-cell table:number-columns-repeated="16361"/>
        </table:table-row>
        <table:table-row table:style-name="ro1">
          <table:table-cell office:value-type="string" office:string-value="  &lt;card id=~00d098a2-a112-493e-98cf-dfc0f55afd13~ name=~Disguised Ship~&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other players may not perform actions which react to your Ship entering their Sea.~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0d098a2-a112-493e-98cf-dfc0f55afd13~ name=~Disguised Ship~&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other players may not perform actions which react to your Ship entering their Sea.~ /&gt;&lt;/card&gt;</text:p>
          </table:table-cell>
          <table:table-cell office:value-type="string" office:string-value=" &lt;Relationship Target=~/cards/SS_disguisedship.jpg~ Id=~C00d098a2-a112-493e-98cf-dfc0f55afd13~ Type=~http://schemas.octgn.org/picture~/&gt;" table:formula="of:=CONCATENATE(&quot; &lt;Relationship Target=~/cards/&quot;;[.D27];&quot;.jpg~ Id=~C&quot;;[.C27];&quot;~ Type=~http://schemas.octgn.org/picture~/&gt;&quot;)" table:style-name="ce1">
            <text:p><text:s/>&lt;Relationship Target=~/cards/SS_disguisedship.jpg~ Id=~C00d098a2-a112-493e-98cf-dfc0f55afd13~ Type=~http://schemas.octgn.org/picture~/&gt;</text:p>
          </table:table-cell>
          <table:table-cell office:value-type="string" table:style-name="ce1">
            <text:p>00d098a2-a112-493e-98cf-dfc0f55afd13</text:p>
          </table:table-cell>
          <table:table-cell office:value-type="string" table:style-name="ce1">
            <text:p>SS_disguisedship</text:p>
          </table:table-cell>
          <table:table-cell office:value-type="string" table:style-name="ce1">
            <text:p>Disguised Ship</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or the remainder of the turn, other players may not perform actions which react to your Ship entering their Sea.</text:p>
          </table:table-cell>
          <table:table-cell table:number-columns-repeated="16361"/>
        </table:table-row>
        <table:table-row table:style-name="ro1">
          <table:table-cell office:value-type="string" office:string-value="  &lt;card id=~96bcf029-9629-4e32-b8ee-526bcc01c859~ name=~Don't Make Me Ask Again~&gt;&lt;property name=~Rarity~ value=~R~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Get up to 2 Illegal adventures from your deck, show them to your opponents, and place them in your hand. Shuffle your deck.~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96bcf029-9629-4e32-b8ee-526bcc01c859~ name=~Don't Make Me Ask Again~&gt;&lt;property name=~Rarity~ value=~R~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Get up to 2 Illegal adventures from your deck, show them to your opponents, and place them in your hand. Shuffle your deck.~ /&gt;&lt;/card&gt;</text:p>
          </table:table-cell>
          <table:table-cell office:value-type="string" office:string-value=" &lt;Relationship Target=~/cards/SS_DontMakeMeAskAgain.jpg~ Id=~C96bcf029-9629-4e32-b8ee-526bcc01c859~ Type=~http://schemas.octgn.org/picture~/&gt;" table:formula="of:=CONCATENATE(&quot; &lt;Relationship Target=~/cards/&quot;;[.D28];&quot;.jpg~ Id=~C&quot;;[.C28];&quot;~ Type=~http://schemas.octgn.org/picture~/&gt;&quot;)" table:style-name="ce1">
            <text:p><text:s/>&lt;Relationship Target=~/cards/SS_DontMakeMeAskAgain.jpg~ Id=~C96bcf029-9629-4e32-b8ee-526bcc01c859~ Type=~http://schemas.octgn.org/picture~/&gt;</text:p>
          </table:table-cell>
          <table:table-cell office:value-type="string" table:style-name="ce1">
            <text:p>96bcf029-9629-4e32-b8ee-526bcc01c859</text:p>
          </table:table-cell>
          <table:table-cell office:value-type="string" table:style-name="ce1">
            <text:p>SS_DontMakeMeAskAgain</text:p>
          </table:table-cell>
          <table:table-cell office:value-type="string" table:style-name="ce1">
            <text:p>Don't Make Me Ask Again</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Sw</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Villainous Captain. Get up to 2 Illegal adventures from your deck, show them to your opponents, and place them in your hand. Shuffle your deck.</text:p>
          </table:table-cell>
          <table:table-cell table:number-columns-repeated="16361"/>
        </table:table-row>
        <table:table-row table:style-name="ro1">
          <table:table-cell office:value-type="string" office:string-value="  &lt;card id=~d1d53e61-82b2-44d8-b495-f0f90d9c6d36~ name=~Double the Rum Ratio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ach of your crew, except your Captain, gains +1 Swashbuckling and loses 1 from each of their other four skills (minimum 0) until the end of the turn.~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d1d53e61-82b2-44d8-b495-f0f90d9c6d36~ name=~Double the Rum Ratio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ach of your crew, except your Captain, gains +1 Swashbuckling and loses 1 from each of their other four skills (minimum 0) until the end of the turn.~ /&gt;&lt;/card&gt;</text:p>
          </table:table-cell>
          <table:table-cell office:value-type="string" office:string-value=" &lt;Relationship Target=~/cards/SS_DoubletheRumRation.jpg~ Id=~Cd1d53e61-82b2-44d8-b495-f0f90d9c6d36~ Type=~http://schemas.octgn.org/picture~/&gt;" table:formula="of:=CONCATENATE(&quot; &lt;Relationship Target=~/cards/&quot;;[.D29];&quot;.jpg~ Id=~C&quot;;[.C29];&quot;~ Type=~http://schemas.octgn.org/picture~/&gt;&quot;)" table:style-name="ce1">
            <text:p><text:s/>&lt;Relationship Target=~/cards/SS_DoubletheRumRation.jpg~ Id=~Cd1d53e61-82b2-44d8-b495-f0f90d9c6d36~ Type=~http://schemas.octgn.org/picture~/&gt;</text:p>
          </table:table-cell>
          <table:table-cell office:value-type="string" table:style-name="ce1">
            <text:p>d1d53e61-82b2-44d8-b495-f0f90d9c6d36</text:p>
          </table:table-cell>
          <table:table-cell office:value-type="string" table:style-name="ce1">
            <text:p>SS_DoubletheRumRation</text:p>
          </table:table-cell>
          <table:table-cell office:value-type="string" table:style-name="ce1">
            <text:p>Double the Rum Ration</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Each of your crew, except your Captain, gains +1 Swashbuckling and loses 1 from each of their other four skills (minimum 0) until the end of the turn.</text:p>
          </table:table-cell>
          <table:table-cell table:number-columns-repeated="16361"/>
        </table:table-row>
        <table:table-row table:style-name="ro1">
          <table:table-cell office:value-type="string" office:string-value="  &lt;card id=~aace53d0-e545-40d0-ac56-5531e680f0cb~ name=~Down to the Nub~&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discarding or sinking a Cheap Attachment. The Cheap Attachment remains attached.~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aace53d0-e545-40d0-ac56-5531e680f0cb~ name=~Down to the Nub~&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discarding or sinking a Cheap Attachment. The Cheap Attachment remains attached.~ /&gt;&lt;/card&gt;</text:p>
          </table:table-cell>
          <table:table-cell office:value-type="string" office:string-value=" &lt;Relationship Target=~/cards/SS_downtothenub.jpg~ Id=~Caace53d0-e545-40d0-ac56-5531e680f0cb~ Type=~http://schemas.octgn.org/picture~/&gt;" table:formula="of:=CONCATENATE(&quot; &lt;Relationship Target=~/cards/&quot;;[.D30];&quot;.jpg~ Id=~C&quot;;[.C30];&quot;~ Type=~http://schemas.octgn.org/picture~/&gt;&quot;)" table:style-name="ce1">
            <text:p><text:s/>&lt;Relationship Target=~/cards/SS_downtothenub.jpg~ Id=~Caace53d0-e545-40d0-ac56-5531e680f0cb~ Type=~http://schemas.octgn.org/picture~/&gt;</text:p>
          </table:table-cell>
          <table:table-cell office:value-type="string" table:style-name="ce1">
            <text:p>aace53d0-e545-40d0-ac56-5531e680f0cb</text:p>
          </table:table-cell>
          <table:table-cell office:value-type="string" table:style-name="ce1">
            <text:p>SS_downtothenub</text:p>
          </table:table-cell>
          <table:table-cell office:value-type="string" table:style-name="ce1">
            <text:p>Down to the Nub</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discarding or sinking a Cheap Attachment. The Cheap Attachment remains attached.</text:p>
          </table:table-cell>
          <table:table-cell table:number-columns-repeated="16361"/>
        </table:table-row>
        <table:table-row table:style-name="ro1">
          <table:table-cell office:value-type="string" office:string-value="  &lt;card id=~b9ae9091-17c2-49b2-aea1-14cd924b5f16~ name=~Dry Docks~&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React: Tack this card while your Ship is this Sea and you are paying to discard or sink a Damage Attachment. Dry Docks produces 5 points toward discarding or sinking the Damage Attachment.~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9ae9091-17c2-49b2-aea1-14cd924b5f16~ name=~Dry Docks~&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React: Tack this card while your Ship is this Sea and you are paying to discard or sink a Damage Attachment. Dry Docks produces 5 points toward discarding or sinking the Damage Attachment.~ /&gt;&lt;/card&gt;</text:p>
          </table:table-cell>
          <table:table-cell office:value-type="string" office:string-value=" &lt;Relationship Target=~/cards/SS_drydocks.jpg~ Id=~Cb9ae9091-17c2-49b2-aea1-14cd924b5f16~ Type=~http://schemas.octgn.org/picture~/&gt;" table:formula="of:=CONCATENATE(&quot; &lt;Relationship Target=~/cards/&quot;;[.D31];&quot;.jpg~ Id=~C&quot;;[.C31];&quot;~ Type=~http://schemas.octgn.org/picture~/&gt;&quot;)" table:style-name="ce1">
            <text:p><text:s/>&lt;Relationship Target=~/cards/SS_drydocks.jpg~ Id=~Cb9ae9091-17c2-49b2-aea1-14cd924b5f16~ Type=~http://schemas.octgn.org/picture~/&gt;</text:p>
          </table:table-cell>
          <table:table-cell office:value-type="string" table:style-name="ce1">
            <text:p>b9ae9091-17c2-49b2-aea1-14cd924b5f16</text:p>
          </table:table-cell>
          <table:table-cell office:value-type="string" table:style-name="ce1">
            <text:p>SS_drydocks</text:p>
          </table:table-cell>
          <table:table-cell office:value-type="string" table:style-name="ce1">
            <text:p>Dry Docks</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Unique React: Tack this card while your Ship is this Sea and you are paying to discard or sink a Damage Attachment. Dry Docks produces 5 points toward discarding or sinking the Damage Attachment.</text:p>
          </table:table-cell>
          <table:table-cell table:number-columns-repeated="16361"/>
        </table:table-row>
        <table:table-row table:style-name="ro1">
          <table:table-cell office:value-type="string" office:string-value="  &lt;card id=~ac5b8419-4233-48c6-93c7-4ff51cc290c3~ name=~Duel with a Castillian~&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3 Adventuring (2 if completed in la Boca). crew Attachment: +1 Swashbuckling. This crew inflicts 3 extra Hits during Boarding Attack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ac5b8419-4233-48c6-93c7-4ff51cc290c3~ name=~Duel with a Castillian~&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3 Adventuring (2 if completed in la Boca). crew Attachment: +1 Swashbuckling. This crew inflicts 3 extra Hits during Boarding Attacks.~ /&gt;&lt;/card&gt;</text:p>
          </table:table-cell>
          <table:table-cell office:value-type="string" office:string-value=" &lt;Relationship Target=~/cards/SS_DuelwithaCastillian.jpg~ Id=~Cac5b8419-4233-48c6-93c7-4ff51cc290c3~ Type=~http://schemas.octgn.org/picture~/&gt;" table:formula="of:=CONCATENATE(&quot; &lt;Relationship Target=~/cards/&quot;;[.D32];&quot;.jpg~ Id=~C&quot;;[.C32];&quot;~ Type=~http://schemas.octgn.org/picture~/&gt;&quot;)" table:style-name="ce1">
            <text:p><text:s/>&lt;Relationship Target=~/cards/SS_DuelwithaCastillian.jpg~ Id=~Cac5b8419-4233-48c6-93c7-4ff51cc290c3~ Type=~http://schemas.octgn.org/picture~/&gt;</text:p>
          </table:table-cell>
          <table:table-cell office:value-type="string" table:style-name="ce1">
            <text:p>ac5b8419-4233-48c6-93c7-4ff51cc290c3</text:p>
          </table:table-cell>
          <table:table-cell office:value-type="string" table:style-name="ce1">
            <text:p>SS_DuelwithaCastillian</text:p>
          </table:table-cell>
          <table:table-cell office:value-type="string" table:style-name="ce1">
            <text:p>Duel with a Castillian</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3 Adventuring (2 if completed in la Boca). crew Attachment: +1 Swashbuckling. This crew inflicts 3 extra Hits during Boarding Attacks.</text:p>
          </table:table-cell>
          <table:table-cell table:number-columns-repeated="16361"/>
        </table:table-row>
        <table:table-row table:style-name="ro1">
          <table:table-cell office:value-type="string" office:string-value="  &lt;card id=~9e19b63f-84bf-40d5-a5d1-4162e187944c~ name=~Eisen Cannon Ball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Mirror and you have The River in play) Item crew Attachment: +4 Canno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9e19b63f-84bf-40d5-a5d1-4162e187944c~ name=~Eisen Cannon Ball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Mirror and you have The River in play) Item crew Attachment: +4 Cannon~ /&gt;&lt;/card&gt;</text:p>
          </table:table-cell>
          <table:table-cell office:value-type="string" office:string-value=" &lt;Relationship Target=~/cards/SS_eisencannonballs.jpg~ Id=~C9e19b63f-84bf-40d5-a5d1-4162e187944c~ Type=~http://schemas.octgn.org/picture~/&gt;" table:formula="of:=CONCATENATE(&quot; &lt;Relationship Target=~/cards/&quot;;[.D33];&quot;.jpg~ Id=~C&quot;;[.C33];&quot;~ Type=~http://schemas.octgn.org/picture~/&gt;&quot;)" table:style-name="ce1">
            <text:p><text:s/>&lt;Relationship Target=~/cards/SS_eisencannonballs.jpg~ Id=~C9e19b63f-84bf-40d5-a5d1-4162e187944c~ Type=~http://schemas.octgn.org/picture~/&gt;</text:p>
          </table:table-cell>
          <table:table-cell office:value-type="string" table:style-name="ce1">
            <text:p>9e19b63f-84bf-40d5-a5d1-4162e187944c</text:p>
          </table:table-cell>
          <table:table-cell office:value-type="string" table:style-name="ce1">
            <text:p>SS_eisencannonballs</text:p>
          </table:table-cell>
          <table:table-cell office:value-type="string" table:style-name="ce1">
            <text:p>Eisen Cannon Ball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the Mirror and you have The River in play) Item crew Attachment: +4 Cannon</text:p>
          </table:table-cell>
          <table:table-cell table:number-columns-repeated="16361"/>
        </table:table-row>
        <table:table-row table:style-name="ro1">
          <table:table-cell office:value-type="string" office:string-value="  &lt;card id=~526e14de-6efa-46cf-83c7-64176157ff7f~ name=~Eisen Stee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6 Adventuring (2 if completed in the Mirror and you have The River in play). Goods crew Attachment: +4 Influenc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526e14de-6efa-46cf-83c7-64176157ff7f~ name=~Eisen Stee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6 Adventuring (2 if completed in the Mirror and you have The River in play). Goods crew Attachment: +4 Influence~ /&gt;&lt;/card&gt;</text:p>
          </table:table-cell>
          <table:table-cell office:value-type="string" office:string-value=" &lt;Relationship Target=~/cards/SS_eisensteel.jpg~ Id=~C526e14de-6efa-46cf-83c7-64176157ff7f~ Type=~http://schemas.octgn.org/picture~/&gt;" table:formula="of:=CONCATENATE(&quot; &lt;Relationship Target=~/cards/&quot;;[.D34];&quot;.jpg~ Id=~C&quot;;[.C34];&quot;~ Type=~http://schemas.octgn.org/picture~/&gt;&quot;)" table:style-name="ce1">
            <text:p><text:s/>&lt;Relationship Target=~/cards/SS_eisensteel.jpg~ Id=~C526e14de-6efa-46cf-83c7-64176157ff7f~ Type=~http://schemas.octgn.org/picture~/&gt;</text:p>
          </table:table-cell>
          <table:table-cell office:value-type="string" table:style-name="ce1">
            <text:p>526e14de-6efa-46cf-83c7-64176157ff7f</text:p>
          </table:table-cell>
          <table:table-cell office:value-type="string" table:style-name="ce1">
            <text:p>SS_eisensteel</text:p>
          </table:table-cell>
          <table:table-cell office:value-type="string" table:style-name="ce1">
            <text:p>Eisen Steel</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6 Adventuring (2 if completed in the Mirror and you have The River in play). Goods crew Attachment: +4 Influence</text:p>
          </table:table-cell>
          <table:table-cell table:number-columns-repeated="16361"/>
        </table:table-row>
        <table:table-row table:style-name="ro1">
          <table:table-cell office:value-type="string" office:string-value="  &lt;card id=~d0f6d15d-9ae4-455f-8cfd-326306f77205~ name=~Fais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Unique • Loyal • Swordsman +2 You must push Faisal forward to conduct your first Boarding Bttack of each Boarding you are in, even if he is tacke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d0f6d15d-9ae4-455f-8cfd-326306f77205~ name=~Fais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Unique • Loyal • Swordsman +2 You must push Faisal forward to conduct your first Boarding Bttack of each Boarding you are in, even if he is tacked.~ /&gt;&lt;/card&gt;</text:p>
          </table:table-cell>
          <table:table-cell office:value-type="string" office:string-value=" &lt;Relationship Target=~/cards/SS_faisal.jpg~ Id=~Cd0f6d15d-9ae4-455f-8cfd-326306f77205~ Type=~http://schemas.octgn.org/picture~/&gt;" table:formula="of:=CONCATENATE(&quot; &lt;Relationship Target=~/cards/&quot;;[.D35];&quot;.jpg~ Id=~C&quot;;[.C35];&quot;~ Type=~http://schemas.octgn.org/picture~/&gt;&quot;)" table:style-name="ce1">
            <text:p><text:s/>&lt;Relationship Target=~/cards/SS_faisal.jpg~ Id=~Cd0f6d15d-9ae4-455f-8cfd-326306f77205~ Type=~http://schemas.octgn.org/picture~/&gt;</text:p>
          </table:table-cell>
          <table:table-cell office:value-type="string" table:style-name="ce1">
            <text:p>d0f6d15d-9ae4-455f-8cfd-326306f77205</text:p>
          </table:table-cell>
          <table:table-cell office:value-type="string" table:style-name="ce1">
            <text:p>SS_faisal</text:p>
          </table:table-cell>
          <table:table-cell office:value-type="string" table:style-name="ce1">
            <text:p>Faisal</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Unique • Loyal • Swordsman +2 You must push Faisal forward to conduct your first Boarding Bttack of each Boarding you are in, even if he is tacked.</text:p>
          </table:table-cell>
          <table:table-cell table:number-columns-repeated="16361"/>
        </table:table-row>
        <table:table-row table:style-name="ro1">
          <table:table-cell office:value-type="string" office:string-value="  &lt;card id=~835f5766-88b7-41fa-beef-fd32bba18cd4~ name=~Fate's Web~&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835f5766-88b7-41fa-beef-fd32bba18cd4~ name=~Fate's Web~&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 /&gt;&lt;/card&gt;</text:p>
          </table:table-cell>
          <table:table-cell office:value-type="string" office:string-value=" &lt;Relationship Target=~/cards/SS_fatesweb.jpg~ Id=~C835f5766-88b7-41fa-beef-fd32bba18cd4~ Type=~http://schemas.octgn.org/picture~/&gt;" table:formula="of:=CONCATENATE(&quot; &lt;Relationship Target=~/cards/&quot;;[.D36];&quot;.jpg~ Id=~C&quot;;[.C36];&quot;~ Type=~http://schemas.octgn.org/picture~/&gt;&quot;)" table:style-name="ce1">
            <text:p><text:s/>&lt;Relationship Target=~/cards/SS_fatesweb.jpg~ Id=~C835f5766-88b7-41fa-beef-fd32bba18cd4~ Type=~http://schemas.octgn.org/picture~/&gt;</text:p>
          </table:table-cell>
          <table:table-cell office:value-type="string" table:style-name="ce1">
            <text:p>835f5766-88b7-41fa-beef-fd32bba18cd4</text:p>
          </table:table-cell>
          <table:table-cell office:value-type="string" table:style-name="ce1">
            <text:p>SS_fatesweb</text:p>
          </table:table-cell>
          <table:table-cell office:value-type="string" table:style-name="ce1">
            <text:p>Fate's Web</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text:p>
          </table:table-cell>
          <table:table-cell table:number-columns-repeated="16361"/>
        </table:table-row>
        <table:table-row table:style-name="ro1">
          <table:table-cell office:value-type="string" office:string-value="  &lt;card id=~68ede2f1-066d-4a3d-8eb1-5706b4056d08~ name=~Favor for a Nobl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1 Influence~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68ede2f1-066d-4a3d-8eb1-5706b4056d08~ name=~Favor for a Nobl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1 Influence~ /&gt;&lt;/card&gt;</text:p>
          </table:table-cell>
          <table:table-cell office:value-type="string" office:string-value=" &lt;Relationship Target=~/cards/SS_favorforanoble.jpg~ Id=~C68ede2f1-066d-4a3d-8eb1-5706b4056d08~ Type=~http://schemas.octgn.org/picture~/&gt;" table:formula="of:=CONCATENATE(&quot; &lt;Relationship Target=~/cards/&quot;;[.D37];&quot;.jpg~ Id=~C&quot;;[.C37];&quot;~ Type=~http://schemas.octgn.org/picture~/&gt;&quot;)" table:style-name="ce1">
            <text:p><text:s/>&lt;Relationship Target=~/cards/SS_favorforanoble.jpg~ Id=~C68ede2f1-066d-4a3d-8eb1-5706b4056d08~ Type=~http://schemas.octgn.org/picture~/&gt;</text:p>
          </table:table-cell>
          <table:table-cell office:value-type="string" table:style-name="ce1">
            <text:p>68ede2f1-066d-4a3d-8eb1-5706b4056d08</text:p>
          </table:table-cell>
          <table:table-cell office:value-type="string" table:style-name="ce1">
            <text:p>SS_favorforanoble</text:p>
          </table:table-cell>
          <table:table-cell office:value-type="string" table:style-name="ce1">
            <text:p>Favor for a Nobl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la Boca). crew Attachment: +1 Influence</text:p>
          </table:table-cell>
          <table:table-cell table:number-columns-repeated="16361"/>
        </table:table-row>
        <table:table-row table:style-name="ro1">
          <table:table-cell office:value-type="string" office:string-value="  &lt;card id=~fbc0d186-719f-4e51-9b82-2dd8e16ef705~ name=~Friendly Winds~&gt;&lt;property name=~Rarity~ value=~U~ /&gt;&lt;property name=~Type~ value=~actions~ /&gt;&lt;property name=~Cost~ value=~1~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lly card. Attach it to a Sea adjacent to its current Sea.~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fbc0d186-719f-4e51-9b82-2dd8e16ef705~ name=~Friendly Winds~&gt;&lt;property name=~Rarity~ value=~U~ /&gt;&lt;property name=~Type~ value=~actions~ /&gt;&lt;property name=~Cost~ value=~1~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lly card. Attach it to a Sea adjacent to its current Sea.~ /&gt;&lt;/card&gt;</text:p>
          </table:table-cell>
          <table:table-cell office:value-type="string" office:string-value=" &lt;Relationship Target=~/cards/SS_friendlywinds.jpg~ Id=~Cfbc0d186-719f-4e51-9b82-2dd8e16ef705~ Type=~http://schemas.octgn.org/picture~/&gt;" table:formula="of:=CONCATENATE(&quot; &lt;Relationship Target=~/cards/&quot;;[.D38];&quot;.jpg~ Id=~C&quot;;[.C38];&quot;~ Type=~http://schemas.octgn.org/picture~/&gt;&quot;)" table:style-name="ce1">
            <text:p><text:s/>&lt;Relationship Target=~/cards/SS_friendlywinds.jpg~ Id=~Cfbc0d186-719f-4e51-9b82-2dd8e16ef705~ Type=~http://schemas.octgn.org/picture~/&gt;</text:p>
          </table:table-cell>
          <table:table-cell office:value-type="string" table:style-name="ce1">
            <text:p>fbc0d186-719f-4e51-9b82-2dd8e16ef705</text:p>
          </table:table-cell>
          <table:table-cell office:value-type="string" table:style-name="ce1">
            <text:p>SS_friendlywinds</text:p>
          </table:table-cell>
          <table:table-cell office:value-type="string" table:style-name="ce1">
            <text:p>Friendly Winds</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n Ally card. Attach it to a Sea adjacent to its current Sea.</text:p>
          </table:table-cell>
          <table:table-cell table:number-columns-repeated="16361"/>
        </table:table-row>
        <table:table-row table:style-name="ro1">
          <table:table-cell office:value-type="string" office:string-value="  &lt;card id=~73254a91-9b70-499b-9d03-c4ccd1b76d23~ name=~Gem of Warning~&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1 Sea Away To complete: Tack 5 Adventuring (3 if completed in Frothing Sea). Artifact Captain Attachment: React: When one of your Sea Attachment cards is being discarded or sunk, discard this card instead.~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73254a91-9b70-499b-9d03-c4ccd1b76d23~ name=~Gem of Warning~&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1 Sea Away To complete: Tack 5 Adventuring (3 if completed in Frothing Sea). Artifact Captain Attachment: React: When one of your Sea Attachment cards is being discarded or sunk, discard this card instead.~ /&gt;&lt;/card&gt;</text:p>
          </table:table-cell>
          <table:table-cell office:value-type="string" office:string-value=" &lt;Relationship Target=~/cards/SS_gemofwarning.jpg~ Id=~C73254a91-9b70-499b-9d03-c4ccd1b76d23~ Type=~http://schemas.octgn.org/picture~/&gt;" table:formula="of:=CONCATENATE(&quot; &lt;Relationship Target=~/cards/&quot;;[.D39];&quot;.jpg~ Id=~C&quot;;[.C39];&quot;~ Type=~http://schemas.octgn.org/picture~/&gt;&quot;)" table:style-name="ce1">
            <text:p><text:s/>&lt;Relationship Target=~/cards/SS_gemofwarning.jpg~ Id=~C73254a91-9b70-499b-9d03-c4ccd1b76d23~ Type=~http://schemas.octgn.org/picture~/&gt;</text:p>
          </table:table-cell>
          <table:table-cell office:value-type="string" table:style-name="ce1">
            <text:p>73254a91-9b70-499b-9d03-c4ccd1b76d23</text:p>
          </table:table-cell>
          <table:table-cell office:value-type="string" table:style-name="ce1">
            <text:p>SS_gemofwarning</text:p>
          </table:table-cell>
          <table:table-cell office:value-type="string" table:style-name="ce1">
            <text:p>Gem of Warning</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1 Sea Away To complete: Tack 5 Adventuring (3 if completed in Frothing Sea). Artifact Captain Attachment: React: When one of your Sea Attachment cards is being discarded or sunk, discard this card instead.</text:p>
          </table:table-cell>
          <table:table-cell table:number-columns-repeated="16361"/>
        </table:table-row>
        <table:table-row table:style-name="ro1">
          <table:table-cell office:value-type="string" office:string-value="  &lt;card id=~e131aaa7-10b6-4c2f-b4f9-4a60f9117a38~ name=~Gerald Hohn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1~ /&gt;&lt;property name=~Adventuring~ value=~2~ /&gt;&lt;property name=~Influence~ value=~1~ /&gt;&lt;property name=~Swashbuckling~ value=~2~ /&gt;&lt;property name=~Crew Max.~ value=~~ /&gt;&lt;property name=~Move Cost~ value=~~ /&gt;&lt;property name=~Faction~ value=~Crimson Rogers~ /&gt;&lt;property name=~Text~ value=~Experienced • Unique • Loyal React: Once per turn you may sink one of your crew immediatly before you push Gerald forward for a Boarding Attack to give Gerald +3 Swashbuckling until the end of the Boarding.~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e131aaa7-10b6-4c2f-b4f9-4a60f9117a38~ name=~Gerald Hohn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1~ /&gt;&lt;property name=~Adventuring~ value=~2~ /&gt;&lt;property name=~Influence~ value=~1~ /&gt;&lt;property name=~Swashbuckling~ value=~2~ /&gt;&lt;property name=~Crew Max.~ value=~~ /&gt;&lt;property name=~Move Cost~ value=~~ /&gt;&lt;property name=~Faction~ value=~Crimson Rogers~ /&gt;&lt;property name=~Text~ value=~Experienced • Unique • Loyal React: Once per turn you may sink one of your crew immediatly before you push Gerald forward for a Boarding Attack to give Gerald +3 Swashbuckling until the end of the Boarding.~ /&gt;&lt;/card&gt;</text:p>
          </table:table-cell>
          <table:table-cell office:value-type="string" office:string-value=" &lt;Relationship Target=~/cards/SS_geraldhohnex.jpg~ Id=~Ce131aaa7-10b6-4c2f-b4f9-4a60f9117a38~ Type=~http://schemas.octgn.org/picture~/&gt;" table:formula="of:=CONCATENATE(&quot; &lt;Relationship Target=~/cards/&quot;;[.D40];&quot;.jpg~ Id=~C&quot;;[.C40];&quot;~ Type=~http://schemas.octgn.org/picture~/&gt;&quot;)" table:style-name="ce1">
            <text:p><text:s/>&lt;Relationship Target=~/cards/SS_geraldhohnex.jpg~ Id=~Ce131aaa7-10b6-4c2f-b4f9-4a60f9117a38~ Type=~http://schemas.octgn.org/picture~/&gt;</text:p>
          </table:table-cell>
          <table:table-cell office:value-type="string" table:style-name="ce1">
            <text:p>e131aaa7-10b6-4c2f-b4f9-4a60f9117a38</text:p>
          </table:table-cell>
          <table:table-cell office:value-type="string" table:style-name="ce1">
            <text:p>SS_geraldhohnex</text:p>
          </table:table-cell>
          <table:table-cell office:value-type="string" table:style-name="ce1">
            <text:p>Gerald Hohn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Experienced • Unique • Loyal React: Once per turn you may sink one of your crew immediatly before you push Gerald forward for a Boarding Attack to give Gerald +3 Swashbuckling until the end of the Boarding.</text:p>
          </table:table-cell>
          <table:table-cell table:number-columns-repeated="16361"/>
        </table:table-row>
        <table:table-row table:style-name="ro1">
          <table:table-cell office:value-type="string" office:string-value="  &lt;card id=~34a358bf-251a-40a6-b6d5-91a0386459a9~ name=~Hand of the Sirens~&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34a358bf-251a-40a6-b6d5-91a0386459a9~ name=~Hand of the Sirens~&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 /&gt;&lt;/card&gt;</text:p>
          </table:table-cell>
          <table:table-cell office:value-type="string" office:string-value=" &lt;Relationship Target=~/cards/SS_handofthesirens.jpg~ Id=~C34a358bf-251a-40a6-b6d5-91a0386459a9~ Type=~http://schemas.octgn.org/picture~/&gt;" table:formula="of:=CONCATENATE(&quot; &lt;Relationship Target=~/cards/&quot;;[.D41];&quot;.jpg~ Id=~C&quot;;[.C41];&quot;~ Type=~http://schemas.octgn.org/picture~/&gt;&quot;)" table:style-name="ce1">
            <text:p><text:s/>&lt;Relationship Target=~/cards/SS_handofthesirens.jpg~ Id=~C34a358bf-251a-40a6-b6d5-91a0386459a9~ Type=~http://schemas.octgn.org/picture~/&gt;</text:p>
          </table:table-cell>
          <table:table-cell office:value-type="string" table:style-name="ce1">
            <text:p>34a358bf-251a-40a6-b6d5-91a0386459a9</text:p>
          </table:table-cell>
          <table:table-cell office:value-type="string" table:style-name="ce1">
            <text:p>SS_handofthesirens</text:p>
          </table:table-cell>
          <table:table-cell office:value-type="string" table:style-name="ce1">
            <text:p>Hand of the Sirens</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text:p>
          </table:table-cell>
          <table:table-cell table:number-columns-repeated="16361"/>
        </table:table-row>
        <table:table-row table:style-name="ro1">
          <table:table-cell office:value-type="string" office:string-value="  &lt;card id=~ac4b9649-a215-4269-afa9-4847ac58ce88~ name=~Harsh Light of Realit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Fate cards in play. Tack those cards.~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c4b9649-a215-4269-afa9-4847ac58ce88~ name=~Harsh Light of Realit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Fate cards in play. Tack those cards.~ /&gt;&lt;/card&gt;</text:p>
          </table:table-cell>
          <table:table-cell office:value-type="string" office:string-value=" &lt;Relationship Target=~/cards/SS_harshlightofreality.jpg~ Id=~Cac4b9649-a215-4269-afa9-4847ac58ce88~ Type=~http://schemas.octgn.org/picture~/&gt;" table:formula="of:=CONCATENATE(&quot; &lt;Relationship Target=~/cards/&quot;;[.D42];&quot;.jpg~ Id=~C&quot;;[.C42];&quot;~ Type=~http://schemas.octgn.org/picture~/&gt;&quot;)" table:style-name="ce1">
            <text:p><text:s/>&lt;Relationship Target=~/cards/SS_harshlightofreality.jpg~ Id=~Cac4b9649-a215-4269-afa9-4847ac58ce88~ Type=~http://schemas.octgn.org/picture~/&gt;</text:p>
          </table:table-cell>
          <table:table-cell office:value-type="string" table:style-name="ce1">
            <text:p>ac4b9649-a215-4269-afa9-4847ac58ce88</text:p>
          </table:table-cell>
          <table:table-cell office:value-type="string" table:style-name="ce1">
            <text:p>SS_harshlightofreality</text:p>
          </table:table-cell>
          <table:table-cell office:value-type="string" table:style-name="ce1">
            <text:p>Harsh Light of Reality</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ll Fate cards in play. Tack those cards.</text:p>
          </table:table-cell>
          <table:table-cell table:number-columns-repeated="16361"/>
        </table:table-row>
        <table:table-row table:style-name="ro1">
          <table:table-cell office:value-type="string" office:string-value="  &lt;card id=~ec93667e-4e98-4fa3-9de8-825467b4970f~ name=~He Fights Well...~&gt;&lt;property name=~Rarity~ value=~R~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React: Play when you tack your Captain to absorb Hits. This card attaches to your Captain. Your Captain gains +1 Swashbuckling and inflicts 1 extra Hit during Boarding Attacks.~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ec93667e-4e98-4fa3-9de8-825467b4970f~ name=~He Fights Well...~&gt;&lt;property name=~Rarity~ value=~R~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React: Play when you tack your Captain to absorb Hits. This card attaches to your Captain. Your Captain gains +1 Swashbuckling and inflicts 1 extra Hit during Boarding Attacks.~ /&gt;&lt;/card&gt;</text:p>
          </table:table-cell>
          <table:table-cell office:value-type="string" office:string-value=" &lt;Relationship Target=~/cards/SS_HeFightsWell.jpg~ Id=~Cec93667e-4e98-4fa3-9de8-825467b4970f~ Type=~http://schemas.octgn.org/picture~/&gt;" table:formula="of:=CONCATENATE(&quot; &lt;Relationship Target=~/cards/&quot;;[.D43];&quot;.jpg~ Id=~C&quot;;[.C43];&quot;~ Type=~http://schemas.octgn.org/picture~/&gt;&quot;)" table:style-name="ce1">
            <text:p><text:s/>&lt;Relationship Target=~/cards/SS_HeFightsWell.jpg~ Id=~Cec93667e-4e98-4fa3-9de8-825467b4970f~ Type=~http://schemas.octgn.org/picture~/&gt;</text:p>
          </table:table-cell>
          <table:table-cell office:value-type="string" table:style-name="ce1">
            <text:p>ec93667e-4e98-4fa3-9de8-825467b4970f</text:p>
          </table:table-cell>
          <table:table-cell office:value-type="string" table:style-name="ce1">
            <text:p>SS_HeFightsWell</text:p>
          </table:table-cell>
          <table:table-cell office:value-type="string" table:style-name="ce1">
            <text:p>He Fights Well...</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React: Play when you tack your Captain to absorb Hits. This card attaches to your Captain. Your Captain gains +1 Swashbuckling and inflicts 1 extra Hit during Boarding Attacks.</text:p>
          </table:table-cell>
          <table:table-cell table:number-columns-repeated="16361"/>
        </table:table-row>
        <table:table-row table:style-name="ro1">
          <table:table-cell office:value-type="string" office:string-value="  &lt;card id=~5c1bf045-8351-403d-aff8-b50cb5dec86e~ name=~...He Rides Well...~&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Fights Well...” attached to play this card. React: Play when you tack your Captain to produce Adventuring. This card attaches to your Captain and gives a +1 to all his skills.~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5c1bf045-8351-403d-aff8-b50cb5dec86e~ name=~...He Rides Well...~&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Fights Well...” attached to play this card. React: Play when you tack your Captain to produce Adventuring. This card attaches to your Captain and gives a +1 to all his skills.~ /&gt;&lt;/card&gt;</text:p>
          </table:table-cell>
          <table:table-cell office:value-type="string" office:string-value=" &lt;Relationship Target=~/cards/SS_HeRidesWell.jpg~ Id=~C5c1bf045-8351-403d-aff8-b50cb5dec86e~ Type=~http://schemas.octgn.org/picture~/&gt;" table:formula="of:=CONCATENATE(&quot; &lt;Relationship Target=~/cards/&quot;;[.D44];&quot;.jpg~ Id=~C&quot;;[.C44];&quot;~ Type=~http://schemas.octgn.org/picture~/&gt;&quot;)" table:style-name="ce1">
            <text:p><text:s/>&lt;Relationship Target=~/cards/SS_HeRidesWell.jpg~ Id=~C5c1bf045-8351-403d-aff8-b50cb5dec86e~ Type=~http://schemas.octgn.org/picture~/&gt;</text:p>
          </table:table-cell>
          <table:table-cell office:value-type="string" table:style-name="ce1">
            <text:p>5c1bf045-8351-403d-aff8-b50cb5dec86e</text:p>
          </table:table-cell>
          <table:table-cell office:value-type="string" table:style-name="ce1">
            <text:p>SS_HeRidesWell</text:p>
          </table:table-cell>
          <table:table-cell office:value-type="string" table:style-name="ce1">
            <text:p>...He Rides Well...</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Your Captain must already have “He Fights Well...” attached to play this card. React: Play when you tack your Captain to produce Adventuring. This card attaches to your Captain and gives a +1 to all his skills.</text:p>
          </table:table-cell>
          <table:table-cell table:number-columns-repeated="16361"/>
        </table:table-row>
        <table:table-row table:style-name="ro1">
          <table:table-cell office:value-type="string" office:string-value="  &lt;card id=~7f16db06-d845-42ee-a79e-8890c844edad~ name=~...and He Makes Witty Repartee~&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Rides Well attached to play this card. React: Play when your Captain tacks to produce Inf. This card attaches to your Captain. Each time you inflict 3 or more hits with a Cannon or Boarding attack, inflict 2 extra Hits.~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7f16db06-d845-42ee-a79e-8890c844edad~ name=~...and He Makes Witty Repartee~&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Rides Well attached to play this card. React: Play when your Captain tacks to produce Inf. This card attaches to your Captain. Each time you inflict 3 or more hits with a Cannon or Boarding attack, inflict 2 extra Hits.~ /&gt;&lt;/card&gt;</text:p>
          </table:table-cell>
          <table:table-cell office:value-type="string" office:string-value=" &lt;Relationship Target=~/cards/SS_andhemakeswittyrepartee.jpg~ Id=~C7f16db06-d845-42ee-a79e-8890c844edad~ Type=~http://schemas.octgn.org/picture~/&gt;" table:formula="of:=CONCATENATE(&quot; &lt;Relationship Target=~/cards/&quot;;[.D45];&quot;.jpg~ Id=~C&quot;;[.C45];&quot;~ Type=~http://schemas.octgn.org/picture~/&gt;&quot;)" table:style-name="ce1">
            <text:p><text:s/>&lt;Relationship Target=~/cards/SS_andhemakeswittyrepartee.jpg~ Id=~C7f16db06-d845-42ee-a79e-8890c844edad~ Type=~http://schemas.octgn.org/picture~/&gt;</text:p>
          </table:table-cell>
          <table:table-cell office:value-type="string" table:style-name="ce1">
            <text:p>7f16db06-d845-42ee-a79e-8890c844edad</text:p>
          </table:table-cell>
          <table:table-cell office:value-type="string" table:style-name="ce1">
            <text:p>SS_andhemakeswittyrepartee</text:p>
          </table:table-cell>
          <table:table-cell office:value-type="string" table:style-name="ce1">
            <text:p>...and He Makes Witty Reparte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Your Captain must already have He Rides Well attached to play this card. React: Play when your Captain tacks to produce Inf. This card attaches to your Captain. Each time you inflict 3 or more hits with a Cannon or Boarding attack, inflict 2 extra Hits.</text:p>
          </table:table-cell>
          <table:table-cell table:number-columns-repeated="16361" table:style-name="ce2"/>
        </table:table-row>
        <table:table-row table:style-name="ro1">
          <table:table-cell office:value-type="string" office:string-value="  &lt;card id=~047c4198-de1f-43ad-b11d-031704d04708~ name=~Hoskuld Hardrad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Vesten~ /&gt;&lt;property name=~Text~ value=~Experienced • Unique • Loyal • Heroic • Swordsman +2 Act: Once per turn, you may discard one Weather card from your hand to give Hoskuld +1 to all skills for the remainder of the turn.~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047c4198-de1f-43ad-b11d-031704d04708~ name=~Hoskuld Hardrad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Vesten~ /&gt;&lt;property name=~Text~ value=~Experienced • Unique • Loyal • Heroic • Swordsman +2 Act: Once per turn, you may discard one Weather card from your hand to give Hoskuld +1 to all skills for the remainder of the turn.~ /&gt;&lt;/card&gt;</text:p>
          </table:table-cell>
          <table:table-cell office:value-type="string" office:string-value=" &lt;Relationship Target=~/cards/SS_hoskuldhardradax.jpg~ Id=~C047c4198-de1f-43ad-b11d-031704d04708~ Type=~http://schemas.octgn.org/picture~/&gt;" table:formula="of:=CONCATENATE(&quot; &lt;Relationship Target=~/cards/&quot;;[.D46];&quot;.jpg~ Id=~C&quot;;[.C46];&quot;~ Type=~http://schemas.octgn.org/picture~/&gt;&quot;)" table:style-name="ce1">
            <text:p><text:s/>&lt;Relationship Target=~/cards/SS_hoskuldhardradax.jpg~ Id=~C047c4198-de1f-43ad-b11d-031704d04708~ Type=~http://schemas.octgn.org/picture~/&gt;</text:p>
          </table:table-cell>
          <table:table-cell office:value-type="string" table:style-name="ce1">
            <text:p>047c4198-de1f-43ad-b11d-031704d04708</text:p>
          </table:table-cell>
          <table:table-cell office:value-type="string" table:style-name="ce1">
            <text:p>SS_hoskuldhardradax</text:p>
          </table:table-cell>
          <table:table-cell office:value-type="string" table:style-name="ce1">
            <text:p>Hoskuld Hardrad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Experienced • Unique • Loyal • Heroic • Swordsman +2 Act: Once per turn, you may discard one Weather card from your hand to give Hoskuld +1 to all skills for the remainder of the turn.</text:p>
          </table:table-cell>
          <table:table-cell table:number-columns-repeated="16361"/>
        </table:table-row>
        <table:table-row table:style-name="ro1">
          <table:table-cell office:value-type="string" office:string-value="  &lt;card id=~2860b653-0c3c-4706-b97f-11de84dfb432~ name=~Host (Harves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Unique • Laedom 2 Knack Your hand size is increased by 1.~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2860b653-0c3c-4706-b97f-11de84dfb432~ name=~Host (Harves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Unique • Laedom 2 Knack Your hand size is increased by 1.~ /&gt;&lt;/card&gt;</text:p>
          </table:table-cell>
          <table:table-cell office:value-type="string" office:string-value=" &lt;Relationship Target=~/cards/SS_hostharvest.jpg~ Id=~C2860b653-0c3c-4706-b97f-11de84dfb432~ Type=~http://schemas.octgn.org/picture~/&gt;" table:formula="of:=CONCATENATE(&quot; &lt;Relationship Target=~/cards/&quot;;[.D47];&quot;.jpg~ Id=~C&quot;;[.C47];&quot;~ Type=~http://schemas.octgn.org/picture~/&gt;&quot;)" table:style-name="ce1">
            <text:p><text:s/>&lt;Relationship Target=~/cards/SS_hostharvest.jpg~ Id=~C2860b653-0c3c-4706-b97f-11de84dfb432~ Type=~http://schemas.octgn.org/picture~/&gt;</text:p>
          </table:table-cell>
          <table:table-cell office:value-type="string" table:style-name="ce1">
            <text:p>2860b653-0c3c-4706-b97f-11de84dfb432</text:p>
          </table:table-cell>
          <table:table-cell office:value-type="string" table:style-name="ce1">
            <text:p>SS_hostharvest</text:p>
          </table:table-cell>
          <table:table-cell office:value-type="string" table:style-name="ce1">
            <text:p>Host (Harves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Unique • Laedom 2 Knack Your hand size is increased by 1.</text:p>
          </table:table-cell>
          <table:table-cell table:number-columns-repeated="16361"/>
        </table:table-row>
        <table:table-row table:style-name="ro1">
          <table:table-cell office:value-type="string" office:string-value="  &lt;card id=~979f8d1c-3e9c-4849-b49c-0186df207f67~ name=~Howls of Vengence~&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Oath React: Instead of performing a Boarding Attack, pay 1 Swashbuckling to tack this card. Your hand size is increased by one while your Ship is in a Boarding and this card is tacked.~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979f8d1c-3e9c-4849-b49c-0186df207f67~ name=~Howls of Vengence~&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Oath React: Instead of performing a Boarding Attack, pay 1 Swashbuckling to tack this card. Your hand size is increased by one while your Ship is in a Boarding and this card is tacked.~ /&gt;&lt;/card&gt;</text:p>
          </table:table-cell>
          <table:table-cell office:value-type="string" office:string-value=" &lt;Relationship Target=~/cards/SS_howlsofvengeance.jpg~ Id=~C979f8d1c-3e9c-4849-b49c-0186df207f67~ Type=~http://schemas.octgn.org/picture~/&gt;" table:formula="of:=CONCATENATE(&quot; &lt;Relationship Target=~/cards/&quot;;[.D48];&quot;.jpg~ Id=~C&quot;;[.C48];&quot;~ Type=~http://schemas.octgn.org/picture~/&gt;&quot;)" table:style-name="ce1">
            <text:p><text:s/>&lt;Relationship Target=~/cards/SS_howlsofvengeance.jpg~ Id=~C979f8d1c-3e9c-4849-b49c-0186df207f67~ Type=~http://schemas.octgn.org/picture~/&gt;</text:p>
          </table:table-cell>
          <table:table-cell office:value-type="string" table:style-name="ce1">
            <text:p>979f8d1c-3e9c-4849-b49c-0186df207f67</text:p>
          </table:table-cell>
          <table:table-cell office:value-type="string" table:style-name="ce1">
            <text:p>SS_howlsofvengeance</text:p>
          </table:table-cell>
          <table:table-cell office:value-type="string" table:style-name="ce1">
            <text:p>Howls of Vengence</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Oath React: Instead of performing a Boarding Attack, pay 1 Swashbuckling to tack this card. Your hand size is increased by one while your Ship is in a Boarding and this card is tacked.</text:p>
          </table:table-cell>
          <table:table-cell table:number-columns-repeated="16361"/>
        </table:table-row>
        <table:table-row table:style-name="ro1">
          <table:table-cell office:value-type="string" office:string-value="  &lt;card id=~d598f493-faaf-4145-bdcb-432da4f061ae~ name=~I'm Not Left-Hand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Swordsman 2 Knack React: Play before you play a Boarding Attack for one of your crew. Draw 3 cards. If the other player in the Boarding has I'm Not Left•Handed in play when you play this card, draw 2 extra cards. This card is not discarded until the end of this Boarding.~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d598f493-faaf-4145-bdcb-432da4f061ae~ name=~I'm Not Left-Hand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Swordsman 2 Knack React: Play before you play a Boarding Attack for one of your crew. Draw 3 cards. If the other player in the Boarding has I'm Not Left•Handed in play when you play this card, draw 2 extra cards. This card is not discarded until the end of this Boarding.~ /&gt;&lt;/card&gt;</text:p>
          </table:table-cell>
          <table:table-cell office:value-type="string" office:string-value=" &lt;Relationship Target=~/cards/SS_imnotlefthanded.jpg~ Id=~Cd598f493-faaf-4145-bdcb-432da4f061ae~ Type=~http://schemas.octgn.org/picture~/&gt;" table:formula="of:=CONCATENATE(&quot; &lt;Relationship Target=~/cards/&quot;;[.D49];&quot;.jpg~ Id=~C&quot;;[.C49];&quot;~ Type=~http://schemas.octgn.org/picture~/&gt;&quot;)" table:style-name="ce1">
            <text:p><text:s/>&lt;Relationship Target=~/cards/SS_imnotlefthanded.jpg~ Id=~Cd598f493-faaf-4145-bdcb-432da4f061ae~ Type=~http://schemas.octgn.org/picture~/&gt;</text:p>
          </table:table-cell>
          <table:table-cell office:value-type="string" table:style-name="ce1">
            <text:p>d598f493-faaf-4145-bdcb-432da4f061ae</text:p>
          </table:table-cell>
          <table:table-cell office:value-type="string" table:style-name="ce1">
            <text:p>SS_imnotlefthanded</text:p>
          </table:table-cell>
          <table:table-cell office:value-type="string" table:style-name="ce1">
            <text:p>I'm Not Left-Handed</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Swordsman 2 Knack React: Play before you play a Boarding Attack for one of your crew. Draw 3 cards. If the other player in the Boarding has I'm Not Left•Handed in play when you play this card, draw 2 extra cards. This card is not discarded until the end of this Boarding.</text:p>
          </table:table-cell>
          <table:table-cell table:number-columns-repeated="16361"/>
        </table:table-row>
        <table:table-row table:style-name="ro1">
          <table:table-cell office:value-type="string" office:string-value="  &lt;card id=~a727a624-af02-4ea4-b172-d1ad0822f20d~ name=~Ini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2~ /&gt;&lt;property name=~Crew Max.~ value=~~ /&gt;&lt;property name=~Move Cost~ value=~~ /&gt;&lt;property name=~Faction~ value=~Corsairs~ /&gt;&lt;property name=~Text~ value=~Experienced • Unique • Loyal React: Discard a crew card from your hand when the other player in a Boarding performs an action instead of performing a Boarding Attack to cancel the action.~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a727a624-af02-4ea4-b172-d1ad0822f20d~ name=~Ini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2~ /&gt;&lt;property name=~Crew Max.~ value=~~ /&gt;&lt;property name=~Move Cost~ value=~~ /&gt;&lt;property name=~Faction~ value=~Corsairs~ /&gt;&lt;property name=~Text~ value=~Experienced • Unique • Loyal React: Discard a crew card from your hand when the other player in a Boarding performs an action instead of performing a Boarding Attack to cancel the action.~ /&gt;&lt;/card&gt;</text:p>
          </table:table-cell>
          <table:table-cell office:value-type="string" office:string-value=" &lt;Relationship Target=~/cards/SS_Inil.jpg~ Id=~Ca727a624-af02-4ea4-b172-d1ad0822f20d~ Type=~http://schemas.octgn.org/picture~/&gt;" table:formula="of:=CONCATENATE(&quot; &lt;Relationship Target=~/cards/&quot;;[.D50];&quot;.jpg~ Id=~C&quot;;[.C50];&quot;~ Type=~http://schemas.octgn.org/picture~/&gt;&quot;)" table:style-name="ce1">
            <text:p><text:s/>&lt;Relationship Target=~/cards/SS_Inil.jpg~ Id=~Ca727a624-af02-4ea4-b172-d1ad0822f20d~ Type=~http://schemas.octgn.org/picture~/&gt;</text:p>
          </table:table-cell>
          <table:table-cell office:value-type="string" table:style-name="ce1">
            <text:p>a727a624-af02-4ea4-b172-d1ad0822f20d</text:p>
          </table:table-cell>
          <table:table-cell office:value-type="string" table:style-name="ce1">
            <text:p>SS_Inil</text:p>
          </table:table-cell>
          <table:table-cell office:value-type="string" table:style-name="ce1">
            <text:p>Inil</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Experienced • Unique • Loyal React: Discard a crew card from your hand when the other player in a Boarding performs an action instead of performing a Boarding Attack to cancel the action.</text:p>
          </table:table-cell>
          <table:table-cell table:number-columns-repeated="16361"/>
        </table:table-row>
        <table:table-row table:style-name="ro1">
          <table:table-cell office:value-type="string" office:string-value="  &lt;card id=~a613945e-7826-42b6-9162-c22b514b80c3~ name=~Inquisitor Bascall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4~ /&gt;&lt;property name=~Swashbuckling~ value=~1~ /&gt;&lt;property name=~Crew Max.~ value=~~ /&gt;&lt;property name=~Move Cost~ value=~~ /&gt;&lt;property name=~Faction~ value=~Castille~ /&gt;&lt;property name=~Text~ value=~Unique • Loyal • Holy • Villainous Act: Tack Bascalle and sink one of your non•Loyal crew. All of your Castillian crew gain +1 to all of their skills until the end of your next action.~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a613945e-7826-42b6-9162-c22b514b80c3~ name=~Inquisitor Bascall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4~ /&gt;&lt;property name=~Swashbuckling~ value=~1~ /&gt;&lt;property name=~Crew Max.~ value=~~ /&gt;&lt;property name=~Move Cost~ value=~~ /&gt;&lt;property name=~Faction~ value=~Castille~ /&gt;&lt;property name=~Text~ value=~Unique • Loyal • Holy • Villainous Act: Tack Bascalle and sink one of your non•Loyal crew. All of your Castillian crew gain +1 to all of their skills until the end of your next action.~ /&gt;&lt;/card&gt;</text:p>
          </table:table-cell>
          <table:table-cell office:value-type="string" office:string-value=" &lt;Relationship Target=~/cards/SS_inquisitorbascalle.jpg~ Id=~Ca613945e-7826-42b6-9162-c22b514b80c3~ Type=~http://schemas.octgn.org/picture~/&gt;" table:formula="of:=CONCATENATE(&quot; &lt;Relationship Target=~/cards/&quot;;[.D51];&quot;.jpg~ Id=~C&quot;;[.C51];&quot;~ Type=~http://schemas.octgn.org/picture~/&gt;&quot;)" table:style-name="ce1">
            <text:p><text:s/>&lt;Relationship Target=~/cards/SS_inquisitorbascalle.jpg~ Id=~Ca613945e-7826-42b6-9162-c22b514b80c3~ Type=~http://schemas.octgn.org/picture~/&gt;</text:p>
          </table:table-cell>
          <table:table-cell office:value-type="string" table:style-name="ce1">
            <text:p>a613945e-7826-42b6-9162-c22b514b80c3</text:p>
          </table:table-cell>
          <table:table-cell office:value-type="string" table:style-name="ce1">
            <text:p>SS_inquisitorbascalle</text:p>
          </table:table-cell>
          <table:table-cell office:value-type="string" table:style-name="ce1">
            <text:p>Inquisitor Bascalle</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Unique • Loyal • Holy • Villainous Act: Tack Bascalle and sink one of your non•Loyal crew. All of your Castillian crew gain +1 to all of their skills until the end of your next action.</text:p>
          </table:table-cell>
          <table:table-cell table:number-columns-repeated="16361"/>
        </table:table-row>
        <table:table-row table:style-name="ro1">
          <table:table-cell office:value-type="string" office:string-value="  &lt;card id=~9f0084d6-9f34-4d53-8481-584fe4ed3512~ name=~Javier de Bejaran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Crimson Rogers~ /&gt;&lt;property name=~Text~ value=~Experienced • Unique • Loyal • Villainous Act: Once per turn, you may sink one of your crew to untack Javier.~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9f0084d6-9f34-4d53-8481-584fe4ed3512~ name=~Javier de Bejaran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Crimson Rogers~ /&gt;&lt;property name=~Text~ value=~Experienced • Unique • Loyal • Villainous Act: Once per turn, you may sink one of your crew to untack Javier.~ /&gt;&lt;/card&gt;</text:p>
          </table:table-cell>
          <table:table-cell office:value-type="string" office:string-value=" &lt;Relationship Target=~/cards/SS_JavierdeBejarano.jpg~ Id=~C9f0084d6-9f34-4d53-8481-584fe4ed3512~ Type=~http://schemas.octgn.org/picture~/&gt;" table:formula="of:=CONCATENATE(&quot; &lt;Relationship Target=~/cards/&quot;;[.D52];&quot;.jpg~ Id=~C&quot;;[.C52];&quot;~ Type=~http://schemas.octgn.org/picture~/&gt;&quot;)" table:style-name="ce1">
            <text:p><text:s/>&lt;Relationship Target=~/cards/SS_JavierdeBejarano.jpg~ Id=~C9f0084d6-9f34-4d53-8481-584fe4ed3512~ Type=~http://schemas.octgn.org/picture~/&gt;</text:p>
          </table:table-cell>
          <table:table-cell office:value-type="string" table:style-name="ce1">
            <text:p>9f0084d6-9f34-4d53-8481-584fe4ed3512</text:p>
          </table:table-cell>
          <table:table-cell office:value-type="string" table:style-name="ce1">
            <text:p>SS_JavierdeBejarano</text:p>
          </table:table-cell>
          <table:table-cell office:value-type="string" table:style-name="ce1">
            <text:p>Javier de Bejarano</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Experienced • Unique • Loyal • Villainous Act: Once per turn, you may sink one of your crew to untack Javier.</text:p>
          </table:table-cell>
          <table:table-cell table:number-columns-repeated="16361"/>
        </table:table-row>
        <table:table-row table:style-name="ro1">
          <table:table-cell office:value-type="string" office:string-value="  &lt;card id=~1e0c38c7-dc57-4f75-b7f2-b1e758f21ad9~ name=~Jem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3~ /&gt;&lt;property name=~Crew Max.~ value=~~ /&gt;&lt;property name=~Move Cost~ value=~~ /&gt;&lt;property name=~Faction~ value=~Crimson Rogers~ /&gt;&lt;property name=~Text~ value=~Experienced • Unique • Loyal • Topman • Heroic Jemy inflicts 3 fewer hits during Boarding Attacks (minimum 0)~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1e0c38c7-dc57-4f75-b7f2-b1e758f21ad9~ name=~Jem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3~ /&gt;&lt;property name=~Crew Max.~ value=~~ /&gt;&lt;property name=~Move Cost~ value=~~ /&gt;&lt;property name=~Faction~ value=~Crimson Rogers~ /&gt;&lt;property name=~Text~ value=~Experienced • Unique • Loyal • Topman • Heroic Jemy inflicts 3 fewer hits during Boarding Attacks (minimum 0)~ /&gt;&lt;/card&gt;</text:p>
          </table:table-cell>
          <table:table-cell office:value-type="string" office:string-value=" &lt;Relationship Target=~/cards/SS_jemyx.jpg~ Id=~C1e0c38c7-dc57-4f75-b7f2-b1e758f21ad9~ Type=~http://schemas.octgn.org/picture~/&gt;" table:formula="of:=CONCATENATE(&quot; &lt;Relationship Target=~/cards/&quot;;[.D53];&quot;.jpg~ Id=~C&quot;;[.C53];&quot;~ Type=~http://schemas.octgn.org/picture~/&gt;&quot;)" table:style-name="ce1">
            <text:p><text:s/>&lt;Relationship Target=~/cards/SS_jemyx.jpg~ Id=~C1e0c38c7-dc57-4f75-b7f2-b1e758f21ad9~ Type=~http://schemas.octgn.org/picture~/&gt;</text:p>
          </table:table-cell>
          <table:table-cell office:value-type="string" table:style-name="ce1">
            <text:p>1e0c38c7-dc57-4f75-b7f2-b1e758f21ad9</text:p>
          </table:table-cell>
          <table:table-cell office:value-type="string" table:style-name="ce1">
            <text:p>SS_jemyx</text:p>
          </table:table-cell>
          <table:table-cell office:value-type="string" table:style-name="ce1">
            <text:p>Jemy</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1">
            <text:p>Experienced • Unique • Loyal • Topman • Heroic Jemy inflicts 3 fewer hits during Boarding Attacks (minimum 0)</text:p>
          </table:table-cell>
          <table:table-cell table:number-columns-repeated="16361"/>
        </table:table-row>
        <table:table-row table:style-name="ro1">
          <table:table-cell office:value-type="string" office:string-value="  &lt;card id=~8f25d613-2dde-4047-adf9-d897fe452bb0~ name=~Joern Keitelsson~&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Crimson Rogers~ /&gt;&lt;property name=~Text~ value=~Experienced • Unique • Loyal • First Mate • Swordsman +2 Your hand size is increased by 2.~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8f25d613-2dde-4047-adf9-d897fe452bb0~ name=~Joern Keitelsson~&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Crimson Rogers~ /&gt;&lt;property name=~Text~ value=~Experienced • Unique • Loyal • First Mate • Swordsman +2 Your hand size is increased by 2.~ /&gt;&lt;/card&gt;</text:p>
          </table:table-cell>
          <table:table-cell office:value-type="string" office:string-value=" &lt;Relationship Target=~/cards/SS_joernkeitelssonx.jpg~ Id=~C8f25d613-2dde-4047-adf9-d897fe452bb0~ Type=~http://schemas.octgn.org/picture~/&gt;" table:formula="of:=CONCATENATE(&quot; &lt;Relationship Target=~/cards/&quot;;[.D54];&quot;.jpg~ Id=~C&quot;;[.C54];&quot;~ Type=~http://schemas.octgn.org/picture~/&gt;&quot;)" table:style-name="ce1">
            <text:p><text:s/>&lt;Relationship Target=~/cards/SS_joernkeitelssonx.jpg~ Id=~C8f25d613-2dde-4047-adf9-d897fe452bb0~ Type=~http://schemas.octgn.org/picture~/&gt;</text:p>
          </table:table-cell>
          <table:table-cell office:value-type="string" table:style-name="ce1">
            <text:p>8f25d613-2dde-4047-adf9-d897fe452bb0</text:p>
          </table:table-cell>
          <table:table-cell office:value-type="string" table:style-name="ce1">
            <text:p>SS_joernkeitelssonx</text:p>
          </table:table-cell>
          <table:table-cell office:value-type="string" table:style-name="ce1">
            <text:p>Joern Keitelsson</text:p>
          </table:table-cell>
          <table:table-cell office:value-type="string" table:style-name="ce1">
            <text:p>F</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Experienced • Unique • Loyal • First Mate • Swordsman +2 Your hand size is increased by 2.</text:p>
          </table:table-cell>
          <table:table-cell table:number-columns-repeated="16361"/>
        </table:table-row>
        <table:table-row table:style-name="ro1">
          <table:table-cell office:value-type="string" office:string-value="  &lt;card id=~d286ba70-5ad4-4ab0-9796-91e8cf90697a~ name=~Jorund's Betrayal~&gt;&lt;property name=~Rarity~ value=~R~ /&gt;&lt;property name=~Type~ value=~actions~ /&gt;&lt;property name=~Cost~ value=~7~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completes a non•Artifact Adventure. The Adventure is discarded without benefit. If the player completing the Adventure has a Villainous crew in play, except Captain, Jorund's Betrayal target that player's Ship and inflicts 3 Hit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286ba70-5ad4-4ab0-9796-91e8cf90697a~ name=~Jorund's Betrayal~&gt;&lt;property name=~Rarity~ value=~R~ /&gt;&lt;property name=~Type~ value=~actions~ /&gt;&lt;property name=~Cost~ value=~7~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completes a non•Artifact Adventure. The Adventure is discarded without benefit. If the player completing the Adventure has a Villainous crew in play, except Captain, Jorund's Betrayal target that player's Ship and inflicts 3 Hits.~ /&gt;&lt;/card&gt;</text:p>
          </table:table-cell>
          <table:table-cell office:value-type="string" office:string-value=" &lt;Relationship Target=~/cards/SS_jorundsbetrayal.jpg~ Id=~Cd286ba70-5ad4-4ab0-9796-91e8cf90697a~ Type=~http://schemas.octgn.org/picture~/&gt;" table:formula="of:=CONCATENATE(&quot; &lt;Relationship Target=~/cards/&quot;;[.D55];&quot;.jpg~ Id=~C&quot;;[.C55];&quot;~ Type=~http://schemas.octgn.org/picture~/&gt;&quot;)" table:style-name="ce1">
            <text:p><text:s/>&lt;Relationship Target=~/cards/SS_jorundsbetrayal.jpg~ Id=~Cd286ba70-5ad4-4ab0-9796-91e8cf90697a~ Type=~http://schemas.octgn.org/picture~/&gt;</text:p>
          </table:table-cell>
          <table:table-cell office:value-type="string" table:style-name="ce1">
            <text:p>d286ba70-5ad4-4ab0-9796-91e8cf90697a</text:p>
          </table:table-cell>
          <table:table-cell office:value-type="string" table:style-name="ce1">
            <text:p>SS_jorundsbetrayal</text:p>
          </table:table-cell>
          <table:table-cell office:value-type="string" table:style-name="ce1">
            <text:p>Jorund's Betrayal</text:p>
          </table:table-cell>
          <table:table-cell office:value-type="string" table:style-name="ce1">
            <text:p>R</text:p>
          </table:table-cell>
          <table:table-cell office:value-type="string" table:style-name="ce1">
            <text:p>actions</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completes a non•Artifact Adventure. The Adventure is discarded without benefit. If the player completing the Adventure has a Villainous crew in play, except Captain, Jorund's Betrayal target that player's Ship and inflicts 3 Hits.</text:p>
          </table:table-cell>
          <table:table-cell table:number-columns-repeated="16361"/>
        </table:table-row>
        <table:table-row table:style-name="ro1">
          <table:table-cell office:value-type="string" office:string-value="  &lt;card id=~fbac5171-59cc-4813-b476-f432245c4f82~ name=~King Before Captai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except a Captain) with more than two completed adventures attached to the same skill. Discard all cards attached to the crew.~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fbac5171-59cc-4813-b476-f432245c4f82~ name=~King Before Captai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except a Captain) with more than two completed adventures attached to the same skill. Discard all cards attached to the crew.~ /&gt;&lt;/card&gt;</text:p>
          </table:table-cell>
          <table:table-cell office:value-type="string" office:string-value=" &lt;Relationship Target=~/cards/SS_kingbeforecaptain.jpg~ Id=~Cfbac5171-59cc-4813-b476-f432245c4f82~ Type=~http://schemas.octgn.org/picture~/&gt;" table:formula="of:=CONCATENATE(&quot; &lt;Relationship Target=~/cards/&quot;;[.D56];&quot;.jpg~ Id=~C&quot;;[.C56];&quot;~ Type=~http://schemas.octgn.org/picture~/&gt;&quot;)" table:style-name="ce1">
            <text:p><text:s/>&lt;Relationship Target=~/cards/SS_kingbeforecaptain.jpg~ Id=~Cfbac5171-59cc-4813-b476-f432245c4f82~ Type=~http://schemas.octgn.org/picture~/&gt;</text:p>
          </table:table-cell>
          <table:table-cell office:value-type="string" table:style-name="ce1">
            <text:p>fbac5171-59cc-4813-b476-f432245c4f82</text:p>
          </table:table-cell>
          <table:table-cell office:value-type="string" table:style-name="ce1">
            <text:p>SS_kingbeforecaptain</text:p>
          </table:table-cell>
          <table:table-cell office:value-type="string" table:style-name="ce1">
            <text:p>King Before Captain</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except a Captain) with more than two completed adventures attached to the same skill. Discard all cards attached to the crew.</text:p>
          </table:table-cell>
          <table:table-cell table:number-columns-repeated="16361"/>
        </table:table-row>
        <table:table-row table:style-name="ro1">
          <table:table-cell office:value-type="string" office:string-value="  &lt;card id=~7f26a478-244d-4ea8-9fa1-6d7aa030f44e~ name=~La Bucca Defenses~&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Port You may only play this card if you have a Brotherhood Captain. As an action, any player in this Sea may tack this card by paying 3 Influence. Act: You may tack this card to targer a Ship in this Sea. Inflict a 5 Hit Cannon Attack on that Ship.~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7f26a478-244d-4ea8-9fa1-6d7aa030f44e~ name=~La Bucca Defenses~&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Port You may only play this card if you have a Brotherhood Captain. As an action, any player in this Sea may tack this card by paying 3 Influence. Act: You may tack this card to targer a Ship in this Sea. Inflict a 5 Hit Cannon Attack on that Ship.~ /&gt;&lt;/card&gt;</text:p>
          </table:table-cell>
          <table:table-cell office:value-type="string" office:string-value=" &lt;Relationship Target=~/cards/SS_LaBuccaDefenses.jpg~ Id=~C7f26a478-244d-4ea8-9fa1-6d7aa030f44e~ Type=~http://schemas.octgn.org/picture~/&gt;" table:formula="of:=CONCATENATE(&quot; &lt;Relationship Target=~/cards/&quot;;[.D57];&quot;.jpg~ Id=~C&quot;;[.C57];&quot;~ Type=~http://schemas.octgn.org/picture~/&gt;&quot;)" table:style-name="ce1">
            <text:p><text:s/>&lt;Relationship Target=~/cards/SS_LaBuccaDefenses.jpg~ Id=~C7f26a478-244d-4ea8-9fa1-6d7aa030f44e~ Type=~http://schemas.octgn.org/picture~/&gt;</text:p>
          </table:table-cell>
          <table:table-cell office:value-type="string" table:style-name="ce1">
            <text:p>7f26a478-244d-4ea8-9fa1-6d7aa030f44e</text:p>
          </table:table-cell>
          <table:table-cell office:value-type="string" table:style-name="ce1">
            <text:p>SS_LaBuccaDefenses</text:p>
          </table:table-cell>
          <table:table-cell office:value-type="string" table:style-name="ce1">
            <text:p>La Bucca Defenses</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Unique • Port You may only play this card if you have a Brotherhood Captain. As an action, any player in this Sea may tack this card by paying 3 Influence. Act: You may tack this card to targer a Ship in this Sea. Inflict a 5 Hit Cannon Attack on that Ship.</text:p>
          </table:table-cell>
          <table:table-cell table:number-columns-repeated="16361"/>
        </table:table-row>
        <table:table-row table:style-name="ro1">
          <table:table-cell office:value-type="string" office:string-value="  &lt;card id=~7f842950-4a24-4aaf-b57b-057ca30e550d~ name=~Li'l J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2~ /&gt;&lt;property name=~Crew Max.~ value=~~ /&gt;&lt;property name=~Move Cost~ value=~~ /&gt;&lt;property name=~Faction~ value=~Gosse's Gentlemen~ /&gt;&lt;property name=~Text~ value=~Experienced • Unique • Loyal • Topman • Heroic Li'l Jim's Boarding Attacks that finish with a Club inflict 2 extra Hits.~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7f842950-4a24-4aaf-b57b-057ca30e550d~ name=~Li'l J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2~ /&gt;&lt;property name=~Crew Max.~ value=~~ /&gt;&lt;property name=~Move Cost~ value=~~ /&gt;&lt;property name=~Faction~ value=~Gosse's Gentlemen~ /&gt;&lt;property name=~Text~ value=~Experienced • Unique • Loyal • Topman • Heroic Li'l Jim's Boarding Attacks that finish with a Club inflict 2 extra Hits.~ /&gt;&lt;/card&gt;</text:p>
          </table:table-cell>
          <table:table-cell office:value-type="string" office:string-value=" &lt;Relationship Target=~/cards/SS_liljimx.jpg~ Id=~C7f842950-4a24-4aaf-b57b-057ca30e550d~ Type=~http://schemas.octgn.org/picture~/&gt;" table:formula="of:=CONCATENATE(&quot; &lt;Relationship Target=~/cards/&quot;;[.D58];&quot;.jpg~ Id=~C&quot;;[.C58];&quot;~ Type=~http://schemas.octgn.org/picture~/&gt;&quot;)" table:style-name="ce1">
            <text:p><text:s/>&lt;Relationship Target=~/cards/SS_liljimx.jpg~ Id=~C7f842950-4a24-4aaf-b57b-057ca30e550d~ Type=~http://schemas.octgn.org/picture~/&gt;</text:p>
          </table:table-cell>
          <table:table-cell office:value-type="string" table:style-name="ce1">
            <text:p>7f842950-4a24-4aaf-b57b-057ca30e550d</text:p>
          </table:table-cell>
          <table:table-cell office:value-type="string" table:style-name="ce1">
            <text:p>SS_liljimx</text:p>
          </table:table-cell>
          <table:table-cell office:value-type="string" table:style-name="ce1">
            <text:p>Li'l Jim</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 Loyal • Topman • Heroic Li'l Jim's Boarding Attacks that finish with a Club inflict 2 extra Hits.</text:p>
          </table:table-cell>
          <table:table-cell table:number-columns-repeated="16361"/>
        </table:table-row>
        <table:table-row table:style-name="ro1">
          <table:table-cell office:value-type="string" office:string-value="  &lt;card id=~5e52199d-6c11-486e-bc81-aa6940d3a14f~ name=~Lightning Flash~&gt;&lt;property name=~Rarity~ value=~C~ /&gt;&lt;property name=~Type~ value=~actions~ /&gt;&lt;property name=~Cost~ value=~6~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d sink a crew with an Influence cost less than 3. The cost to play this card is reduced by 2 (min. 1) if the targeted crew is in the Trade Sea or the Frothing Sea.~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5e52199d-6c11-486e-bc81-aa6940d3a14f~ name=~Lightning Flash~&gt;&lt;property name=~Rarity~ value=~C~ /&gt;&lt;property name=~Type~ value=~actions~ /&gt;&lt;property name=~Cost~ value=~6~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d sink a crew with an Influence cost less than 3. The cost to play this card is reduced by 2 (min. 1) if the targeted crew is in the Trade Sea or the Frothing Sea.~ /&gt;&lt;/card&gt;</text:p>
          </table:table-cell>
          <table:table-cell office:value-type="string" office:string-value=" &lt;Relationship Target=~/cards/SS_lightningflash.jpg~ Id=~C5e52199d-6c11-486e-bc81-aa6940d3a14f~ Type=~http://schemas.octgn.org/picture~/&gt;" table:formula="of:=CONCATENATE(&quot; &lt;Relationship Target=~/cards/&quot;;[.D59];&quot;.jpg~ Id=~C&quot;;[.C59];&quot;~ Type=~http://schemas.octgn.org/picture~/&gt;&quot;)" table:style-name="ce1">
            <text:p><text:s/>&lt;Relationship Target=~/cards/SS_lightningflash.jpg~ Id=~C5e52199d-6c11-486e-bc81-aa6940d3a14f~ Type=~http://schemas.octgn.org/picture~/&gt;</text:p>
          </table:table-cell>
          <table:table-cell office:value-type="string" table:style-name="ce1">
            <text:p>5e52199d-6c11-486e-bc81-aa6940d3a14f</text:p>
          </table:table-cell>
          <table:table-cell office:value-type="string" table:style-name="ce1">
            <text:p>SS_lightningflash</text:p>
          </table:table-cell>
          <table:table-cell office:value-type="string" table:style-name="ce1">
            <text:p>Lightning Flash</text:p>
          </table:table-cell>
          <table:table-cell office:value-type="string" table:style-name="ce1">
            <text:p>C</text:p>
          </table:table-cell>
          <table:table-cell office:value-type="string" table:style-name="ce1">
            <text:p>action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nd sink a crew with an Influence cost less than 3. The cost to play this card is reduced by 2 (min. 1) if the targeted crew is in the Trade Sea or the Frothing Sea.</text:p>
          </table:table-cell>
          <table:table-cell table:number-columns-repeated="16361"/>
        </table:table-row>
        <table:table-row table:style-name="ro1">
          <table:table-cell office:value-type="string" office:string-value="  &lt;card id=~aa90c821-ad28-46af-a866-475dbb0fca1b~ name=~Livestock~&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one of your uncompleted adventures. Beggining with the player on your left, ant player may discard 2 cards from their hand to cancel this action.~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aa90c821-ad28-46af-a866-475dbb0fca1b~ name=~Livestock~&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one of your uncompleted adventures. Beggining with the player on your left, ant player may discard 2 cards from their hand to cancel this action.~ /&gt;&lt;/card&gt;</text:p>
          </table:table-cell>
          <table:table-cell office:value-type="string" office:string-value=" &lt;Relationship Target=~/cards/SS_livestock.jpg~ Id=~Caa90c821-ad28-46af-a866-475dbb0fca1b~ Type=~http://schemas.octgn.org/picture~/&gt;" table:formula="of:=CONCATENATE(&quot; &lt;Relationship Target=~/cards/&quot;;[.D60];&quot;.jpg~ Id=~C&quot;;[.C60];&quot;~ Type=~http://schemas.octgn.org/picture~/&gt;&quot;)" table:style-name="ce1">
            <text:p><text:s/>&lt;Relationship Target=~/cards/SS_livestock.jpg~ Id=~Caa90c821-ad28-46af-a866-475dbb0fca1b~ Type=~http://schemas.octgn.org/picture~/&gt;</text:p>
          </table:table-cell>
          <table:table-cell office:value-type="string" table:style-name="ce1">
            <text:p>aa90c821-ad28-46af-a866-475dbb0fca1b</text:p>
          </table:table-cell>
          <table:table-cell office:value-type="string" table:style-name="ce1">
            <text:p>SS_livestock</text:p>
          </table:table-cell>
          <table:table-cell office:value-type="string" table:style-name="ce1">
            <text:p>Livestock</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one Sea closer to one of your uncompleted adventures. Beggining with the player on your left, ant player may discard 2 cards from their hand to cancel this action.</text:p>
          </table:table-cell>
          <table:table-cell table:number-columns-repeated="16361"/>
        </table:table-row>
        <table:table-row table:style-name="ro1">
          <table:table-cell office:value-type="string" office:string-value="  &lt;card id=~17e7d57b-46c8-458d-82aa-fc3ee3079712~ name=~Locked in Death~&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React: Play after you inflict Hits with a Boarding Attack. Target the other Ship in the Boarding and inflicts 3 Hits on that Ship. Your ship then suffers 3 Hits.~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17e7d57b-46c8-458d-82aa-fc3ee3079712~ name=~Locked in Death~&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React: Play after you inflict Hits with a Boarding Attack. Target the other Ship in the Boarding and inflicts 3 Hits on that Ship. Your ship then suffers 3 Hits.~ /&gt;&lt;/card&gt;</text:p>
          </table:table-cell>
          <table:table-cell office:value-type="string" office:string-value=" &lt;Relationship Target=~/cards/SS_lockedindeath.jpg~ Id=~C17e7d57b-46c8-458d-82aa-fc3ee3079712~ Type=~http://schemas.octgn.org/picture~/&gt;" table:formula="of:=CONCATENATE(&quot; &lt;Relationship Target=~/cards/&quot;;[.D61];&quot;.jpg~ Id=~C&quot;;[.C61];&quot;~ Type=~http://schemas.octgn.org/picture~/&gt;&quot;)" table:style-name="ce1">
            <text:p><text:s/>&lt;Relationship Target=~/cards/SS_lockedindeath.jpg~ Id=~C17e7d57b-46c8-458d-82aa-fc3ee3079712~ Type=~http://schemas.octgn.org/picture~/&gt;</text:p>
          </table:table-cell>
          <table:table-cell office:value-type="string" table:style-name="ce1">
            <text:p>17e7d57b-46c8-458d-82aa-fc3ee3079712</text:p>
          </table:table-cell>
          <table:table-cell office:value-type="string" table:style-name="ce1">
            <text:p>SS_lockedindeath</text:p>
          </table:table-cell>
          <table:table-cell office:value-type="string" table:style-name="ce1">
            <text:p>Locked in Death</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ust have a Villainous Captain to play this card. React: Play after you inflict Hits with a Boarding Attack. Target the other Ship in the Boarding and inflicts 3 Hits on that Ship. Your ship then suffers 3 Hits.</text:p>
          </table:table-cell>
          <table:table-cell table:number-columns-repeated="16361"/>
        </table:table-row>
        <table:table-row table:style-name="ro1">
          <table:table-cell office:value-type="string" office:string-value="  &lt;card id=~6ecd7e47-5c1c-41cb-a085-85d9d8471c14~ name=~Marc Pierr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Montaigne~ /&gt;&lt;property name=~Text~ value=~Loyal • No attachments • Swordsman +1 When Marc tacks to absorb Hits, he absorbs 2 extra Hits.~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ecd7e47-5c1c-41cb-a085-85d9d8471c14~ name=~Marc Pierr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Montaigne~ /&gt;&lt;property name=~Text~ value=~Loyal • No attachments • Swordsman +1 When Marc tacks to absorb Hits, he absorbs 2 extra Hits.~ /&gt;&lt;/card&gt;</text:p>
          </table:table-cell>
          <table:table-cell office:value-type="string" office:string-value=" &lt;Relationship Target=~/cards/SS_marcpierre.jpg~ Id=~C6ecd7e47-5c1c-41cb-a085-85d9d8471c14~ Type=~http://schemas.octgn.org/picture~/&gt;" table:formula="of:=CONCATENATE(&quot; &lt;Relationship Target=~/cards/&quot;;[.D62];&quot;.jpg~ Id=~C&quot;;[.C62];&quot;~ Type=~http://schemas.octgn.org/picture~/&gt;&quot;)" table:style-name="ce1">
            <text:p><text:s/>&lt;Relationship Target=~/cards/SS_marcpierre.jpg~ Id=~C6ecd7e47-5c1c-41cb-a085-85d9d8471c14~ Type=~http://schemas.octgn.org/picture~/&gt;</text:p>
          </table:table-cell>
          <table:table-cell office:value-type="string" table:style-name="ce1">
            <text:p>6ecd7e47-5c1c-41cb-a085-85d9d8471c14</text:p>
          </table:table-cell>
          <table:table-cell office:value-type="string" table:style-name="ce1">
            <text:p>SS_marcpierre</text:p>
          </table:table-cell>
          <table:table-cell office:value-type="string" table:style-name="ce1">
            <text:p>Marc Pierr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Loyal • No attachments • Swordsman +1 When Marc tacks to absorb Hits, he absorbs 2 extra Hits.</text:p>
          </table:table-cell>
          <table:table-cell table:number-columns-repeated="16361"/>
        </table:table-row>
        <table:table-row table:style-name="ro1">
          <table:table-cell office:value-type="string" office:string-value="  &lt;card id=~96d46b69-2659-4df3-af7a-3951142603b4~ name=~Marker Barrel~&gt;&lt;property name=~Rarity~ value=~U~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96d46b69-2659-4df3-af7a-3951142603b4~ name=~Marker Barrel~&gt;&lt;property name=~Rarity~ value=~U~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 /&gt;&lt;/card&gt;</text:p>
          </table:table-cell>
          <table:table-cell office:value-type="string" office:string-value=" &lt;Relationship Target=~/cards/SS_MarkerBarrel.jpg~ Id=~C96d46b69-2659-4df3-af7a-3951142603b4~ Type=~http://schemas.octgn.org/picture~/&gt;" table:formula="of:=CONCATENATE(&quot; &lt;Relationship Target=~/cards/&quot;;[.D63];&quot;.jpg~ Id=~C&quot;;[.C63];&quot;~ Type=~http://schemas.octgn.org/picture~/&gt;&quot;)" table:style-name="ce1">
            <text:p><text:s/>&lt;Relationship Target=~/cards/SS_MarkerBarrel.jpg~ Id=~C96d46b69-2659-4df3-af7a-3951142603b4~ Type=~http://schemas.octgn.org/picture~/&gt;</text:p>
          </table:table-cell>
          <table:table-cell office:value-type="string" table:style-name="ce1">
            <text:p>96d46b69-2659-4df3-af7a-3951142603b4</text:p>
          </table:table-cell>
          <table:table-cell office:value-type="string" table:style-name="ce1">
            <text:p>SS_MarkerBarrel</text:p>
          </table:table-cell>
          <table:table-cell office:value-type="string" table:style-name="ce1">
            <text:p>Marker Barrel</text:p>
          </table:table-cell>
          <table:table-cell office:value-type="string" table:style-name="ce1">
            <text:p>U</text:p>
          </table:table-cell>
          <table:table-cell office:value-type="string" table:style-name="ce1">
            <text:p>attachments</text:p>
          </table:table-cell>
          <table:table-cell office:value-type="float" office:value="1" table:style-name="ce1">
            <text:p>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text:p>
          </table:table-cell>
          <table:table-cell table:number-columns-repeated="16361"/>
        </table:table-row>
        <table:table-row table:style-name="ro1">
          <table:table-cell office:value-type="string" office:string-value="  &lt;card id=~dc4a69a7-6cdd-4ee3-91f9-a1b5fcfea560~ name=~Master of Wind and Tide~&gt;&lt;property name=~Rarity~ value=~U~ /&gt;&lt;property name=~Type~ value=~attachments~ /&gt;&lt;property name=~Cost~ value=~10~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dc4a69a7-6cdd-4ee3-91f9-a1b5fcfea560~ name=~Master of Wind and Tide~&gt;&lt;property name=~Rarity~ value=~U~ /&gt;&lt;property name=~Type~ value=~attachments~ /&gt;&lt;property name=~Cost~ value=~10~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 /&gt;&lt;/card&gt;</text:p>
          </table:table-cell>
          <table:table-cell office:value-type="string" office:string-value=" &lt;Relationship Target=~/cards/SS_MasterofWindandTide.jpg~ Id=~Cdc4a69a7-6cdd-4ee3-91f9-a1b5fcfea560~ Type=~http://schemas.octgn.org/picture~/&gt;" table:formula="of:=CONCATENATE(&quot; &lt;Relationship Target=~/cards/&quot;;[.D64];&quot;.jpg~ Id=~C&quot;;[.C64];&quot;~ Type=~http://schemas.octgn.org/picture~/&gt;&quot;)" table:style-name="ce1">
            <text:p><text:s/>&lt;Relationship Target=~/cards/SS_MasterofWindandTide.jpg~ Id=~Cdc4a69a7-6cdd-4ee3-91f9-a1b5fcfea560~ Type=~http://schemas.octgn.org/picture~/&gt;</text:p>
          </table:table-cell>
          <table:table-cell office:value-type="string" table:style-name="ce1">
            <text:p>dc4a69a7-6cdd-4ee3-91f9-a1b5fcfea560</text:p>
          </table:table-cell>
          <table:table-cell office:value-type="string" table:style-name="ce1">
            <text:p>SS_MasterofWindandTide</text:p>
          </table:table-cell>
          <table:table-cell office:value-type="string" table:style-name="ce1">
            <text:p>Master of Wind and Tide</text:p>
          </table:table-cell>
          <table:table-cell office:value-type="string" table:style-name="ce1">
            <text:p>U</text:p>
          </table:table-cell>
          <table:table-cell office:value-type="string" table:style-name="ce1">
            <text:p>attachments</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3">
            <text:p>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text:p>
          </table:table-cell>
          <table:table-cell table:number-columns-repeated="16361"/>
        </table:table-row>
        <table:table-row table:style-name="ro1">
          <table:table-cell office:value-type="string" office:string-value="  &lt;card id=~7812a28f-6279-48d9-9a1d-fda162c7e23e~ name=~Max Dische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2~ /&gt;&lt;property name=~Influence~ value=~1~ /&gt;&lt;property name=~Swashbuckling~ value=~2~ /&gt;&lt;property name=~Crew Max.~ value=~~ /&gt;&lt;property name=~Move Cost~ value=~~ /&gt;&lt;property name=~Faction~ value=~Gosse's Gentlemen~ /&gt;&lt;property name=~Text~ value=~Gunner~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7812a28f-6279-48d9-9a1d-fda162c7e23e~ name=~Max Dische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2~ /&gt;&lt;property name=~Influence~ value=~1~ /&gt;&lt;property name=~Swashbuckling~ value=~2~ /&gt;&lt;property name=~Crew Max.~ value=~~ /&gt;&lt;property name=~Move Cost~ value=~~ /&gt;&lt;property name=~Faction~ value=~Gosse's Gentlemen~ /&gt;&lt;property name=~Text~ value=~Gunner~ /&gt;&lt;/card&gt;</text:p>
          </table:table-cell>
          <table:table-cell office:value-type="string" office:string-value=" &lt;Relationship Target=~/cards/SS_maxdischer.jpg~ Id=~C7812a28f-6279-48d9-9a1d-fda162c7e23e~ Type=~http://schemas.octgn.org/picture~/&gt;" table:formula="of:=CONCATENATE(&quot; &lt;Relationship Target=~/cards/&quot;;[.D65];&quot;.jpg~ Id=~C&quot;;[.C65];&quot;~ Type=~http://schemas.octgn.org/picture~/&gt;&quot;)" table:style-name="ce1">
            <text:p><text:s/>&lt;Relationship Target=~/cards/SS_maxdischer.jpg~ Id=~C7812a28f-6279-48d9-9a1d-fda162c7e23e~ Type=~http://schemas.octgn.org/picture~/&gt;</text:p>
          </table:table-cell>
          <table:table-cell office:value-type="string" table:style-name="ce1">
            <text:p>7812a28f-6279-48d9-9a1d-fda162c7e23e</text:p>
          </table:table-cell>
          <table:table-cell office:value-type="string" table:style-name="ce1">
            <text:p>SS_maxdischer</text:p>
          </table:table-cell>
          <table:table-cell office:value-type="string" table:style-name="ce1">
            <text:p>Max Discher</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Gunner</text:p>
          </table:table-cell>
          <table:table-cell table:number-columns-repeated="16361"/>
        </table:table-row>
        <table:table-row table:style-name="ro1">
          <table:table-cell office:value-type="string" office:string-value="  &lt;card id=~e92920cb-8ec2-49c3-9351-e6ab316886c1~ name=~Merchant Quarte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2 Cannon as an action. The completion costs of your Goods adventures are reduced by 1 (minimum 1).~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e92920cb-8ec2-49c3-9351-e6ab316886c1~ name=~Merchant Quarte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2 Cannon as an action. The completion costs of your Goods adventures are reduced by 1 (minimum 1).~ /&gt;&lt;/card&gt;</text:p>
          </table:table-cell>
          <table:table-cell office:value-type="string" office:string-value=" &lt;Relationship Target=~/cards/SS_merchantquarter.jpg~ Id=~Ce92920cb-8ec2-49c3-9351-e6ab316886c1~ Type=~http://schemas.octgn.org/picture~/&gt;" table:formula="of:=CONCATENATE(&quot; &lt;Relationship Target=~/cards/&quot;;[.D66];&quot;.jpg~ Id=~C&quot;;[.C66];&quot;~ Type=~http://schemas.octgn.org/picture~/&gt;&quot;)" table:style-name="ce1">
            <text:p><text:s/>&lt;Relationship Target=~/cards/SS_merchantquarter.jpg~ Id=~Ce92920cb-8ec2-49c3-9351-e6ab316886c1~ Type=~http://schemas.octgn.org/picture~/&gt;</text:p>
          </table:table-cell>
          <table:table-cell office:value-type="string" table:style-name="ce1">
            <text:p>e92920cb-8ec2-49c3-9351-e6ab316886c1</text:p>
          </table:table-cell>
          <table:table-cell office:value-type="string" table:style-name="ce1">
            <text:p>SS_merchantquarter</text:p>
          </table:table-cell>
          <table:table-cell office:value-type="string" table:style-name="ce1">
            <text:p>Merchant Quarter</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sink this card by tacking 2 Cannon as an action. The completion costs of your Goods adventures are reduced by 1 (minimum 1).</text:p>
          </table:table-cell>
          <table:table-cell table:number-columns-repeated="16361"/>
        </table:table-row>
        <table:table-row table:style-name="ro1">
          <table:table-cell office:value-type="string" office:string-value="  &lt;card id=~c7ed154a-3e05-4885-84fd-6eff0d402a12~ name=~Moment of Glor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before you attach a card to one of your crew. Treat one of your crew with the No attachments trait as not having that trait for the purposes of attaching the card.~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c7ed154a-3e05-4885-84fd-6eff0d402a12~ name=~Moment of Glor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before you attach a card to one of your crew. Treat one of your crew with the No attachments trait as not having that trait for the purposes of attaching the card.~ /&gt;&lt;/card&gt;</text:p>
          </table:table-cell>
          <table:table-cell office:value-type="string" office:string-value=" &lt;Relationship Target=~/cards/SS_momentofglory.jpg~ Id=~Cc7ed154a-3e05-4885-84fd-6eff0d402a12~ Type=~http://schemas.octgn.org/picture~/&gt;" table:formula="of:=CONCATENATE(&quot; &lt;Relationship Target=~/cards/&quot;;[.D67];&quot;.jpg~ Id=~C&quot;;[.C67];&quot;~ Type=~http://schemas.octgn.org/picture~/&gt;&quot;)" table:style-name="ce1">
            <text:p><text:s/>&lt;Relationship Target=~/cards/SS_momentofglory.jpg~ Id=~Cc7ed154a-3e05-4885-84fd-6eff0d402a12~ Type=~http://schemas.octgn.org/picture~/&gt;</text:p>
          </table:table-cell>
          <table:table-cell office:value-type="string" table:style-name="ce1">
            <text:p>c7ed154a-3e05-4885-84fd-6eff0d402a12</text:p>
          </table:table-cell>
          <table:table-cell office:value-type="string" table:style-name="ce1">
            <text:p>SS_momentofglory</text:p>
          </table:table-cell>
          <table:table-cell office:value-type="string" table:style-name="ce1">
            <text:p>Moment of Glor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immediatly before you attach a card to one of your crew. Treat one of your crew with the No attachments trait as not having that trait for the purposes of attaching the card.</text:p>
          </table:table-cell>
          <table:table-cell table:number-columns-repeated="16361"/>
        </table:table-row>
        <table:table-row table:style-name="ro1">
          <table:table-cell office:value-type="string" office:string-value="  &lt;card id=~d1a74f64-febd-451e-8df2-4ce5b2caf512~ name=~Mother in La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You must attach it to the Starting Sea of another Captain in play. If a Ship is in this Sea at the end of the action phase and that Ship's Captain has this Sea as his Starting Sea, that Captain's controller draws 1 fewer card (min.0) during the draw phase~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d1a74f64-febd-451e-8df2-4ce5b2caf512~ name=~Mother in La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You must attach it to the Starting Sea of another Captain in play. If a Ship is in this Sea at the end of the action phase and that Ship's Captain has this Sea as his Starting Sea, that Captain's controller draws 1 fewer card (min.0) during the draw phase~ /&gt;&lt;/card&gt;</text:p>
          </table:table-cell>
          <table:table-cell office:value-type="string" office:string-value=" &lt;Relationship Target=~/cards/SS_MotherinLaw.jpg~ Id=~Cd1a74f64-febd-451e-8df2-4ce5b2caf512~ Type=~http://schemas.octgn.org/picture~/&gt;" table:formula="of:=CONCATENATE(&quot; &lt;Relationship Target=~/cards/&quot;;[.D68];&quot;.jpg~ Id=~C&quot;;[.C68];&quot;~ Type=~http://schemas.octgn.org/picture~/&gt;&quot;)" table:style-name="ce1">
            <text:p><text:s/>&lt;Relationship Target=~/cards/SS_MotherinLaw.jpg~ Id=~Cd1a74f64-febd-451e-8df2-4ce5b2caf512~ Type=~http://schemas.octgn.org/picture~/&gt;</text:p>
          </table:table-cell>
          <table:table-cell office:value-type="string" table:style-name="ce1">
            <text:p>d1a74f64-febd-451e-8df2-4ce5b2caf512</text:p>
          </table:table-cell>
          <table:table-cell office:value-type="string" table:style-name="ce1">
            <text:p>SS_MotherinLaw</text:p>
          </table:table-cell>
          <table:table-cell office:value-type="string" table:style-name="ce1">
            <text:p>Mother in Law</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You must attach it to the Starting Sea of another Captain in play. If a Ship is in this Sea at the end of the action phase and that Ship's Captain has this Sea as his Starting Sea, that Captain's controller draws 1 fewer card (min.0) during the draw phase</text:p>
          </table:table-cell>
          <table:table-cell table:number-columns-repeated="16361"/>
        </table:table-row>
        <table:table-row table:style-name="ro1">
          <table:table-cell office:value-type="string" office:string-value="  &lt;card id=~671bfa19-28de-4345-9d37-70dfbbdd8f78~ name=~Mumblety Peg~&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3~ /&gt;&lt;property name=~Crew Max.~ value=~~ /&gt;&lt;property name=~Move Cost~ value=~~ /&gt;&lt;property name=~Faction~ value=~Explorer's Society~ /&gt;&lt;property name=~Text~ value=~Unique • Villainous • Swordsman +1 Mumblety may not be part of your starting crew. Mumblety's Influence Cost is increased by 2 if you have a First Mate in play.~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671bfa19-28de-4345-9d37-70dfbbdd8f78~ name=~Mumblety Peg~&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3~ /&gt;&lt;property name=~Crew Max.~ value=~~ /&gt;&lt;property name=~Move Cost~ value=~~ /&gt;&lt;property name=~Faction~ value=~Explorer's Society~ /&gt;&lt;property name=~Text~ value=~Unique • Villainous • Swordsman +1 Mumblety may not be part of your starting crew. Mumblety's Influence Cost is increased by 2 if you have a First Mate in play.~ /&gt;&lt;/card&gt;</text:p>
          </table:table-cell>
          <table:table-cell office:value-type="string" office:string-value=" &lt;Relationship Target=~/cards/SS_mumbletypeg.jpg~ Id=~C671bfa19-28de-4345-9d37-70dfbbdd8f78~ Type=~http://schemas.octgn.org/picture~/&gt;" table:formula="of:=CONCATENATE(&quot; &lt;Relationship Target=~/cards/&quot;;[.D69];&quot;.jpg~ Id=~C&quot;;[.C69];&quot;~ Type=~http://schemas.octgn.org/picture~/&gt;&quot;)" table:style-name="ce1">
            <text:p><text:s/>&lt;Relationship Target=~/cards/SS_mumbletypeg.jpg~ Id=~C671bfa19-28de-4345-9d37-70dfbbdd8f78~ Type=~http://schemas.octgn.org/picture~/&gt;</text:p>
          </table:table-cell>
          <table:table-cell office:value-type="string" table:style-name="ce1">
            <text:p>671bfa19-28de-4345-9d37-70dfbbdd8f78</text:p>
          </table:table-cell>
          <table:table-cell office:value-type="string" table:style-name="ce1">
            <text:p>SS_mumbletypeg</text:p>
          </table:table-cell>
          <table:table-cell office:value-type="string" table:style-name="ce1">
            <text:p>Mumblety Peg</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Unique • Villainous • Swordsman +1 Mumblety may not be part of your starting crew. Mumblety's Influence Cost is increased by 2 if you have a First Mate in play.</text:p>
          </table:table-cell>
          <table:table-cell table:number-columns-repeated="16361"/>
        </table:table-row>
        <table:table-row table:style-name="ro1">
          <table:table-cell office:value-type="string" office:string-value="  &lt;card id=~ae6760ea-e39a-4e8e-b72f-d9ac33199ff0~ name=~Nicole Cowbey~&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2~ /&gt;&lt;property name=~Swashbuckling~ value=~3~ /&gt;&lt;property name=~Crew Max.~ value=~~ /&gt;&lt;property name=~Move Cost~ value=~~ /&gt;&lt;property name=~Faction~ value=~Sea Dogs~ /&gt;&lt;property name=~Text~ value=~Experienced Tom Toblin • Unique • Loyal The title of this card is Tom Toblin for Experienced purposes. Your crew with the No attachments trait may have one Item attachment attached.~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ae6760ea-e39a-4e8e-b72f-d9ac33199ff0~ name=~Nicole Cowbey~&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2~ /&gt;&lt;property name=~Swashbuckling~ value=~3~ /&gt;&lt;property name=~Crew Max.~ value=~~ /&gt;&lt;property name=~Move Cost~ value=~~ /&gt;&lt;property name=~Faction~ value=~Sea Dogs~ /&gt;&lt;property name=~Text~ value=~Experienced Tom Toblin • Unique • Loyal The title of this card is Tom Toblin for Experienced purposes. Your crew with the No attachments trait may have one Item attachment attached.~ /&gt;&lt;/card&gt;</text:p>
          </table:table-cell>
          <table:table-cell office:value-type="string" office:string-value=" &lt;Relationship Target=~/cards/SS_nicolecowbey.jpg~ Id=~Cae6760ea-e39a-4e8e-b72f-d9ac33199ff0~ Type=~http://schemas.octgn.org/picture~/&gt;" table:formula="of:=CONCATENATE(&quot; &lt;Relationship Target=~/cards/&quot;;[.D70];&quot;.jpg~ Id=~C&quot;;[.C70];&quot;~ Type=~http://schemas.octgn.org/picture~/&gt;&quot;)" table:style-name="ce1">
            <text:p><text:s/>&lt;Relationship Target=~/cards/SS_nicolecowbey.jpg~ Id=~Cae6760ea-e39a-4e8e-b72f-d9ac33199ff0~ Type=~http://schemas.octgn.org/picture~/&gt;</text:p>
          </table:table-cell>
          <table:table-cell office:value-type="string" table:style-name="ce1">
            <text:p>ae6760ea-e39a-4e8e-b72f-d9ac33199ff0</text:p>
          </table:table-cell>
          <table:table-cell office:value-type="string" table:style-name="ce1">
            <text:p>SS_nicolecowbey</text:p>
          </table:table-cell>
          <table:table-cell office:value-type="string" table:style-name="ce1">
            <text:p>Nicole Cowbey</text:p>
          </table:table-cell>
          <table:table-cell office:value-type="string" table:style-name="ce1">
            <text:p>U</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Experienced Tom Toblin • Unique • Loyal The title of this card is Tom Toblin for Experienced purposes. Your crew with the No attachments trait may have one Item attachment attached.</text:p>
          </table:table-cell>
          <table:table-cell table:number-columns-repeated="16361"/>
        </table:table-row>
        <table:table-row table:style-name="ro1">
          <table:table-cell office:value-type="string" office:string-value="  &lt;card id=~0d0e666e-9afc-40c6-b820-a58aa80c9793~ name=~Night of Horror~&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Mirror. Inflict 5 hits on that Ship.~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0d0e666e-9afc-40c6-b820-a58aa80c9793~ name=~Night of Horror~&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Mirror. Inflict 5 hits on that Ship.~ /&gt;&lt;/card&gt;</text:p>
          </table:table-cell>
          <table:table-cell office:value-type="string" office:string-value=" &lt;Relationship Target=~/cards/SS_nightofhorror.jpg~ Id=~C0d0e666e-9afc-40c6-b820-a58aa80c9793~ Type=~http://schemas.octgn.org/picture~/&gt;" table:formula="of:=CONCATENATE(&quot; &lt;Relationship Target=~/cards/&quot;;[.D71];&quot;.jpg~ Id=~C&quot;;[.C71];&quot;~ Type=~http://schemas.octgn.org/picture~/&gt;&quot;)" table:style-name="ce1">
            <text:p><text:s/>&lt;Relationship Target=~/cards/SS_nightofhorror.jpg~ Id=~C0d0e666e-9afc-40c6-b820-a58aa80c9793~ Type=~http://schemas.octgn.org/picture~/&gt;</text:p>
          </table:table-cell>
          <table:table-cell office:value-type="string" table:style-name="ce1">
            <text:p>0d0e666e-9afc-40c6-b820-a58aa80c9793</text:p>
          </table:table-cell>
          <table:table-cell office:value-type="string" table:style-name="ce1">
            <text:p>SS_nightofhorror</text:p>
          </table:table-cell>
          <table:table-cell office:value-type="string" table:style-name="ce1">
            <text:p>Night of Horror</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in the Mirror. Inflict 5 hits on that Ship.</text:p>
          </table:table-cell>
          <table:table-cell table:number-columns-repeated="16361"/>
        </table:table-row>
        <table:table-row table:style-name="ro1">
          <table:table-cell office:value-type="string" office:string-value="  &lt;card id=~a24339dc-9025-4026-bcc6-91fe1ba7935b~ name=~No Survivor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sink all crew on board the two ships involved in the Boarding with an Influence cost less than 3.~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a24339dc-9025-4026-bcc6-91fe1ba7935b~ name=~No Survivor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sink all crew on board the two ships involved in the Boarding with an Influence cost less than 3.~ /&gt;&lt;/card&gt;</text:p>
          </table:table-cell>
          <table:table-cell office:value-type="string" office:string-value=" &lt;Relationship Target=~/cards/SS_nosurvivors.jpg~ Id=~Ca24339dc-9025-4026-bcc6-91fe1ba7935b~ Type=~http://schemas.octgn.org/picture~/&gt;" table:formula="of:=CONCATENATE(&quot; &lt;Relationship Target=~/cards/&quot;;[.D72];&quot;.jpg~ Id=~C&quot;;[.C72];&quot;~ Type=~http://schemas.octgn.org/picture~/&gt;&quot;)" table:style-name="ce1">
            <text:p><text:s/>&lt;Relationship Target=~/cards/SS_nosurvivors.jpg~ Id=~Ca24339dc-9025-4026-bcc6-91fe1ba7935b~ Type=~http://schemas.octgn.org/picture~/&gt;</text:p>
          </table:table-cell>
          <table:table-cell office:value-type="string" table:style-name="ce1">
            <text:p>a24339dc-9025-4026-bcc6-91fe1ba7935b</text:p>
          </table:table-cell>
          <table:table-cell office:value-type="string" table:style-name="ce1">
            <text:p>SS_nosurvivors</text:p>
          </table:table-cell>
          <table:table-cell office:value-type="string" table:style-name="ce1">
            <text:p>No Survivor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Tack your Captain to sink all crew on board the two ships involved in the Boarding with an Influence cost less than 3.</text:p>
          </table:table-cell>
          <table:table-cell table:number-columns-repeated="16361"/>
        </table:table-row>
        <table:table-row table:style-name="ro1">
          <table:table-cell office:value-type="string" office:string-value="  &lt;card id=~d3e61c27-e797-42bd-ad53-1e95708b1e62~ name=~Orf Helfir~&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3~ /&gt;&lt;property name=~Crew Max.~ value=~~ /&gt;&lt;property name=~Move Cost~ value=~~ /&gt;&lt;property name=~Faction~ value=~Vesten~ /&gt;&lt;property name=~Text~ value=~Unique • Loyal • Villainous • Swordsman +2 Act: Tack Orf to target a Ship in this or an adjacent Sea. That Ship's player must target one of his or her crew. Play a card from your hand as a Boarding Attack to begin a Duel between Orf and the target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d3e61c27-e797-42bd-ad53-1e95708b1e62~ name=~Orf Helfir~&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3~ /&gt;&lt;property name=~Crew Max.~ value=~~ /&gt;&lt;property name=~Move Cost~ value=~~ /&gt;&lt;property name=~Faction~ value=~Vesten~ /&gt;&lt;property name=~Text~ value=~Unique • Loyal • Villainous • Swordsman +2 Act: Tack Orf to target a Ship in this or an adjacent Sea. That Ship's player must target one of his or her crew. Play a card from your hand as a Boarding Attack to begin a Duel between Orf and the target crew.~ /&gt;&lt;/card&gt;</text:p>
          </table:table-cell>
          <table:table-cell office:value-type="string" office:string-value=" &lt;Relationship Target=~/cards/SS_orfhelfir.jpg~ Id=~Cd3e61c27-e797-42bd-ad53-1e95708b1e62~ Type=~http://schemas.octgn.org/picture~/&gt;" table:formula="of:=CONCATENATE(&quot; &lt;Relationship Target=~/cards/&quot;;[.D73];&quot;.jpg~ Id=~C&quot;;[.C73];&quot;~ Type=~http://schemas.octgn.org/picture~/&gt;&quot;)" table:style-name="ce1">
            <text:p><text:s/>&lt;Relationship Target=~/cards/SS_orfhelfir.jpg~ Id=~Cd3e61c27-e797-42bd-ad53-1e95708b1e62~ Type=~http://schemas.octgn.org/picture~/&gt;</text:p>
          </table:table-cell>
          <table:table-cell office:value-type="string" table:style-name="ce1">
            <text:p>d3e61c27-e797-42bd-ad53-1e95708b1e62</text:p>
          </table:table-cell>
          <table:table-cell office:value-type="string" table:style-name="ce1">
            <text:p>SS_orfhelfir</text:p>
          </table:table-cell>
          <table:table-cell office:value-type="string" table:style-name="ce1">
            <text:p>Orf Helfir</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Loyal • Villainous • Swordsman +2 Act: Tack Orf to target a Ship in this or an adjacent Sea. That Ship's player must target one of his or her crew. Play a card from your hand as a Boarding Attack to begin a Duel between Orf and the target crew.</text:p>
          </table:table-cell>
          <table:table-cell table:number-columns-repeated="16361"/>
        </table:table-row>
        <table:table-row table:style-name="ro1">
          <table:table-cell office:value-type="string" office:string-value="  &lt;card id=~605a0bc6-5924-4e61-b8c7-21aa7de5cdd7~ name=~Out of Action~&gt;&lt;property name=~Rarity~ value=~U~ /&gt;&lt;property name=~Type~ value=~actions~ /&gt;&lt;property name=~Cost~ value=~1~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one of your Ally is being discarded or sunk. Place the Ally in your hand instead.~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605a0bc6-5924-4e61-b8c7-21aa7de5cdd7~ name=~Out of Action~&gt;&lt;property name=~Rarity~ value=~U~ /&gt;&lt;property name=~Type~ value=~actions~ /&gt;&lt;property name=~Cost~ value=~1~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one of your Ally is being discarded or sunk. Place the Ally in your hand instead.~ /&gt;&lt;/card&gt;</text:p>
          </table:table-cell>
          <table:table-cell office:value-type="string" office:string-value=" &lt;Relationship Target=~/cards/SS_outofaction.jpg~ Id=~C605a0bc6-5924-4e61-b8c7-21aa7de5cdd7~ Type=~http://schemas.octgn.org/picture~/&gt;" table:formula="of:=CONCATENATE(&quot; &lt;Relationship Target=~/cards/&quot;;[.D74];&quot;.jpg~ Id=~C&quot;;[.C74];&quot;~ Type=~http://schemas.octgn.org/picture~/&gt;&quot;)" table:style-name="ce1">
            <text:p><text:s/>&lt;Relationship Target=~/cards/SS_outofaction.jpg~ Id=~C605a0bc6-5924-4e61-b8c7-21aa7de5cdd7~ Type=~http://schemas.octgn.org/picture~/&gt;</text:p>
          </table:table-cell>
          <table:table-cell office:value-type="string" table:style-name="ce1">
            <text:p>605a0bc6-5924-4e61-b8c7-21aa7de5cdd7</text:p>
          </table:table-cell>
          <table:table-cell office:value-type="string" table:style-name="ce1">
            <text:p>SS_outofaction</text:p>
          </table:table-cell>
          <table:table-cell office:value-type="string" table:style-name="ce1">
            <text:p>Out of Action</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one of your Ally is being discarded or sunk. Place the Ally in your hand instead.</text:p>
          </table:table-cell>
          <table:table-cell table:number-columns-repeated="16361"/>
        </table:table-row>
        <table:table-row table:style-name="ro1">
          <table:table-cell office:value-type="string" office:string-value="  &lt;card id=~fb1a9019-a123-4c01-9786-0ba13aa5c8aa~ name=~Pulled From the Sea~&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n Adventuring cost to produce 3 Adventuring As the Hanged Man approaches Alesio's coordinates, Allende's eye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fb1a9019-a123-4c01-9786-0ba13aa5c8aa~ name=~Pulled From the Sea~&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n Adventuring cost to produce 3 Adventuring As the Hanged Man approaches Alesio's coordinates, Allende's eyes~ /&gt;&lt;/card&gt;</text:p>
          </table:table-cell>
          <table:table-cell office:value-type="string" office:string-value=" &lt;Relationship Target=~/cards/SS_pulledfromthesea.jpg~ Id=~Cfb1a9019-a123-4c01-9786-0ba13aa5c8aa~ Type=~http://schemas.octgn.org/picture~/&gt;" table:formula="of:=CONCATENATE(&quot; &lt;Relationship Target=~/cards/&quot;;[.D75];&quot;.jpg~ Id=~C&quot;;[.C75];&quot;~ Type=~http://schemas.octgn.org/picture~/&gt;&quot;)" table:style-name="ce1">
            <text:p><text:s/>&lt;Relationship Target=~/cards/SS_pulledfromthesea.jpg~ Id=~Cfb1a9019-a123-4c01-9786-0ba13aa5c8aa~ Type=~http://schemas.octgn.org/picture~/&gt;</text:p>
          </table:table-cell>
          <table:table-cell office:value-type="string" table:style-name="ce1">
            <text:p>fb1a9019-a123-4c01-9786-0ba13aa5c8aa</text:p>
          </table:table-cell>
          <table:table-cell office:value-type="string" table:style-name="ce1">
            <text:p>SS_pulledfromthesea</text:p>
          </table:table-cell>
          <table:table-cell office:value-type="string" table:style-name="ce1">
            <text:p>Pulled From the Sea</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paying an Adventuring cost to produce 3 Adventuring As the Hanged Man approaches Alesio's coordinates, Allende's eyes</text:p>
          </table:table-cell>
          <table:table-cell table:number-columns-repeated="16361"/>
        </table:table-row>
        <table:table-row table:style-name="ro1">
          <table:table-cell office:value-type="string" office:string-value="  &lt;card id=~b06bf7ad-acd6-4f0e-968d-e8cf40ce6aad~ name=~Queen Eleanor~&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Act: If all your crew are tacked, tack Queen Eleanor to move your Ship to the Trade Sea.~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06bf7ad-acd6-4f0e-968d-e8cf40ce6aad~ name=~Queen Eleanor~&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Act: If all your crew are tacked, tack Queen Eleanor to move your Ship to the Trade Sea.~ /&gt;&lt;/card&gt;</text:p>
          </table:table-cell>
          <table:table-cell office:value-type="string" office:string-value=" &lt;Relationship Target=~/cards/SS_QueenEleanor.jpg~ Id=~Cb06bf7ad-acd6-4f0e-968d-e8cf40ce6aad~ Type=~http://schemas.octgn.org/picture~/&gt;" table:formula="of:=CONCATENATE(&quot; &lt;Relationship Target=~/cards/&quot;;[.D76];&quot;.jpg~ Id=~C&quot;;[.C76];&quot;~ Type=~http://schemas.octgn.org/picture~/&gt;&quot;)" table:style-name="ce1">
            <text:p><text:s/>&lt;Relationship Target=~/cards/SS_QueenEleanor.jpg~ Id=~Cb06bf7ad-acd6-4f0e-968d-e8cf40ce6aad~ Type=~http://schemas.octgn.org/picture~/&gt;</text:p>
          </table:table-cell>
          <table:table-cell office:value-type="string" table:style-name="ce1">
            <text:p>b06bf7ad-acd6-4f0e-968d-e8cf40ce6aad</text:p>
          </table:table-cell>
          <table:table-cell office:value-type="string" table:style-name="ce1">
            <text:p>SS_QueenEleanor</text:p>
          </table:table-cell>
          <table:table-cell office:value-type="string" table:style-name="ce1">
            <text:p>Queen Eleanor</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2 Knack Act: If all your crew are tacked, tack Queen Eleanor to move your Ship to the Trade Sea.</text:p>
          </table:table-cell>
          <table:table-cell table:number-columns-repeated="16361"/>
        </table:table-row>
        <table:table-row table:style-name="ro1">
          <table:table-cell office:value-type="string" office:string-value="  &lt;card id=~eb71d12a-b21c-4f01-be97-6e0e56dd9dfc~ name=~Rabbit's Foot~&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this card after you discard the top card of your deck to change the Boarding Attack on the discard to be the Boarding Attack of your choice.~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eb71d12a-b21c-4f01-be97-6e0e56dd9dfc~ name=~Rabbit's Foot~&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this card after you discard the top card of your deck to change the Boarding Attack on the discard to be the Boarding Attack of your choice.~ /&gt;&lt;/card&gt;</text:p>
          </table:table-cell>
          <table:table-cell office:value-type="string" office:string-value=" &lt;Relationship Target=~/cards/SS_RabbitsFoot.jpg~ Id=~Ceb71d12a-b21c-4f01-be97-6e0e56dd9dfc~ Type=~http://schemas.octgn.org/picture~/&gt;" table:formula="of:=CONCATENATE(&quot; &lt;Relationship Target=~/cards/&quot;;[.D77];&quot;.jpg~ Id=~C&quot;;[.C77];&quot;~ Type=~http://schemas.octgn.org/picture~/&gt;&quot;)" table:style-name="ce1">
            <text:p><text:s/>&lt;Relationship Target=~/cards/SS_RabbitsFoot.jpg~ Id=~Ceb71d12a-b21c-4f01-be97-6e0e56dd9dfc~ Type=~http://schemas.octgn.org/picture~/&gt;</text:p>
          </table:table-cell>
          <table:table-cell office:value-type="string" table:style-name="ce1">
            <text:p>eb71d12a-b21c-4f01-be97-6e0e56dd9dfc</text:p>
          </table:table-cell>
          <table:table-cell office:value-type="string" table:style-name="ce1">
            <text:p>SS_RabbitsFoot</text:p>
          </table:table-cell>
          <table:table-cell office:value-type="string" table:style-name="ce1">
            <text:p>Rabbit's Foot</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Discard this card after you discard the top card of your deck to change the Boarding Attack on the discard to be the Boarding Attack of your choice.</text:p>
          </table:table-cell>
          <table:table-cell table:number-columns-repeated="16361"/>
        </table:table-row>
        <table:table-row table:style-name="ro1">
          <table:table-cell office:value-type="string" office:string-value="  &lt;card id=~e74a0f7d-ccb4-4179-90cd-b9f8da3ffc81~ name=~Rats in the Hold~&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Any player in this Sea may tack 6 Swashbuckling as an action to sink the Rats in the Hold. The controller of this Ship has their hand size reduced by 1.~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e74a0f7d-ccb4-4179-90cd-b9f8da3ffc81~ name=~Rats in the Hold~&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Any player in this Sea may tack 6 Swashbuckling as an action to sink the Rats in the Hold. The controller of this Ship has their hand size reduced by 1.~ /&gt;&lt;/card&gt;</text:p>
          </table:table-cell>
          <table:table-cell office:value-type="string" office:string-value=" &lt;Relationship Target=~/cards/SS_RatsintheHold.jpg~ Id=~Ce74a0f7d-ccb4-4179-90cd-b9f8da3ffc81~ Type=~http://schemas.octgn.org/picture~/&gt;" table:formula="of:=CONCATENATE(&quot; &lt;Relationship Target=~/cards/&quot;;[.D78];&quot;.jpg~ Id=~C&quot;;[.C78];&quot;~ Type=~http://schemas.octgn.org/picture~/&gt;&quot;)" table:style-name="ce1">
            <text:p><text:s/>&lt;Relationship Target=~/cards/SS_RatsintheHold.jpg~ Id=~Ce74a0f7d-ccb4-4179-90cd-b9f8da3ffc81~ Type=~http://schemas.octgn.org/picture~/&gt;</text:p>
          </table:table-cell>
          <table:table-cell office:value-type="string" table:style-name="ce1">
            <text:p>e74a0f7d-ccb4-4179-90cd-b9f8da3ffc81</text:p>
          </table:table-cell>
          <table:table-cell office:value-type="string" table:style-name="ce1">
            <text:p>SS_RatsintheHold</text:p>
          </table:table-cell>
          <table:table-cell office:value-type="string" table:style-name="ce1">
            <text:p>Rats in the Hold</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nent's Ship Attachment • Unique Any player in this Sea may tack 6 Swashbuckling as an action to sink the Rats in the Hold. The controller of this Ship has their hand size reduced by 1.</text:p>
          </table:table-cell>
          <table:table-cell table:number-columns-repeated="16361"/>
        </table:table-row>
        <table:table-row table:style-name="ro1">
          <table:table-cell office:value-type="string" office:string-value="  &lt;card id=~26a5190a-ba08-4b00-ba89-c569703d1772~ name=~Ricardo Ramo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0~ /&gt;&lt;property name=~Influence~ value=~0~ /&gt;&lt;property name=~Swashbuckling~ value=~1~ /&gt;&lt;property name=~Crew Max.~ value=~~ /&gt;&lt;property name=~Move Cost~ value=~~ /&gt;&lt;property name=~Faction~ value=~Castille~ /&gt;&lt;property name=~Text~ value=~Unique • Loyal • Gunner When Ricardo tacks to produce Cannon for a Cannon Attack, the target Ship's controller may cancel the attack by paying Sailing equal to his Ship's move cost.~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26a5190a-ba08-4b00-ba89-c569703d1772~ name=~Ricardo Ramo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0~ /&gt;&lt;property name=~Influence~ value=~0~ /&gt;&lt;property name=~Swashbuckling~ value=~1~ /&gt;&lt;property name=~Crew Max.~ value=~~ /&gt;&lt;property name=~Move Cost~ value=~~ /&gt;&lt;property name=~Faction~ value=~Castille~ /&gt;&lt;property name=~Text~ value=~Unique • Loyal • Gunner When Ricardo tacks to produce Cannon for a Cannon Attack, the target Ship's controller may cancel the attack by paying Sailing equal to his Ship's move cost.~ /&gt;&lt;/card&gt;</text:p>
          </table:table-cell>
          <table:table-cell office:value-type="string" office:string-value=" &lt;Relationship Target=~/cards/SS_ricardoramos.jpg~ Id=~C26a5190a-ba08-4b00-ba89-c569703d1772~ Type=~http://schemas.octgn.org/picture~/&gt;" table:formula="of:=CONCATENATE(&quot; &lt;Relationship Target=~/cards/&quot;;[.D79];&quot;.jpg~ Id=~C&quot;;[.C79];&quot;~ Type=~http://schemas.octgn.org/picture~/&gt;&quot;)" table:style-name="ce1">
            <text:p><text:s/>&lt;Relationship Target=~/cards/SS_ricardoramos.jpg~ Id=~C26a5190a-ba08-4b00-ba89-c569703d1772~ Type=~http://schemas.octgn.org/picture~/&gt;</text:p>
          </table:table-cell>
          <table:table-cell office:value-type="string" table:style-name="ce1">
            <text:p>26a5190a-ba08-4b00-ba89-c569703d1772</text:p>
          </table:table-cell>
          <table:table-cell office:value-type="string" table:style-name="ce1">
            <text:p>SS_ricardoramos</text:p>
          </table:table-cell>
          <table:table-cell office:value-type="string" table:style-name="ce1">
            <text:p>Ricardo Ramos</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5" table:style-name="ce1">
            <text:p>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Unique • Loyal • Gunner When Ricardo tacks to produce Cannon for a Cannon Attack, the target Ship's controller may cancel the attack by paying Sailing equal to his Ship's move cost.</text:p>
          </table:table-cell>
          <table:table-cell table:number-columns-repeated="16361"/>
        </table:table-row>
        <table:table-row table:style-name="ro1">
          <table:table-cell office:value-type="string" office:string-value="  &lt;card id=~21fd86bf-9b92-47e5-9385-09735295f58a~ name=~Rune Knowledg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Knack +1 Laerdom~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21fd86bf-9b92-47e5-9385-09735295f58a~ name=~Rune Knowledg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Knack +1 Laerdom~ /&gt;&lt;/card&gt;</text:p>
          </table:table-cell>
          <table:table-cell office:value-type="string" office:string-value=" &lt;Relationship Target=~/cards/SS_RuneKnowledge.jpg~ Id=~C21fd86bf-9b92-47e5-9385-09735295f58a~ Type=~http://schemas.octgn.org/picture~/&gt;" table:formula="of:=CONCATENATE(&quot; &lt;Relationship Target=~/cards/&quot;;[.D80];&quot;.jpg~ Id=~C&quot;;[.C80];&quot;~ Type=~http://schemas.octgn.org/picture~/&gt;&quot;)" table:style-name="ce1">
            <text:p><text:s/>&lt;Relationship Target=~/cards/SS_RuneKnowledge.jpg~ Id=~C21fd86bf-9b92-47e5-9385-09735295f58a~ Type=~http://schemas.octgn.org/picture~/&gt;</text:p>
          </table:table-cell>
          <table:table-cell office:value-type="string" table:style-name="ce1">
            <text:p>21fd86bf-9b92-47e5-9385-09735295f58a</text:p>
          </table:table-cell>
          <table:table-cell office:value-type="string" table:style-name="ce1">
            <text:p>SS_RuneKnowledge</text:p>
          </table:table-cell>
          <table:table-cell office:value-type="string" table:style-name="ce1">
            <text:p>Rune Knowledge</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Knack +1 Laerdom</text:p>
          </table:table-cell>
          <table:table-cell table:number-columns-repeated="16361"/>
        </table:table-row>
        <table:table-row table:style-name="ro1">
          <table:table-cell office:value-type="string" office:string-value="  &lt;card id=~721126cf-9229-40d2-9760-798db04df441~ name=~Sabine Montjoy~&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React: Tack Sabine when another Ship attempts a Boarding with your Ship to cancel the Boarding attemp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721126cf-9229-40d2-9760-798db04df441~ name=~Sabine Montjoy~&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React: Tack Sabine when another Ship attempts a Boarding with your Ship to cancel the Boarding attempt.~ /&gt;&lt;/card&gt;</text:p>
          </table:table-cell>
          <table:table-cell office:value-type="string" office:string-value=" &lt;Relationship Target=~/cards/SS_sabinemontjoy.jpg~ Id=~C721126cf-9229-40d2-9760-798db04df441~ Type=~http://schemas.octgn.org/picture~/&gt;" table:formula="of:=CONCATENATE(&quot; &lt;Relationship Target=~/cards/&quot;;[.D81];&quot;.jpg~ Id=~C&quot;;[.C81];&quot;~ Type=~http://schemas.octgn.org/picture~/&gt;&quot;)" table:style-name="ce1">
            <text:p><text:s/>&lt;Relationship Target=~/cards/SS_sabinemontjoy.jpg~ Id=~C721126cf-9229-40d2-9760-798db04df441~ Type=~http://schemas.octgn.org/picture~/&gt;</text:p>
          </table:table-cell>
          <table:table-cell office:value-type="string" table:style-name="ce1">
            <text:p>721126cf-9229-40d2-9760-798db04df441</text:p>
          </table:table-cell>
          <table:table-cell office:value-type="string" table:style-name="ce1">
            <text:p>SS_sabinemontjoy</text:p>
          </table:table-cell>
          <table:table-cell office:value-type="string" table:style-name="ce1">
            <text:p>Sabine Montjoy</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act: Tack Sabine when another Ship attempts a Boarding with your Ship to cancel the Boarding attempt.</text:p>
          </table:table-cell>
          <table:table-cell table:number-columns-repeated="16361"/>
        </table:table-row>
        <table:table-row table:style-name="ro1">
          <table:table-cell office:value-type="string" office:string-value="  &lt;card id=~be252d1c-e927-4942-aed3-e217773a2d7c~ name=~Sea Chante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2 or more of your crew to produce Sailing. Untack one of the crew which just tacked to produce Sailing.~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be252d1c-e927-4942-aed3-e217773a2d7c~ name=~Sea Chante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2 or more of your crew to produce Sailing. Untack one of the crew which just tacked to produce Sailing.~ /&gt;&lt;/card&gt;</text:p>
          </table:table-cell>
          <table:table-cell office:value-type="string" office:string-value=" &lt;Relationship Target=~/cards/SS_seachantey.jpg~ Id=~Cbe252d1c-e927-4942-aed3-e217773a2d7c~ Type=~http://schemas.octgn.org/picture~/&gt;" table:formula="of:=CONCATENATE(&quot; &lt;Relationship Target=~/cards/&quot;;[.D82];&quot;.jpg~ Id=~C&quot;;[.C82];&quot;~ Type=~http://schemas.octgn.org/picture~/&gt;&quot;)" table:style-name="ce1">
            <text:p><text:s/>&lt;Relationship Target=~/cards/SS_seachantey.jpg~ Id=~Cbe252d1c-e927-4942-aed3-e217773a2d7c~ Type=~http://schemas.octgn.org/picture~/&gt;</text:p>
          </table:table-cell>
          <table:table-cell office:value-type="string" table:style-name="ce1">
            <text:p>be252d1c-e927-4942-aed3-e217773a2d7c</text:p>
          </table:table-cell>
          <table:table-cell office:value-type="string" table:style-name="ce1">
            <text:p>SS_seachantey</text:p>
          </table:table-cell>
          <table:table-cell office:value-type="string" table:style-name="ce1">
            <text:p>Sea Chante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2 or more of your crew to produce Sailing. Untack one of the crew which just tacked to produce Sailing.</text:p>
          </table:table-cell>
          <table:table-cell table:number-columns-repeated="16361"/>
        </table:table-row>
        <table:table-row table:style-name="ro1">
          <table:table-cell office:value-type="string" office:string-value="  &lt;card id=~a245cff1-7b87-4045-b788-00e36daa63f5~ name=~Secret Stash~&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3 Swashbuckling as an action. React: Sink Secret Stash when paying an Adventuring cost to produce 3 Adventuring.~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a245cff1-7b87-4045-b788-00e36daa63f5~ name=~Secret Stash~&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3 Swashbuckling as an action. React: Sink Secret Stash when paying an Adventuring cost to produce 3 Adventuring.~ /&gt;&lt;/card&gt;</text:p>
          </table:table-cell>
          <table:table-cell office:value-type="string" office:string-value=" &lt;Relationship Target=~/cards/SS_SecretStash.jpg~ Id=~Ca245cff1-7b87-4045-b788-00e36daa63f5~ Type=~http://schemas.octgn.org/picture~/&gt;" table:formula="of:=CONCATENATE(&quot; &lt;Relationship Target=~/cards/&quot;;[.D83];&quot;.jpg~ Id=~C&quot;;[.C83];&quot;~ Type=~http://schemas.octgn.org/picture~/&gt;&quot;)" table:style-name="ce1">
            <text:p><text:s/>&lt;Relationship Target=~/cards/SS_SecretStash.jpg~ Id=~Ca245cff1-7b87-4045-b788-00e36daa63f5~ Type=~http://schemas.octgn.org/picture~/&gt;</text:p>
          </table:table-cell>
          <table:table-cell office:value-type="string" table:style-name="ce1">
            <text:p>a245cff1-7b87-4045-b788-00e36daa63f5</text:p>
          </table:table-cell>
          <table:table-cell office:value-type="string" table:style-name="ce1">
            <text:p>SS_SecretStash</text:p>
          </table:table-cell>
          <table:table-cell office:value-type="string" table:style-name="ce1">
            <text:p>Secret Stash</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sink this card by tacking 3 Swashbuckling as an action. React: Sink Secret Stash when paying an Adventuring cost to produce 3 Adventuring.</text:p>
          </table:table-cell>
          <table:table-cell table:number-columns-repeated="16361"/>
        </table:table-row>
        <table:table-row table:style-name="ro1">
          <table:table-cell office:value-type="string" office:string-value="  &lt;card id=~9366c602-86ff-4ea6-bee0-d5b406280a65~ name=~She's Coming Apart!~&gt;&lt;property name=~Rarity~ value=~U~ /&gt;&lt;property name=~Type~ value=~actions~ /&gt;&lt;property name=~Cost~ value=~2~ /&gt;&lt;property name=~Cost Type~ value=~Ad~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Until the end of the turn, that ship immediatly suffers 1 Hit each time it enters a Sea.~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9366c602-86ff-4ea6-bee0-d5b406280a65~ name=~She's Coming Apart!~&gt;&lt;property name=~Rarity~ value=~U~ /&gt;&lt;property name=~Type~ value=~actions~ /&gt;&lt;property name=~Cost~ value=~2~ /&gt;&lt;property name=~Cost Type~ value=~Ad~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Until the end of the turn, that ship immediatly suffers 1 Hit each time it enters a Sea.~ /&gt;&lt;/card&gt;</text:p>
          </table:table-cell>
          <table:table-cell office:value-type="string" office:string-value=" &lt;Relationship Target=~/cards/SS_shescomingapart.jpg~ Id=~C9366c602-86ff-4ea6-bee0-d5b406280a65~ Type=~http://schemas.octgn.org/picture~/&gt;" table:formula="of:=CONCATENATE(&quot; &lt;Relationship Target=~/cards/&quot;;[.D84];&quot;.jpg~ Id=~C&quot;;[.C84];&quot;~ Type=~http://schemas.octgn.org/picture~/&gt;&quot;)" table:style-name="ce1">
            <text:p><text:s/>&lt;Relationship Target=~/cards/SS_shescomingapart.jpg~ Id=~C9366c602-86ff-4ea6-bee0-d5b406280a65~ Type=~http://schemas.octgn.org/picture~/&gt;</text:p>
          </table:table-cell>
          <table:table-cell office:value-type="string" table:style-name="ce1">
            <text:p>9366c602-86ff-4ea6-bee0-d5b406280a65</text:p>
          </table:table-cell>
          <table:table-cell office:value-type="string" table:style-name="ce1">
            <text:p>SS_shescomingapart</text:p>
          </table:table-cell>
          <table:table-cell office:value-type="string" table:style-name="ce1">
            <text:p>She's Coming Apart!</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Until the end of the turn, that ship immediatly suffers 1 Hit each time it enters a Sea.</text:p>
          </table:table-cell>
          <table:table-cell table:number-columns-repeated="16361"/>
        </table:table-row>
        <table:table-row table:style-name="ro1">
          <table:table-cell office:value-type="string" office:string-value="  &lt;card id=~c4078d09-a91f-4538-b059-716211e75ffd~ name=~Ship's Boat~&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e Ship's Boat counts as one crew against your crew maximum. React: Tack this card immediately after you have completed an Adventure. Untack one of your crew which tacked to pay the Adventuring cost of that Adventure.~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c4078d09-a91f-4538-b059-716211e75ffd~ name=~Ship's Boat~&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e Ship's Boat counts as one crew against your crew maximum. React: Tack this card immediately after you have completed an Adventure. Untack one of your crew which tacked to pay the Adventuring cost of that Adventure.~ /&gt;&lt;/card&gt;</text:p>
          </table:table-cell>
          <table:table-cell office:value-type="string" office:string-value=" &lt;Relationship Target=~/cards/SS_shipsboat.jpg~ Id=~Cc4078d09-a91f-4538-b059-716211e75ffd~ Type=~http://schemas.octgn.org/picture~/&gt;" table:formula="of:=CONCATENATE(&quot; &lt;Relationship Target=~/cards/&quot;;[.D85];&quot;.jpg~ Id=~C&quot;;[.C85];&quot;~ Type=~http://schemas.octgn.org/picture~/&gt;&quot;)" table:style-name="ce1">
            <text:p><text:s/>&lt;Relationship Target=~/cards/SS_shipsboat.jpg~ Id=~Cc4078d09-a91f-4538-b059-716211e75ffd~ Type=~http://schemas.octgn.org/picture~/&gt;</text:p>
          </table:table-cell>
          <table:table-cell office:value-type="string" table:style-name="ce1">
            <text:p>c4078d09-a91f-4538-b059-716211e75ffd</text:p>
          </table:table-cell>
          <table:table-cell office:value-type="string" table:style-name="ce1">
            <text:p>SS_shipsboat</text:p>
          </table:table-cell>
          <table:table-cell office:value-type="string" table:style-name="ce1">
            <text:p>Ship's Boat</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 Unique The Ship's Boat counts as one crew against your crew maximum. React: Tack this card immediately after you have completed an Adventure. Untack one of your crew which tacked to pay the Adventuring cost of that Adventure.</text:p>
          </table:table-cell>
          <table:table-cell table:number-columns-repeated="16361"/>
        </table:table-row>
        <table:table-row table:style-name="ro1">
          <table:table-cell office:value-type="string" office:string-value="  &lt;card id=~fc89ca74-b450-44a0-8f39-b2b48868fee2~ name=~Ship's Brig~&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React: Tack Ship's Brig when another player is targeting one of your Villainous crew. Cancel the effects of the action. Tack the targeted crew if it is untacked.~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fc89ca74-b450-44a0-8f39-b2b48868fee2~ name=~Ship's Brig~&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React: Tack Ship's Brig when another player is targeting one of your Villainous crew. Cancel the effects of the action. Tack the targeted crew if it is untacked.~ /&gt;&lt;/card&gt;</text:p>
          </table:table-cell>
          <table:table-cell office:value-type="string" office:string-value=" &lt;Relationship Target=~/cards/SS_shipsbrig.jpg~ Id=~Cfc89ca74-b450-44a0-8f39-b2b48868fee2~ Type=~http://schemas.octgn.org/picture~/&gt;" table:formula="of:=CONCATENATE(&quot; &lt;Relationship Target=~/cards/&quot;;[.D86];&quot;.jpg~ Id=~C&quot;;[.C86];&quot;~ Type=~http://schemas.octgn.org/picture~/&gt;&quot;)" table:style-name="ce1">
            <text:p><text:s/>&lt;Relationship Target=~/cards/SS_shipsbrig.jpg~ Id=~Cfc89ca74-b450-44a0-8f39-b2b48868fee2~ Type=~http://schemas.octgn.org/picture~/&gt;</text:p>
          </table:table-cell>
          <table:table-cell office:value-type="string" table:style-name="ce1">
            <text:p>fc89ca74-b450-44a0-8f39-b2b48868fee2</text:p>
          </table:table-cell>
          <table:table-cell office:value-type="string" table:style-name="ce1">
            <text:p>SS_shipsbrig</text:p>
          </table:table-cell>
          <table:table-cell office:value-type="string" table:style-name="ce1">
            <text:p>Ship's Brig</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React: Tack Ship's Brig when another player is targeting one of your Villainous crew. Cancel the effects of the action. Tack the targeted crew if it is untacked.</text:p>
          </table:table-cell>
          <table:table-cell table:number-columns-repeated="16361"/>
        </table:table-row>
        <table:table-row table:style-name="ro1">
          <table:table-cell office:value-type="string" office:string-value="  &lt;card id=~aa40ef0f-fd94-429b-a46e-62bfb629f86c~ name=~Skeletal Boarding Gang~&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This crew may not tack to absorb Hits. Place this crew in your discard pile when it sinks.) • When this card sinks to absorb Hits during a Boarding, it absorbs 1 extra Hit.~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a40ef0f-fd94-429b-a46e-62bfb629f86c~ name=~Skeletal Boarding Gang~&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This crew may not tack to absorb Hits. Place this crew in your discard pile when it sinks.) • When this card sinks to absorb Hits during a Boarding, it absorbs 1 extra Hit.~ /&gt;&lt;/card&gt;</text:p>
          </table:table-cell>
          <table:table-cell office:value-type="string" office:string-value=" &lt;Relationship Target=~/cards/SS_SkeletalBoardingGang.jpg~ Id=~Caa40ef0f-fd94-429b-a46e-62bfb629f86c~ Type=~http://schemas.octgn.org/picture~/&gt;" table:formula="of:=CONCATENATE(&quot; &lt;Relationship Target=~/cards/&quot;;[.D87];&quot;.jpg~ Id=~C&quot;;[.C87];&quot;~ Type=~http://schemas.octgn.org/picture~/&gt;&quot;)" table:style-name="ce1">
            <text:p><text:s/>&lt;Relationship Target=~/cards/SS_SkeletalBoardingGang.jpg~ Id=~Caa40ef0f-fd94-429b-a46e-62bfb629f86c~ Type=~http://schemas.octgn.org/picture~/&gt;</text:p>
          </table:table-cell>
          <table:table-cell office:value-type="string" table:style-name="ce1">
            <text:p>aa40ef0f-fd94-429b-a46e-62bfb629f86c</text:p>
          </table:table-cell>
          <table:table-cell office:value-type="string" table:style-name="ce1">
            <text:p>SS_SkeletalBoardingGang</text:p>
          </table:table-cell>
          <table:table-cell office:value-type="string" table:style-name="ce1">
            <text:p>Skeletal Boarding Gang</text:p>
          </table:table-cell>
          <table:table-cell office:value-type="string" table:style-name="ce1">
            <text:p>U</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 • No attachments • Skeletal (This crew may not tack to absorb Hits. Place this crew in your discard pile when it sinks.) • When this card sinks to absorb Hits during a Boarding, it absorbs 1 extra Hit.</text:p>
          </table:table-cell>
          <table:table-cell table:number-columns-repeated="16361"/>
        </table:table-row>
        <table:table-row table:style-name="ro1">
          <table:table-cell office:value-type="string" office:string-value="  &lt;card id=~02b64a8d-f60d-4e6d-9217-fd493a743a2b~ name=~Slow Tack~&gt;&lt;property name=~Rarity~ value=~C~ /&gt;&lt;property name=~Type~ value=~actions~ /&gt;&lt;property name=~Cost~ value=~M+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all of your cannon attacks inflict 1 extra Hit.~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02b64a8d-f60d-4e6d-9217-fd493a743a2b~ name=~Slow Tack~&gt;&lt;property name=~Rarity~ value=~C~ /&gt;&lt;property name=~Type~ value=~actions~ /&gt;&lt;property name=~Cost~ value=~M+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all of your cannon attacks inflict 1 extra Hit.~ /&gt;&lt;/card&gt;</text:p>
          </table:table-cell>
          <table:table-cell office:value-type="string" office:string-value=" &lt;Relationship Target=~/cards/SS_slowtack.jpg~ Id=~C02b64a8d-f60d-4e6d-9217-fd493a743a2b~ Type=~http://schemas.octgn.org/picture~/&gt;" table:formula="of:=CONCATENATE(&quot; &lt;Relationship Target=~/cards/&quot;;[.D88];&quot;.jpg~ Id=~C&quot;;[.C88];&quot;~ Type=~http://schemas.octgn.org/picture~/&gt;&quot;)" table:style-name="ce1">
            <text:p><text:s/>&lt;Relationship Target=~/cards/SS_slowtack.jpg~ Id=~C02b64a8d-f60d-4e6d-9217-fd493a743a2b~ Type=~http://schemas.octgn.org/picture~/&gt;</text:p>
          </table:table-cell>
          <table:table-cell office:value-type="string" table:style-name="ce1">
            <text:p>02b64a8d-f60d-4e6d-9217-fd493a743a2b</text:p>
          </table:table-cell>
          <table:table-cell office:value-type="string" table:style-name="ce1">
            <text:p>SS_slowtack</text:p>
          </table:table-cell>
          <table:table-cell office:value-type="string" table:style-name="ce1">
            <text:p>Slow Tack</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number-columns-repeated="4"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or the remainder of the turn, all of your cannon attacks inflict 1 extra Hit.</text:p>
          </table:table-cell>
          <table:table-cell table:number-columns-repeated="16361"/>
        </table:table-row>
        <table:table-row table:style-name="ro1">
          <table:table-cell office:value-type="string" office:string-value="  &lt;card id=~0e4efbf1-a430-4f95-95fc-de06ad8340f1~ name=~Succubu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Porte cards in play. Tack those cards.~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0e4efbf1-a430-4f95-95fc-de06ad8340f1~ name=~Succubu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Porte cards in play. Tack those cards.~ /&gt;&lt;/card&gt;</text:p>
          </table:table-cell>
          <table:table-cell office:value-type="string" office:string-value=" &lt;Relationship Target=~/cards/SS_Succubus.jpg~ Id=~C0e4efbf1-a430-4f95-95fc-de06ad8340f1~ Type=~http://schemas.octgn.org/picture~/&gt;" table:formula="of:=CONCATENATE(&quot; &lt;Relationship Target=~/cards/&quot;;[.D89];&quot;.jpg~ Id=~C&quot;;[.C89];&quot;~ Type=~http://schemas.octgn.org/picture~/&gt;&quot;)" table:style-name="ce1">
            <text:p><text:s/>&lt;Relationship Target=~/cards/SS_Succubus.jpg~ Id=~C0e4efbf1-a430-4f95-95fc-de06ad8340f1~ Type=~http://schemas.octgn.org/picture~/&gt;</text:p>
          </table:table-cell>
          <table:table-cell office:value-type="string" table:style-name="ce1">
            <text:p>0e4efbf1-a430-4f95-95fc-de06ad8340f1</text:p>
          </table:table-cell>
          <table:table-cell office:value-type="string" table:style-name="ce1">
            <text:p>SS_Succubus</text:p>
          </table:table-cell>
          <table:table-cell office:value-type="string" table:style-name="ce1">
            <text:p>Succubu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ll Porte cards in play. Tack those cards.</text:p>
          </table:table-cell>
          <table:table-cell table:number-columns-repeated="16361"/>
        </table:table-row>
        <table:table-row table:style-name="ro1">
          <table:table-cell office:value-type="string" office:string-value="  &lt;card id=~a5eb6a11-ba13-47fe-88fd-a5fd75bf3032~ name=~Swift Vengeance~&gt;&lt;property name=~Rarity~ value=~U~ /&gt;&lt;property name=~Type~ value=~attachments~ /&gt;&lt;property name=~Cost~ value=~10~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a5eb6a11-ba13-47fe-88fd-a5fd75bf3032~ name=~Swift Vengeance~&gt;&lt;property name=~Rarity~ value=~U~ /&gt;&lt;property name=~Type~ value=~attachments~ /&gt;&lt;property name=~Cost~ value=~10~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 /&gt;&lt;/card&gt;</text:p>
          </table:table-cell>
          <table:table-cell office:value-type="string" office:string-value=" &lt;Relationship Target=~/cards/SS_SwiftVengeance.jpg~ Id=~Ca5eb6a11-ba13-47fe-88fd-a5fd75bf3032~ Type=~http://schemas.octgn.org/picture~/&gt;" table:formula="of:=CONCATENATE(&quot; &lt;Relationship Target=~/cards/&quot;;[.D90];&quot;.jpg~ Id=~C&quot;;[.C90];&quot;~ Type=~http://schemas.octgn.org/picture~/&gt;&quot;)" table:style-name="ce1">
            <text:p><text:s/>&lt;Relationship Target=~/cards/SS_SwiftVengeance.jpg~ Id=~Ca5eb6a11-ba13-47fe-88fd-a5fd75bf3032~ Type=~http://schemas.octgn.org/picture~/&gt;</text:p>
          </table:table-cell>
          <table:table-cell office:value-type="string" table:style-name="ce1">
            <text:p>a5eb6a11-ba13-47fe-88fd-a5fd75bf3032</text:p>
          </table:table-cell>
          <table:table-cell office:value-type="string" table:style-name="ce1">
            <text:p>SS_SwiftVengeance</text:p>
          </table:table-cell>
          <table:table-cell office:value-type="string" table:style-name="ce1">
            <text:p>Swift Vengeance</text:p>
          </table:table-cell>
          <table:table-cell office:value-type="string" table:style-name="ce1">
            <text:p>U</text:p>
          </table:table-cell>
          <table:table-cell office:value-type="string" table:style-name="ce1">
            <text:p>attachments</text:p>
          </table:table-cell>
          <table:table-cell office:value-type="float" office:value="10" table:style-name="ce1">
            <text:p>10</text:p>
          </table:table-cell>
          <table:table-cell office:value-type="string" table:style-name="ce1">
            <text:p>S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text:p>
          </table:table-cell>
          <table:table-cell table:number-columns-repeated="16361"/>
        </table:table-row>
        <table:table-row table:style-name="ro1">
          <table:table-cell office:value-type="string" office:string-value="  &lt;card id=~131e502b-ddfd-454f-bb07-30dcb3a87256~ name=~Swimming with Shark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Target and sink a crew on the other Ship with an Influence cost less than 2.~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131e502b-ddfd-454f-bb07-30dcb3a87256~ name=~Swimming with Shark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Target and sink a crew on the other Ship with an Influence cost less than 2.~ /&gt;&lt;/card&gt;</text:p>
          </table:table-cell>
          <table:table-cell office:value-type="string" office:string-value=" &lt;Relationship Target=~/cards/SS_swimmingiwthsharks.jpg~ Id=~C131e502b-ddfd-454f-bb07-30dcb3a87256~ Type=~http://schemas.octgn.org/picture~/&gt;" table:formula="of:=CONCATENATE(&quot; &lt;Relationship Target=~/cards/&quot;;[.D91];&quot;.jpg~ Id=~C&quot;;[.C91];&quot;~ Type=~http://schemas.octgn.org/picture~/&gt;&quot;)" table:style-name="ce1">
            <text:p><text:s/>&lt;Relationship Target=~/cards/SS_swimmingiwthsharks.jpg~ Id=~C131e502b-ddfd-454f-bb07-30dcb3a87256~ Type=~http://schemas.octgn.org/picture~/&gt;</text:p>
          </table:table-cell>
          <table:table-cell office:value-type="string" table:style-name="ce1">
            <text:p>131e502b-ddfd-454f-bb07-30dcb3a87256</text:p>
          </table:table-cell>
          <table:table-cell office:value-type="string" table:style-name="ce1">
            <text:p>SS_swimmingiwthsharks</text:p>
          </table:table-cell>
          <table:table-cell office:value-type="string" table:style-name="ce1">
            <text:p>Swimming with Shar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begins a Boarding with your Ship that you do not cancel. Target and sink a crew on the other Ship with an Influence cost less than 2.</text:p>
          </table:table-cell>
          <table:table-cell table:number-columns-repeated="16361"/>
        </table:table-row>
        <table:table-row table:style-name="ro1">
          <table:table-cell office:value-type="string" office:string-value="  &lt;card id=~4cfdb87e-fe5e-4fee-84d6-f074ebadeb2b~ name=~Swing from the Rigg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Sailing cost to begin a Boarding. Tack one of your crew to produce Sailing equal to that crew's Swashbuckling.~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4cfdb87e-fe5e-4fee-84d6-f074ebadeb2b~ name=~Swing from the Rigg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Sailing cost to begin a Boarding. Tack one of your crew to produce Sailing equal to that crew's Swashbuckling.~ /&gt;&lt;/card&gt;</text:p>
          </table:table-cell>
          <table:table-cell office:value-type="string" office:string-value=" &lt;Relationship Target=~/cards/SS_swingfromtherigging.jpg~ Id=~C4cfdb87e-fe5e-4fee-84d6-f074ebadeb2b~ Type=~http://schemas.octgn.org/picture~/&gt;" table:formula="of:=CONCATENATE(&quot; &lt;Relationship Target=~/cards/&quot;;[.D92];&quot;.jpg~ Id=~C&quot;;[.C92];&quot;~ Type=~http://schemas.octgn.org/picture~/&gt;&quot;)" table:style-name="ce1">
            <text:p><text:s/>&lt;Relationship Target=~/cards/SS_swingfromtherigging.jpg~ Id=~C4cfdb87e-fe5e-4fee-84d6-f074ebadeb2b~ Type=~http://schemas.octgn.org/picture~/&gt;</text:p>
          </table:table-cell>
          <table:table-cell office:value-type="string" table:style-name="ce1">
            <text:p>4cfdb87e-fe5e-4fee-84d6-f074ebadeb2b</text:p>
          </table:table-cell>
          <table:table-cell office:value-type="string" table:style-name="ce1">
            <text:p>SS_swingfromtherigging</text:p>
          </table:table-cell>
          <table:table-cell office:value-type="string" table:style-name="ce1">
            <text:p>Swing from the Riggi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the Sailing cost to begin a Boarding. Tack one of your crew to produce Sailing equal to that crew's Swashbuckling.</text:p>
          </table:table-cell>
          <table:table-cell table:number-columns-repeated="16361"/>
        </table:table-row>
        <table:table-row table:style-name="ro1">
          <table:table-cell office:value-type="string" office:string-value="  &lt;card id=~88608036-5cd3-47ef-8a9b-236b70dc6116~ name=~Tempting the Portal~&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Act: Discard this card and tack this crew to discard the top card of your deck. If the Boarding Attack on the discard is a Dagger, sink this crew. Otherwise, untack your Captain.~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88608036-5cd3-47ef-8a9b-236b70dc6116~ name=~Tempting the Portal~&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Act: Discard this card and tack this crew to discard the top card of your deck. If the Boarding Attack on the discard is a Dagger, sink this crew. Otherwise, untack your Captain.~ /&gt;&lt;/card&gt;</text:p>
          </table:table-cell>
          <table:table-cell office:value-type="string" office:string-value=" &lt;Relationship Target=~/cards/SS_TemptingthePortal.jpg~ Id=~C88608036-5cd3-47ef-8a9b-236b70dc6116~ Type=~http://schemas.octgn.org/picture~/&gt;" table:formula="of:=CONCATENATE(&quot; &lt;Relationship Target=~/cards/&quot;;[.D93];&quot;.jpg~ Id=~C&quot;;[.C93];&quot;~ Type=~http://schemas.octgn.org/picture~/&gt;&quot;)" table:style-name="ce1">
            <text:p><text:s/>&lt;Relationship Target=~/cards/SS_TemptingthePortal.jpg~ Id=~C88608036-5cd3-47ef-8a9b-236b70dc6116~ Type=~http://schemas.octgn.org/picture~/&gt;</text:p>
          </table:table-cell>
          <table:table-cell office:value-type="string" table:style-name="ce1">
            <text:p>88608036-5cd3-47ef-8a9b-236b70dc6116</text:p>
          </table:table-cell>
          <table:table-cell office:value-type="string" table:style-name="ce1">
            <text:p>SS_TemptingthePortal</text:p>
          </table:table-cell>
          <table:table-cell office:value-type="string" table:style-name="ce1">
            <text:p>Tempting the Portal</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2 Knack Act: Discard this card and tack this crew to discard the top card of your deck. If the Boarding Attack on the discard is a Dagger, sink this crew. Otherwise, untack your Captain.</text:p>
          </table:table-cell>
          <table:table-cell table:number-columns-repeated="16361"/>
        </table:table-row>
        <table:table-row table:style-name="ro1">
          <table:table-cell office:value-type="string" office:string-value="  &lt;card id=~03500dc5-ed6c-42aa-a8e8-19cf82256ed7~ name=~The Crow's Nest~&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You must discard this card when you suffer Hits from a Weather card. Other players may not perform reacts which react to your ship entering their Sea.~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03500dc5-ed6c-42aa-a8e8-19cf82256ed7~ name=~The Crow's Nest~&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You must discard this card when you suffer Hits from a Weather card. Other players may not perform reacts which react to your ship entering their Sea.~ /&gt;&lt;/card&gt;</text:p>
          </table:table-cell>
          <table:table-cell office:value-type="string" office:string-value=" &lt;Relationship Target=~/cards/SS_TheCrowsNest.jpg~ Id=~C03500dc5-ed6c-42aa-a8e8-19cf82256ed7~ Type=~http://schemas.octgn.org/picture~/&gt;" table:formula="of:=CONCATENATE(&quot; &lt;Relationship Target=~/cards/&quot;;[.D94];&quot;.jpg~ Id=~C&quot;;[.C94];&quot;~ Type=~http://schemas.octgn.org/picture~/&gt;&quot;)" table:style-name="ce1">
            <text:p><text:s/>&lt;Relationship Target=~/cards/SS_TheCrowsNest.jpg~ Id=~C03500dc5-ed6c-42aa-a8e8-19cf82256ed7~ Type=~http://schemas.octgn.org/picture~/&gt;</text:p>
          </table:table-cell>
          <table:table-cell office:value-type="string" table:style-name="ce1">
            <text:p>03500dc5-ed6c-42aa-a8e8-19cf82256ed7</text:p>
          </table:table-cell>
          <table:table-cell office:value-type="string" table:style-name="ce1">
            <text:p>SS_TheCrowsNest</text:p>
          </table:table-cell>
          <table:table-cell office:value-type="string" table:style-name="ce1">
            <text:p>The Crow's Nest</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You must discard this card when you suffer Hits from a Weather card. Other players may not perform reacts which react to your ship entering their Sea.</text:p>
          </table:table-cell>
          <table:table-cell table:number-columns-repeated="16361"/>
        </table:table-row>
        <table:table-row table:style-name="ro1">
          <table:table-cell office:value-type="string" office:string-value="  &lt;card id=~913ae91a-159d-47ba-bbcc-cd8819de8d6e~ name=~The Few, the Proud...~&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If their Ship has a higher crew maximum, you may untack 2 of your crew.~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913ae91a-159d-47ba-bbcc-cd8819de8d6e~ name=~The Few, the Proud...~&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If their Ship has a higher crew maximum, you may untack 2 of your crew.~ /&gt;&lt;/card&gt;</text:p>
          </table:table-cell>
          <table:table-cell office:value-type="string" office:string-value=" &lt;Relationship Target=~/cards/SS_fewtheproud.jpg~ Id=~C913ae91a-159d-47ba-bbcc-cd8819de8d6e~ Type=~http://schemas.octgn.org/picture~/&gt;" table:formula="of:=CONCATENATE(&quot; &lt;Relationship Target=~/cards/&quot;;[.D95];&quot;.jpg~ Id=~C&quot;;[.C95];&quot;~ Type=~http://schemas.octgn.org/picture~/&gt;&quot;)" table:style-name="ce1">
            <text:p><text:s/>&lt;Relationship Target=~/cards/SS_fewtheproud.jpg~ Id=~C913ae91a-159d-47ba-bbcc-cd8819de8d6e~ Type=~http://schemas.octgn.org/picture~/&gt;</text:p>
          </table:table-cell>
          <table:table-cell office:value-type="string" table:style-name="ce1">
            <text:p>913ae91a-159d-47ba-bbcc-cd8819de8d6e</text:p>
          </table:table-cell>
          <table:table-cell office:value-type="string" table:style-name="ce1">
            <text:p>SS_fewtheproud</text:p>
          </table:table-cell>
          <table:table-cell office:value-type="string" table:style-name="ce1">
            <text:p>The Few, the Proud...</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 opponent begins a Boarding with your Ship that you do not cancel. If their Ship has a higher crew maximum, you may untack 2 of your crew.</text:p>
          </table:table-cell>
          <table:table-cell table:number-columns-repeated="16361"/>
        </table:table-row>
        <table:table-row table:style-name="ro1">
          <table:table-cell office:value-type="string" office:string-value="  &lt;card id=~71ef9601-a54a-4fd8-a70f-3ee75f43a619~ name=~The Grey Queen's Pric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Oath Discard this card anytime you do not have an uncompleted Adventure in play. The completion cost of your uncompleted adventures is reduced by 2 (min. 1).~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71ef9601-a54a-4fd8-a70f-3ee75f43a619~ name=~The Grey Queen's Pric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Oath Discard this card anytime you do not have an uncompleted Adventure in play. The completion cost of your uncompleted adventures is reduced by 2 (min. 1).~ /&gt;&lt;/card&gt;</text:p>
          </table:table-cell>
          <table:table-cell office:value-type="string" office:string-value=" &lt;Relationship Target=~/cards/SS_TheGreyQueensPrice.jpg~ Id=~C71ef9601-a54a-4fd8-a70f-3ee75f43a619~ Type=~http://schemas.octgn.org/picture~/&gt;" table:formula="of:=CONCATENATE(&quot; &lt;Relationship Target=~/cards/&quot;;[.D96];&quot;.jpg~ Id=~C&quot;;[.C96];&quot;~ Type=~http://schemas.octgn.org/picture~/&gt;&quot;)" table:style-name="ce1">
            <text:p><text:s/>&lt;Relationship Target=~/cards/SS_TheGreyQueensPrice.jpg~ Id=~C71ef9601-a54a-4fd8-a70f-3ee75f43a619~ Type=~http://schemas.octgn.org/picture~/&gt;</text:p>
          </table:table-cell>
          <table:table-cell office:value-type="string" table:style-name="ce1">
            <text:p>71ef9601-a54a-4fd8-a70f-3ee75f43a619</text:p>
          </table:table-cell>
          <table:table-cell office:value-type="string" table:style-name="ce1">
            <text:p>SS_TheGreyQueensPrice</text:p>
          </table:table-cell>
          <table:table-cell office:value-type="string" table:style-name="ce1">
            <text:p>The Grey Queen's Price</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 Oath Discard this card anytime you do not have an uncompleted Adventure in play. The completion cost of your uncompleted adventures is reduced by 2 (min. 1).</text:p>
          </table:table-cell>
          <table:table-cell table:number-columns-repeated="16361"/>
        </table:table-row>
        <table:table-row table:style-name="ro1">
          <table:table-cell office:value-type="string" office:string-value="  &lt;card id=~0db716b6-4885-4e35-99fd-b3adb7eb95a3~ name=~The Right Pla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Act: Tack this crew and sink this card. Move your Ship to any Sea.~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0db716b6-4885-4e35-99fd-b3adb7eb95a3~ name=~The Right Pla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Act: Tack this crew and sink this card. Move your Ship to any Sea.~ /&gt;&lt;/card&gt;</text:p>
          </table:table-cell>
          <table:table-cell office:value-type="string" office:string-value=" &lt;Relationship Target=~/cards/SS_TheRightPlace.jpg~ Id=~C0db716b6-4885-4e35-99fd-b3adb7eb95a3~ Type=~http://schemas.octgn.org/picture~/&gt;" table:formula="of:=CONCATENATE(&quot; &lt;Relationship Target=~/cards/&quot;;[.D97];&quot;.jpg~ Id=~C&quot;;[.C97];&quot;~ Type=~http://schemas.octgn.org/picture~/&gt;&quot;)" table:style-name="ce1">
            <text:p><text:s/>&lt;Relationship Target=~/cards/SS_TheRightPlace.jpg~ Id=~C0db716b6-4885-4e35-99fd-b3adb7eb95a3~ Type=~http://schemas.octgn.org/picture~/&gt;</text:p>
          </table:table-cell>
          <table:table-cell office:value-type="string" table:style-name="ce1">
            <text:p>0db716b6-4885-4e35-99fd-b3adb7eb95a3</text:p>
          </table:table-cell>
          <table:table-cell office:value-type="string" table:style-name="ce1">
            <text:p>SS_TheRightPlace</text:p>
          </table:table-cell>
          <table:table-cell office:value-type="string" table:style-name="ce1">
            <text:p>The Right Plac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Act: Tack this crew and sink this card. Move your Ship to any Sea.</text:p>
          </table:table-cell>
          <table:table-cell table:number-columns-repeated="16361"/>
        </table:table-row>
        <table:table-row table:style-name="ro1">
          <table:table-cell office:value-type="string" office:string-value="  &lt;card id=~4a7ac471-1e47-4fac-a484-0f6780186c82~ name=~The Third Switc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3 if completed in la Boca). When you complete this Adventure, target and discard all uncompleted adventures and all Sea attachments in this Sea.~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4a7ac471-1e47-4fac-a484-0f6780186c82~ name=~The Third Switc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3 if completed in la Boca). When you complete this Adventure, target and discard all uncompleted adventures and all Sea attachments in this Sea.~ /&gt;&lt;/card&gt;</text:p>
          </table:table-cell>
          <table:table-cell office:value-type="string" office:string-value=" &lt;Relationship Target=~/cards/SS_thirdswitch.jpg~ Id=~C4a7ac471-1e47-4fac-a484-0f6780186c82~ Type=~http://schemas.octgn.org/picture~/&gt;" table:formula="of:=CONCATENATE(&quot; &lt;Relationship Target=~/cards/&quot;;[.D98];&quot;.jpg~ Id=~C&quot;;[.C98];&quot;~ Type=~http://schemas.octgn.org/picture~/&gt;&quot;)" table:style-name="ce1">
            <text:p><text:s/>&lt;Relationship Target=~/cards/SS_thirdswitch.jpg~ Id=~C4a7ac471-1e47-4fac-a484-0f6780186c82~ Type=~http://schemas.octgn.org/picture~/&gt;</text:p>
          </table:table-cell>
          <table:table-cell office:value-type="string" table:style-name="ce1">
            <text:p>4a7ac471-1e47-4fac-a484-0f6780186c82</text:p>
          </table:table-cell>
          <table:table-cell office:value-type="string" table:style-name="ce1">
            <text:p>SS_thirdswitch</text:p>
          </table:table-cell>
          <table:table-cell office:value-type="string" table:style-name="ce1">
            <text:p>The Third Switch</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3 if completed in la Boca). When you complete this Adventure, target and discard all uncompleted adventures and all Sea attachments in this Sea.</text:p>
          </table:table-cell>
          <table:table-cell table:number-columns-repeated="16361"/>
        </table:table-row>
        <table:table-row table:style-name="ro1">
          <table:table-cell office:value-type="string" office:string-value="  &lt;card id=~983c389d-ad9d-4140-af2b-4b6684b66d6f~ name=~Therein Lies the Tal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Attach this card to yout Captain when you complete an Adventure which increases Adventuring. This Attachment gives +1 Influence.~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983c389d-ad9d-4140-af2b-4b6684b66d6f~ name=~Therein Lies the Tal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Attach this card to yout Captain when you complete an Adventure which increases Adventuring. This Attachment gives +1 Influence.~ /&gt;&lt;/card&gt;</text:p>
          </table:table-cell>
          <table:table-cell office:value-type="string" office:string-value=" &lt;Relationship Target=~/cards/SS_thereinliesthetale.jpg~ Id=~C983c389d-ad9d-4140-af2b-4b6684b66d6f~ Type=~http://schemas.octgn.org/picture~/&gt;" table:formula="of:=CONCATENATE(&quot; &lt;Relationship Target=~/cards/&quot;;[.D99];&quot;.jpg~ Id=~C&quot;;[.C99];&quot;~ Type=~http://schemas.octgn.org/picture~/&gt;&quot;)" table:style-name="ce1">
            <text:p><text:s/>&lt;Relationship Target=~/cards/SS_thereinliesthetale.jpg~ Id=~C983c389d-ad9d-4140-af2b-4b6684b66d6f~ Type=~http://schemas.octgn.org/picture~/&gt;</text:p>
          </table:table-cell>
          <table:table-cell office:value-type="string" table:style-name="ce1">
            <text:p>983c389d-ad9d-4140-af2b-4b6684b66d6f</text:p>
          </table:table-cell>
          <table:table-cell office:value-type="string" table:style-name="ce1">
            <text:p>SS_thereinliesthetale</text:p>
          </table:table-cell>
          <table:table-cell office:value-type="string" table:style-name="ce1">
            <text:p>Therein Lies the Tal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Attach this card to yout Captain when you complete an Adventure which increases Adventuring. This Attachment gives +1 Influence.</text:p>
          </table:table-cell>
          <table:table-cell table:number-columns-repeated="16361"/>
        </table:table-row>
        <table:table-row table:style-name="ro1">
          <table:table-cell office:value-type="string" office:string-value="  &lt;card id=~b948e1c8-da18-4418-a19a-69866d98e71a~ name=~Through the Magic Mirro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you Heroic Captain. Captain Attachment: +2 Swashbuckling. This crew inflicts 2 extra Hits during Boarding Attacks.~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b948e1c8-da18-4418-a19a-69866d98e71a~ name=~Through the Magic Mirro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you Heroic Captain. Captain Attachment: +2 Swashbuckling. This crew inflicts 2 extra Hits during Boarding Attacks.~ /&gt;&lt;/card&gt;</text:p>
          </table:table-cell>
          <table:table-cell office:value-type="string" office:string-value=" &lt;Relationship Target=~/cards/SS_ThroughtheMagicMirror.jpg~ Id=~Cb948e1c8-da18-4418-a19a-69866d98e71a~ Type=~http://schemas.octgn.org/picture~/&gt;" table:formula="of:=CONCATENATE(&quot; &lt;Relationship Target=~/cards/&quot;;[.D100];&quot;.jpg~ Id=~C&quot;;[.C100];&quot;~ Type=~http://schemas.octgn.org/picture~/&gt;&quot;)" table:style-name="ce1">
            <text:p><text:s/>&lt;Relationship Target=~/cards/SS_ThroughtheMagicMirror.jpg~ Id=~Cb948e1c8-da18-4418-a19a-69866d98e71a~ Type=~http://schemas.octgn.org/picture~/&gt;</text:p>
          </table:table-cell>
          <table:table-cell office:value-type="string" table:style-name="ce1">
            <text:p>b948e1c8-da18-4418-a19a-69866d98e71a</text:p>
          </table:table-cell>
          <table:table-cell office:value-type="string" table:style-name="ce1">
            <text:p>SS_ThroughtheMagicMirror</text:p>
          </table:table-cell>
          <table:table-cell office:value-type="string" table:style-name="ce1">
            <text:p>Through the Magic Mirror</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you Heroic Captain. Captain Attachment: +2 Swashbuckling. This crew inflicts 2 extra Hits during Boarding Attacks.</text:p>
          </table:table-cell>
          <table:table-cell table:number-columns-repeated="16361"/>
        </table:table-row>
        <table:table-row table:style-name="ro1">
          <table:table-cell office:value-type="string" office:string-value="  &lt;card id=~72dccffb-3aa1-4065-99a0-1636ea93a4b6~ name=~Tight-Knit Crew~&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While your Ship's crew maximum is less than 9, your hand size isincreased by 1.~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72dccffb-3aa1-4065-99a0-1636ea93a4b6~ name=~Tight-Knit Crew~&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While your Ship's crew maximum is less than 9, your hand size isincreased by 1.~ /&gt;&lt;/card&gt;</text:p>
          </table:table-cell>
          <table:table-cell office:value-type="string" office:string-value=" &lt;Relationship Target=~/cards/SS_Tight-Knitcrew.jpg~ Id=~C72dccffb-3aa1-4065-99a0-1636ea93a4b6~ Type=~http://schemas.octgn.org/picture~/&gt;" table:formula="of:=CONCATENATE(&quot; &lt;Relationship Target=~/cards/&quot;;[.D101];&quot;.jpg~ Id=~C&quot;;[.C101];&quot;~ Type=~http://schemas.octgn.org/picture~/&gt;&quot;)" table:style-name="ce1">
            <text:p><text:s/>&lt;Relationship Target=~/cards/SS_Tight-Knitcrew.jpg~ Id=~C72dccffb-3aa1-4065-99a0-1636ea93a4b6~ Type=~http://schemas.octgn.org/picture~/&gt;</text:p>
          </table:table-cell>
          <table:table-cell office:value-type="string" table:style-name="ce1">
            <text:p>72dccffb-3aa1-4065-99a0-1636ea93a4b6</text:p>
          </table:table-cell>
          <table:table-cell office:value-type="string" table:style-name="ce1">
            <text:p>SS_Tight-Knitcrew</text:p>
          </table:table-cell>
          <table:table-cell office:value-type="string" table:style-name="ce1">
            <text:p>Tight-Knit Crew</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While your Ship's crew maximum is less than 9, your hand size isincreased by 1.</text:p>
          </table:table-cell>
          <table:table-cell table:number-columns-repeated="16361"/>
        </table:table-row>
        <table:table-row table:style-name="ro1">
          <table:table-cell office:value-type="string" office:string-value="  &lt;card id=~d4cede4d-97f7-4be2-9598-e78d60c1a8c2~ name=~Tools of the Trad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kill cost. Discard 3 cards from your hand to produce 2 points of Cannon, Sailing, Adventuring, Influence or Swashbuckling.~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d4cede4d-97f7-4be2-9598-e78d60c1a8c2~ name=~Tools of the Trad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kill cost. Discard 3 cards from your hand to produce 2 points of Cannon, Sailing, Adventuring, Influence or Swashbuckling.~ /&gt;&lt;/card&gt;</text:p>
          </table:table-cell>
          <table:table-cell office:value-type="string" office:string-value=" &lt;Relationship Target=~/cards/SS_toolsofthetrade.jpg~ Id=~Cd4cede4d-97f7-4be2-9598-e78d60c1a8c2~ Type=~http://schemas.octgn.org/picture~/&gt;" table:formula="of:=CONCATENATE(&quot; &lt;Relationship Target=~/cards/&quot;;[.D102];&quot;.jpg~ Id=~C&quot;;[.C102];&quot;~ Type=~http://schemas.octgn.org/picture~/&gt;&quot;)" table:style-name="ce1">
            <text:p><text:s/>&lt;Relationship Target=~/cards/SS_toolsofthetrade.jpg~ Id=~Cd4cede4d-97f7-4be2-9598-e78d60c1a8c2~ Type=~http://schemas.octgn.org/picture~/&gt;</text:p>
          </table:table-cell>
          <table:table-cell office:value-type="string" table:style-name="ce1">
            <text:p>d4cede4d-97f7-4be2-9598-e78d60c1a8c2</text:p>
          </table:table-cell>
          <table:table-cell office:value-type="string" table:style-name="ce1">
            <text:p>SS_toolsofthetrade</text:p>
          </table:table-cell>
          <table:table-cell office:value-type="string" table:style-name="ce1">
            <text:p>Tools of the Trad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 skill cost. Discard 3 cards from your hand to produce 2 points of Cannon, Sailing, Adventuring, Influence or Swashbuckling.</text:p>
          </table:table-cell>
          <table:table-cell table:number-columns-repeated="16361"/>
        </table:table-row>
        <table:table-row table:style-name="ro1">
          <table:table-cell office:value-type="string" office:string-value="  &lt;card id=~7f49dec8-2266-4185-ac03-54dce9b30b6a~ name=~Topaz Pendant~&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when you are paying a skill cost to produce 2 points of that skill.~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7f49dec8-2266-4185-ac03-54dce9b30b6a~ name=~Topaz Pendant~&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when you are paying a skill cost to produce 2 points of that skill.~ /&gt;&lt;/card&gt;</text:p>
          </table:table-cell>
          <table:table-cell office:value-type="string" office:string-value=" &lt;Relationship Target=~/cards/SS_topazpendant.jpg~ Id=~C7f49dec8-2266-4185-ac03-54dce9b30b6a~ Type=~http://schemas.octgn.org/picture~/&gt;" table:formula="of:=CONCATENATE(&quot; &lt;Relationship Target=~/cards/&quot;;[.D103];&quot;.jpg~ Id=~C&quot;;[.C103];&quot;~ Type=~http://schemas.octgn.org/picture~/&gt;&quot;)" table:style-name="ce1">
            <text:p><text:s/>&lt;Relationship Target=~/cards/SS_topazpendant.jpg~ Id=~C7f49dec8-2266-4185-ac03-54dce9b30b6a~ Type=~http://schemas.octgn.org/picture~/&gt;</text:p>
          </table:table-cell>
          <table:table-cell office:value-type="string" table:style-name="ce1">
            <text:p>7f49dec8-2266-4185-ac03-54dce9b30b6a</text:p>
          </table:table-cell>
          <table:table-cell office:value-type="string" table:style-name="ce1">
            <text:p>SS_topazpendant</text:p>
          </table:table-cell>
          <table:table-cell office:value-type="string" table:style-name="ce1">
            <text:p>Topaz Pendant</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Discard when you are paying a skill cost to produce 2 points of that skill.</text:p>
          </table:table-cell>
          <table:table-cell table:number-columns-repeated="16361"/>
        </table:table-row>
        <table:table-row table:style-name="ro1">
          <table:table-cell office:value-type="string" office:string-value="  &lt;card id=~39434716-b86d-40c1-9c91-ec8ba5e4de32~ name=~Underwater Cav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s targeted by a card which begins a Duel. Cancel that action.~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39434716-b86d-40c1-9c91-ec8ba5e4de32~ name=~Underwater Cav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s targeted by a card which begins a Duel. Cancel that action.~ /&gt;&lt;/card&gt;</text:p>
          </table:table-cell>
          <table:table-cell office:value-type="string" office:string-value=" &lt;Relationship Target=~/cards/SS_underwatercave.jpg~ Id=~C39434716-b86d-40c1-9c91-ec8ba5e4de32~ Type=~http://schemas.octgn.org/picture~/&gt;" table:formula="of:=CONCATENATE(&quot; &lt;Relationship Target=~/cards/&quot;;[.D104];&quot;.jpg~ Id=~C&quot;;[.C104];&quot;~ Type=~http://schemas.octgn.org/picture~/&gt;&quot;)" table:style-name="ce1">
            <text:p><text:s/>&lt;Relationship Target=~/cards/SS_underwatercave.jpg~ Id=~C39434716-b86d-40c1-9c91-ec8ba5e4de32~ Type=~http://schemas.octgn.org/picture~/&gt;</text:p>
          </table:table-cell>
          <table:table-cell office:value-type="string" table:style-name="ce1">
            <text:p>39434716-b86d-40c1-9c91-ec8ba5e4de32</text:p>
          </table:table-cell>
          <table:table-cell office:value-type="string" table:style-name="ce1">
            <text:p>SS_underwatercave</text:p>
          </table:table-cell>
          <table:table-cell office:value-type="string" table:style-name="ce1">
            <text:p>Underwater Cav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one of your crew is targeted by a card which begins a Duel. Cancel that action.</text:p>
          </table:table-cell>
          <table:table-cell table:number-columns-repeated="16361"/>
        </table:table-row>
        <table:table-row table:style-name="ro1">
          <table:table-cell office:value-type="string" office:string-value="  &lt;card id=~312f65f4-63ef-495a-833f-00c0e069ac16~ name=~Ussuran Braw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312f65f4-63ef-495a-833f-00c0e069ac16~ name=~Ussuran Braw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text:p>
          </table:table-cell>
          <table:table-cell office:value-type="string" office:string-value=" &lt;Relationship Target=~/cards/SS_ussuranbrawl.jpg~ Id=~C312f65f4-63ef-495a-833f-00c0e069ac16~ Type=~http://schemas.octgn.org/picture~/&gt;" table:formula="of:=CONCATENATE(&quot; &lt;Relationship Target=~/cards/&quot;;[.D105];&quot;.jpg~ Id=~C&quot;;[.C105];&quot;~ Type=~http://schemas.octgn.org/picture~/&gt;&quot;)" table:style-name="ce1">
            <text:p><text:s/>&lt;Relationship Target=~/cards/SS_ussuranbrawl.jpg~ Id=~C312f65f4-63ef-495a-833f-00c0e069ac16~ Type=~http://schemas.octgn.org/picture~/&gt;</text:p>
          </table:table-cell>
          <table:table-cell office:value-type="string" table:style-name="ce1">
            <text:p>312f65f4-63ef-495a-833f-00c0e069ac16</text:p>
          </table:table-cell>
          <table:table-cell office:value-type="string" table:style-name="ce1">
            <text:p>SS_ussuranbrawl</text:p>
          </table:table-cell>
          <table:table-cell office:value-type="string" table:style-name="ce1">
            <text:p>Ussuran Brawl</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5 Adventuring (4 if completed in the Mirror). crew Attachment: +2 Swashbuckling. This crew inflicts 2 extra Hits during Boarding Attacks.</text:p>
          </table:table-cell>
          <table:table-cell table:number-columns-repeated="16361"/>
        </table:table-row>
        <table:table-row table:style-name="ro1">
          <table:table-cell office:value-type="string" office:string-value="  &lt;card id=~09b33691-f698-4077-8d1e-5467c06caaf1~ name=~Vestenmannavnjar Arch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Vesten~ /&gt;&lt;property name=~Text~ value=~Loyal • No attachments Act: Tack the Archers and pay your Ship's move cost to inflict a 3 Hit Cannon attack on an opposing Ship in this Sea.~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09b33691-f698-4077-8d1e-5467c06caaf1~ name=~Vestenmannavnjar Arch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Vesten~ /&gt;&lt;property name=~Text~ value=~Loyal • No attachments Act: Tack the Archers and pay your Ship's move cost to inflict a 3 Hit Cannon attack on an opposing Ship in this Sea.~ /&gt;&lt;/card&gt;</text:p>
          </table:table-cell>
          <table:table-cell office:value-type="string" office:string-value=" &lt;Relationship Target=~/cards/SS_vestenmannavnjararchers.jpg~ Id=~C09b33691-f698-4077-8d1e-5467c06caaf1~ Type=~http://schemas.octgn.org/picture~/&gt;" table:formula="of:=CONCATENATE(&quot; &lt;Relationship Target=~/cards/&quot;;[.D106];&quot;.jpg~ Id=~C&quot;;[.C106];&quot;~ Type=~http://schemas.octgn.org/picture~/&gt;&quot;)" table:style-name="ce1">
            <text:p><text:s/>&lt;Relationship Target=~/cards/SS_vestenmannavnjararchers.jpg~ Id=~C09b33691-f698-4077-8d1e-5467c06caaf1~ Type=~http://schemas.octgn.org/picture~/&gt;</text:p>
          </table:table-cell>
          <table:table-cell office:value-type="string" table:style-name="ce1">
            <text:p>09b33691-f698-4077-8d1e-5467c06caaf1</text:p>
          </table:table-cell>
          <table:table-cell office:value-type="string" table:style-name="ce1">
            <text:p>SS_vestenmannavnjararchers</text:p>
          </table:table-cell>
          <table:table-cell office:value-type="string" table:style-name="ce1">
            <text:p>Vestenmannavnjar Archer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Loyal • No attachments Act: Tack the Archers and pay your Ship's move cost to inflict a 3 Hit Cannon attack on an opposing Ship in this Sea.</text:p>
          </table:table-cell>
          <table:table-cell table:number-columns-repeated="16361"/>
        </table:table-row>
        <table:table-row table:style-name="ro1">
          <table:table-cell office:value-type="string" office:string-value="  &lt;card id=~9bdeb591-3dd0-4473-8e36-73cbaaec135d~ name=~Vile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Villainous crew, to target a Heroic crew (except Captain) on another Ship. Play a card from your hand as a Boarding attack to begin a Duel between the two crew.~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9bdeb591-3dd0-4473-8e36-73cbaaec135d~ name=~Vile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Villainous crew, to target a Heroic crew (except Captain) on another Ship. Play a card from your hand as a Boarding attack to begin a Duel between the two crew.~ /&gt;&lt;/card&gt;</text:p>
          </table:table-cell>
          <table:table-cell office:value-type="string" office:string-value=" &lt;Relationship Target=~/cards/SS_vileduel.jpg~ Id=~C9bdeb591-3dd0-4473-8e36-73cbaaec135d~ Type=~http://schemas.octgn.org/picture~/&gt;" table:formula="of:=CONCATENATE(&quot; &lt;Relationship Target=~/cards/&quot;;[.D107];&quot;.jpg~ Id=~C&quot;;[.C107];&quot;~ Type=~http://schemas.octgn.org/picture~/&gt;&quot;)" table:style-name="ce1">
            <text:p><text:s/>&lt;Relationship Target=~/cards/SS_vileduel.jpg~ Id=~C9bdeb591-3dd0-4473-8e36-73cbaaec135d~ Type=~http://schemas.octgn.org/picture~/&gt;</text:p>
          </table:table-cell>
          <table:table-cell office:value-type="string" table:style-name="ce1">
            <text:p>9bdeb591-3dd0-4473-8e36-73cbaaec135d</text:p>
          </table:table-cell>
          <table:table-cell office:value-type="string" table:style-name="ce1">
            <text:p>SS_vileduel</text:p>
          </table:table-cell>
          <table:table-cell office:value-type="string" table:style-name="ce1">
            <text:p>Vile Duel</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one of your Villainous crew, to target a Heroic crew (except Captain) on another Ship. Play a card from your hand as a Boarding attack to begin a Duel between the two crew.</text:p>
          </table:table-cell>
          <table:table-cell table:number-columns-repeated="16361"/>
        </table:table-row>
        <table:table-row table:style-name="ro1">
          <table:table-cell office:value-type="string" office:string-value="  &lt;card id=~a73292d4-9b2a-45ba-90d6-18ccd6efcdb0~ name=~Vodacce Pirates~&gt;&lt;property name=~Rarity~ value=~U~ /&gt;&lt;property name=~Type~ value=~attachments~ /&gt;&lt;property name=~Cost~ value=~10~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a73292d4-9b2a-45ba-90d6-18ccd6efcdb0~ name=~Vodacce Pirates~&gt;&lt;property name=~Rarity~ value=~U~ /&gt;&lt;property name=~Type~ value=~attachments~ /&gt;&lt;property name=~Cost~ value=~10~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 /&gt;&lt;/card&gt;</text:p>
          </table:table-cell>
          <table:table-cell office:value-type="string" office:string-value=" &lt;Relationship Target=~/cards/SS_VodaccePirates.jpg~ Id=~Ca73292d4-9b2a-45ba-90d6-18ccd6efcdb0~ Type=~http://schemas.octgn.org/picture~/&gt;" table:formula="of:=CONCATENATE(&quot; &lt;Relationship Target=~/cards/&quot;;[.D108];&quot;.jpg~ Id=~C&quot;;[.C108];&quot;~ Type=~http://schemas.octgn.org/picture~/&gt;&quot;)" table:style-name="ce1">
            <text:p><text:s/>&lt;Relationship Target=~/cards/SS_VodaccePirates.jpg~ Id=~Ca73292d4-9b2a-45ba-90d6-18ccd6efcdb0~ Type=~http://schemas.octgn.org/picture~/&gt;</text:p>
          </table:table-cell>
          <table:table-cell office:value-type="string" table:style-name="ce1">
            <text:p>a73292d4-9b2a-45ba-90d6-18ccd6efcdb0</text:p>
          </table:table-cell>
          <table:table-cell office:value-type="string" table:style-name="ce1">
            <text:p>SS_VodaccePirates</text:p>
          </table:table-cell>
          <table:table-cell office:value-type="string" table:style-name="ce1">
            <text:p>Vodacce Pirates</text:p>
          </table:table-cell>
          <table:table-cell office:value-type="string" table:style-name="ce1">
            <text:p>U</text:p>
          </table:table-cell>
          <table:table-cell office:value-type="string" table:style-name="ce1">
            <text:p>attachments</text:p>
          </table:table-cell>
          <table:table-cell office:value-type="float" office:value="10" table:style-name="ce1">
            <text:p>10</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text:p>
          </table:table-cell>
          <table:table-cell table:number-columns-repeated="16361"/>
        </table:table-row>
        <table:table-row table:style-name="ro1">
          <table:table-cell office:value-type="string" office:string-value="  &lt;card id=~c93fbee1-231e-456c-b549-8fc1826e1f5b~ name=~Without a Trace~&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n Ally with a skill cost less than 5.~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c93fbee1-231e-456c-b549-8fc1826e1f5b~ name=~Without a Trace~&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n Ally with a skill cost less than 5.~ /&gt;&lt;/card&gt;</text:p>
          </table:table-cell>
          <table:table-cell office:value-type="string" office:string-value=" &lt;Relationship Target=~/cards/SS_withoutatrace.jpg~ Id=~Cc93fbee1-231e-456c-b549-8fc1826e1f5b~ Type=~http://schemas.octgn.org/picture~/&gt;" table:formula="of:=CONCATENATE(&quot; &lt;Relationship Target=~/cards/&quot;;[.D109];&quot;.jpg~ Id=~C&quot;;[.C109];&quot;~ Type=~http://schemas.octgn.org/picture~/&gt;&quot;)" table:style-name="ce1">
            <text:p><text:s/>&lt;Relationship Target=~/cards/SS_withoutatrace.jpg~ Id=~Cc93fbee1-231e-456c-b549-8fc1826e1f5b~ Type=~http://schemas.octgn.org/picture~/&gt;</text:p>
          </table:table-cell>
          <table:table-cell office:value-type="string" table:style-name="ce1">
            <text:p>c93fbee1-231e-456c-b549-8fc1826e1f5b</text:p>
          </table:table-cell>
          <table:table-cell office:value-type="string" table:style-name="ce1">
            <text:p>SS_withoutatrace</text:p>
          </table:table-cell>
          <table:table-cell office:value-type="string" table:style-name="ce1">
            <text:p>Without a Trace</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sink an Ally with a skill cost less than 5.</text:p>
          </table:table-cell>
          <table:table-cell table:number-columns-repeated="16361"/>
        </table:table-row>
        <table:table-row table:number-rows-repeated="1048467" table:style-name="ro1">
          <table:table-cell table:number-columns-repeated="16384"/>
        </table:table-row>
      </table:table>
      <table:table table:name="Sheet2" table:style-name="ta1">
        <table:table-column table:style-name="co3"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Sheet3" table:style-name="ta1">
        <table:table-column table:style-name="co3" table:default-cell-style-name="ce1"/>
        <table:table-column table:style-name="co5" table:number-columns-repeated="16383" table:default-cell-style-name="ce1"/>
        <table:table-row table:number-rows-repeated="1048576" table:style-name="ro1">
          <table:table-cell table:number-columns-repeated="16384"/>
        </table:table-row>
      </table:table>
      <table:database-ranges>
        <table:database-range table:target-range-address="Sheet1.A2:Sheet1.W109"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7:20Z</meta:creation-date>
    <dc:date>2020-06-29T17:35:42Z</dc:date>
    <meta:editing-cycles>23</meta:editing-cycles>
    <meta:editing-duration>PT58599S</meta:editing-duration>
    <meta:user-defined meta:name="Info 1"/>
    <meta:user-defined meta:name="Info 2"/>
    <meta:user-defined meta:name="Info 3"/>
    <meta:user-defined meta:name="Info 4"/>
  </office:meta>
</office:document-meta>
</file>